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padding="0.0382in" fo:border-left="0.5pt solid #b2b2b2" fo:border-right="none" fo:border-top="none" fo:border-bottom="0.5pt solid #b2b2b2"/>
    </style:style>
    <style:style style:name="Table3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.A3" style:family="table-cell">
      <style:table-cell-properties fo:padding="0.0382in" fo:border-left="0.5pt solid #b2b2b2" fo:border-right="none" fo:border-top="none" fo:border-bottom="0.5pt solid #b2b2b2"/>
    </style:style>
    <style:style style:name="Table3.B3" style:family="table-cell">
      <style:table-cell-properties fo:padding="0.0382in" fo:border-left="0.5pt solid #b2b2b2" fo:border-right="0.5pt solid #b2b2b2" fo:border-top="none" fo:border-bottom="0.5pt solid #b2b2b2"/>
    </style:style>
    <style:style style:name="Table3.A4" style:family="table-cell">
      <style:table-cell-properties fo:padding="0.0382in" fo:border-left="0.5pt solid #b2b2b2" fo:border-right="none" fo:border-top="none" fo:border-bottom="0.5pt solid #b2b2b2"/>
    </style:style>
    <style:style style:name="Table3.B4" style:family="table-cell">
      <style:table-cell-properties fo:padding="0.0382in" fo:border-left="0.5pt solid #b2b2b2" fo:border-right="0.5pt solid #b2b2b2" fo:border-top="none" fo:border-bottom="0.5pt solid #b2b2b2"/>
    </style:style>
    <style:style style:name="Table3.A5" style:family="table-cell">
      <style:table-cell-properties fo:padding="0.0382in" fo:border-left="0.5pt solid #b2b2b2" fo:border-right="none" fo:border-top="none" fo:border-bottom="0.5pt solid #b2b2b2"/>
    </style:style>
    <style:style style:name="Table3.B5" style:family="table-cell">
      <style:table-cell-properties fo:padding="0.0382in" fo:border-left="0.5pt solid #b2b2b2" fo:border-right="0.5pt solid #b2b2b2" fo:border-top="none" fo:border-bottom="0.5pt solid #b2b2b2"/>
    </style:style>
    <style:style style:name="Table3.A6" style:family="table-cell">
      <style:table-cell-properties fo:padding="0.0382in" fo:border-left="0.5pt solid #b2b2b2" fo:border-right="none" fo:border-top="none" fo:border-bottom="0.5pt solid #b2b2b2"/>
    </style:style>
    <style:style style:name="Table3.B6" style:family="table-cell">
      <style:table-cell-properties fo:padding="0.0382in" fo:border-left="0.5pt solid #b2b2b2" fo:border-right="0.5pt solid #b2b2b2" fo:border-top="none" fo:border-bottom="0.5pt solid #b2b2b2"/>
    </style:style>
    <style:style style:name="P1" style:family="paragraph" style:parent-style-name="Preformatted_20_Text">
      <style:text-properties officeooo:rsid="000ef21f" officeooo:paragraph-rsid="000ef21f"/>
    </style:style>
    <style:style style:name="P2" style:family="paragraph" style:parent-style-name="Preformatted_20_Text">
      <style:text-properties officeooo:paragraph-rsid="000ef21f"/>
    </style:style>
    <style:style style:name="P3" style:family="paragraph" style:parent-style-name="Preformatted_20_Text">
      <style:text-properties officeooo:paragraph-rsid="000f9f34"/>
    </style:style>
    <style:style style:name="P4" style:family="paragraph" style:parent-style-name="Preformatted_20_Text">
      <style:text-properties officeooo:rsid="000f9f34" officeooo:paragraph-rsid="000f9f34"/>
    </style:style>
    <style:style style:name="P5" style:family="paragraph" style:parent-style-name="Table_20_Contents">
      <style:paragraph-properties fo:text-align="start" style:justify-single-word="false"/>
      <style:text-properties officeooo:paragraph-rsid="000f9f34"/>
    </style:style>
    <style:style style:name="P6" style:family="paragraph" style:parent-style-name="Table_20_Contents">
      <style:text-properties fo:color="#b00000" style:font-name="Philosopher" fo:font-size="11pt" officeooo:rsid="000f9f34"/>
    </style:style>
    <style:style style:name="P7" style:family="paragraph" style:parent-style-name="Table_20_Contents">
      <style:text-properties fo:color="#b00000" style:font-name="Philosopher" fo:font-size="11pt" officeooo:rsid="000f9f34" officeooo:paragraph-rsid="000f9f34"/>
    </style:style>
    <style:style style:name="P8" style:family="paragraph" style:parent-style-name="Table_20_Contents">
      <style:text-properties fo:color="#b00000" style:font-name="Philosopher" fo:font-size="11pt" officeooo:rsid="000f9f34" officeooo:paragraph-rsid="0011650c"/>
    </style:style>
    <style:style style:name="P9" style:family="paragraph" style:parent-style-name="Table_20_Contents">
      <style:text-properties fo:color="#00763b" style:font-name="Philosopher" fo:font-size="11pt" officeooo:rsid="000f9f34" officeooo:paragraph-rsid="000f9f34"/>
    </style:style>
    <style:style style:name="P10" style:family="paragraph" style:parent-style-name="Table_20_Contents">
      <style:text-properties fo:color="#00763b" style:font-name="Philosopher" fo:font-size="11pt" officeooo:rsid="000f9f34" officeooo:paragraph-rsid="0011650c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92dcd6" officeooo:paragraph-rsid="0092dcd6"/>
    </style:style>
    <style:style style:name="P12" style:family="paragraph" style:parent-style-name="Table_20_Contents">
      <style:text-properties officeooo:rsid="00c04104" officeooo:paragraph-rsid="00c04104"/>
    </style:style>
    <style:style style:name="P13" style:family="paragraph" style:parent-style-name="Table_20_Contents">
      <style:text-properties officeooo:rsid="00c111fc" officeooo:paragraph-rsid="00c111fc"/>
    </style:style>
    <style:style style:name="P14" style:family="paragraph" style:parent-style-name="Text_20_body">
      <style:text-properties style:text-underline-style="solid" style:text-underline-width="auto" style:text-underline-color="font-color" officeooo:rsid="0030a11d" officeooo:paragraph-rsid="0030a11d"/>
    </style:style>
    <style:style style:name="P15" style:family="paragraph" style:parent-style-name="Text_20_body">
      <style:text-properties style:text-underline-style="solid" style:text-underline-width="auto" style:text-underline-color="font-color" officeooo:rsid="003f8513" officeooo:paragraph-rsid="003f8513"/>
    </style:style>
    <style:style style:name="P16" style:family="paragraph" style:parent-style-name="Text_20_body">
      <style:text-properties style:text-underline-style="solid" style:text-underline-width="auto" style:text-underline-color="font-color" officeooo:rsid="00461a8c" officeooo:paragraph-rsid="00461a8c"/>
    </style:style>
    <style:style style:name="P17" style:family="paragraph" style:parent-style-name="Text_20_body">
      <style:text-properties style:text-underline-style="solid" style:text-underline-width="auto" style:text-underline-color="font-color" officeooo:rsid="00461a8c" officeooo:paragraph-rsid="00464319"/>
    </style:style>
    <style:style style:name="P18" style:family="paragraph" style:parent-style-name="Text_20_body">
      <style:text-properties style:text-underline-style="solid" style:text-underline-width="auto" style:text-underline-color="font-color" officeooo:rsid="0047b0ee" officeooo:paragraph-rsid="0047b0ee"/>
    </style:style>
    <style:style style:name="P19" style:family="paragraph" style:parent-style-name="Text_20_body">
      <style:text-properties style:text-underline-style="solid" style:text-underline-width="auto" style:text-underline-color="font-color" officeooo:rsid="00494b63" officeooo:paragraph-rsid="00494b63"/>
    </style:style>
    <style:style style:name="P20" style:family="paragraph" style:parent-style-name="Text_20_body">
      <style:text-properties style:text-underline-style="solid" style:text-underline-width="auto" style:text-underline-color="font-color" officeooo:rsid="0062a357" officeooo:paragraph-rsid="0062a357"/>
    </style:style>
    <style:style style:name="P21" style:family="paragraph" style:parent-style-name="Text_20_body">
      <style:text-properties style:text-underline-style="solid" style:text-underline-width="auto" style:text-underline-color="font-color" officeooo:rsid="006c47fb" officeooo:paragraph-rsid="006c47fb"/>
    </style:style>
    <style:style style:name="P22" style:family="paragraph" style:parent-style-name="Text_20_body">
      <style:text-properties style:text-underline-style="solid" style:text-underline-width="auto" style:text-underline-color="font-color" officeooo:rsid="006de624" officeooo:paragraph-rsid="006de624"/>
    </style:style>
    <style:style style:name="P23" style:family="paragraph" style:parent-style-name="Text_20_body">
      <style:text-properties style:text-underline-style="solid" style:text-underline-width="auto" style:text-underline-color="font-color" officeooo:rsid="006de6a7" officeooo:paragraph-rsid="006de6a7"/>
    </style:style>
    <style:style style:name="P24" style:family="paragraph" style:parent-style-name="Text_20_body">
      <style:text-properties style:text-underline-style="solid" style:text-underline-width="auto" style:text-underline-color="font-color" officeooo:rsid="00738751" officeooo:paragraph-rsid="00738751"/>
    </style:style>
    <style:style style:name="P25" style:family="paragraph" style:parent-style-name="Text_20_body">
      <style:text-properties style:text-underline-style="solid" style:text-underline-width="auto" style:text-underline-color="font-color" officeooo:rsid="0074e067" officeooo:paragraph-rsid="0074e067"/>
    </style:style>
    <style:style style:name="P26" style:family="paragraph" style:parent-style-name="Text_20_body">
      <style:text-properties style:text-underline-style="solid" style:text-underline-width="auto" style:text-underline-color="font-color" officeooo:rsid="0078a06c" officeooo:paragraph-rsid="0078a06c"/>
    </style:style>
    <style:style style:name="P27" style:family="paragraph" style:parent-style-name="Text_20_body">
      <style:text-properties style:text-underline-style="solid" style:text-underline-width="auto" style:text-underline-color="font-color" officeooo:rsid="00bcbfac" officeooo:paragraph-rsid="00bcbfac"/>
    </style:style>
    <style:style style:name="P28" style:family="paragraph" style:parent-style-name="Text_20_body">
      <style:text-properties style:text-underline-style="solid" style:text-underline-width="auto" style:text-underline-color="font-color" officeooo:rsid="00ce204a" officeooo:paragraph-rsid="00ce204a"/>
    </style:style>
    <style:style style:name="P29" style:family="paragraph" style:parent-style-name="Text_20_body">
      <style:text-properties style:text-underline-style="solid" style:text-underline-width="auto" style:text-underline-color="font-color" officeooo:rsid="00cfe1db" officeooo:paragraph-rsid="00cfe1db"/>
    </style:style>
    <style:style style:name="P30" style:family="paragraph" style:parent-style-name="Text_20_body">
      <style:text-properties style:text-underline-style="solid" style:text-underline-width="auto" style:text-underline-color="font-color" officeooo:rsid="00d1bda0" officeooo:paragraph-rsid="00d1bda0"/>
    </style:style>
    <style:style style:name="P31" style:family="paragraph" style:parent-style-name="Text_20_body">
      <style:text-properties fo:font-style="italic" officeooo:rsid="001edf89" officeooo:paragraph-rsid="001edf89" style:font-style-asian="italic" style:font-style-complex="italic"/>
    </style:style>
    <style:style style:name="P32" style:family="paragraph" style:parent-style-name="Text_20_body">
      <style:text-properties fo:font-style="italic" officeooo:rsid="00ccb95a" officeooo:paragraph-rsid="00ccb95a" style:font-style-asian="italic" style:font-style-complex="italic"/>
    </style:style>
    <style:style style:name="P33" style:family="paragraph" style:parent-style-name="Text_20_body">
      <style:text-properties fo:font-style="italic" fo:font-weight="bold" officeooo:rsid="00283ec7" officeooo:paragraph-rsid="00283ec7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officeooo:rsid="003d8e50" officeooo:paragraph-rsid="003d8e50" style:font-style-asian="italic" style:font-style-complex="italic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7" style:family="paragraph" style:parent-style-name="Text_20_body">
      <style:text-properties officeooo:rsid="0014c4c3" officeooo:paragraph-rsid="00169f22"/>
    </style:style>
    <style:style style:name="P38" style:family="paragraph" style:parent-style-name="Text_20_body">
      <style:text-properties officeooo:rsid="0015cd49" officeooo:paragraph-rsid="00169f22"/>
    </style:style>
    <style:style style:name="P39" style:family="paragraph" style:parent-style-name="Text_20_body">
      <style:text-properties officeooo:rsid="001830b9" officeooo:paragraph-rsid="001830b9"/>
    </style:style>
    <style:style style:name="P40" style:family="paragraph" style:parent-style-name="Text_20_body">
      <style:text-properties officeooo:paragraph-rsid="001f118d"/>
    </style:style>
    <style:style style:name="P41" style:family="paragraph" style:parent-style-name="Text_20_body">
      <style:text-properties officeooo:rsid="00232b9c" officeooo:paragraph-rsid="00232b9c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officeooo:rsid="005077c7" officeooo:paragraph-rsid="005077c7" style:font-style-asian="normal" style:font-style-complex="normal"/>
    </style:style>
    <style:style style:name="P44" style:family="paragraph" style:parent-style-name="Text_20_body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45" style:family="paragraph" style:parent-style-name="Text_20_body">
      <style:text-properties fo:font-style="normal" style:text-underline-style="solid" style:text-underline-width="auto" style:text-underline-color="font-color" officeooo:rsid="005da042" officeooo:paragraph-rsid="005da042" style:font-style-asian="normal" style:font-style-complex="normal"/>
    </style:style>
    <style:style style:name="P46" style:family="paragraph" style:parent-style-name="Text_20_body">
      <style:text-properties fo:font-style="normal" style:text-underline-style="solid" style:text-underline-width="auto" style:text-underline-color="font-color" officeooo:rsid="005ecd66" officeooo:paragraph-rsid="005ecd66" style:font-style-asian="normal" style:font-style-complex="normal"/>
    </style:style>
    <style:style style:name="P47" style:family="paragraph" style:parent-style-name="Text_20_body">
      <style:text-properties fo:font-style="normal" style:text-underline-style="solid" style:text-underline-width="auto" style:text-underline-color="font-color" officeooo:rsid="007d3b9e" officeooo:paragraph-rsid="007d3b9e" style:font-style-asian="normal" style:font-style-complex="normal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7fdc7d" officeooo:paragraph-rsid="007fdc7d" style:font-style-asian="normal" style:font-style-complex="normal"/>
    </style:style>
    <style:style style:name="P49" style:family="paragraph" style:parent-style-name="Text_20_body">
      <style:text-properties fo:font-style="normal" style:text-underline-style="solid" style:text-underline-width="auto" style:text-underline-color="font-color" officeooo:rsid="00817998" officeooo:paragraph-rsid="00817998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832b6a" officeooo:paragraph-rsid="00832b6a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835fa6" officeooo:paragraph-rsid="00835fa6" style:font-style-asian="normal" style:font-style-complex="normal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881867" officeooo:paragraph-rsid="00881867" style:font-style-asian="normal" style:font-style-complex="normal"/>
    </style:style>
    <style:style style:name="P53" style:family="paragraph" style:parent-style-name="Text_20_body">
      <style:text-properties fo:font-style="normal" style:text-underline-style="solid" style:text-underline-width="auto" style:text-underline-color="font-color" officeooo:rsid="008ad901" officeooo:paragraph-rsid="008ad901" style:font-style-asian="normal" style:font-style-complex="normal"/>
    </style:style>
    <style:style style:name="P54" style:family="paragraph" style:parent-style-name="Text_20_body">
      <style:text-properties fo:font-style="normal" style:text-underline-style="solid" style:text-underline-width="auto" style:text-underline-color="font-color" officeooo:rsid="008b689d" officeooo:paragraph-rsid="008b689d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8e386e" officeooo:paragraph-rsid="008e386e" style:font-style-asian="normal" style:font-style-complex="normal"/>
    </style:style>
    <style:style style:name="P56" style:family="paragraph" style:parent-style-name="Text_20_body">
      <style:text-properties fo:font-style="normal" style:text-underline-style="solid" style:text-underline-width="auto" style:text-underline-color="font-color" officeooo:rsid="008ea7ad" officeooo:paragraph-rsid="008ea7ad" style:font-style-asian="normal" style:font-style-complex="normal"/>
    </style:style>
    <style:style style:name="P57" style:family="paragraph" style:parent-style-name="Text_20_body">
      <style:text-properties fo:font-style="normal" style:text-underline-style="solid" style:text-underline-width="auto" style:text-underline-color="font-color" officeooo:rsid="009fd9fd" officeooo:paragraph-rsid="009fd9fd" style:font-style-asian="normal" style:font-style-complex="normal"/>
    </style:style>
    <style:style style:name="P58" style:family="paragraph" style:parent-style-name="Text_20_body">
      <style:text-properties fo:font-style="normal" style:text-underline-style="solid" style:text-underline-width="auto" style:text-underline-color="font-color" officeooo:rsid="00a1adc4" officeooo:paragraph-rsid="00a1adc4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officeooo:rsid="00a1e073" officeooo:paragraph-rsid="00a1e073" style:font-style-asian="normal" style:font-style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a35f6c" officeooo:paragraph-rsid="00a35f6c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62" style:family="paragraph" style:parent-style-name="Text_20_body">
      <style:text-properties fo:font-style="normal" style:text-underline-style="solid" style:text-underline-width="auto" style:text-underline-color="font-color" officeooo:rsid="00bfc8f5" officeooo:paragraph-rsid="00bfc8f5" style:font-style-asian="normal" style:font-style-complex="normal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officeooo:rsid="00c111fc" officeooo:paragraph-rsid="00c111fc" style:font-style-asian="normal" style:font-style-complex="normal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officeooo:rsid="00c23e7a" officeooo:paragraph-rsid="00c23e7a" style:font-style-asian="normal" style:font-style-complex="normal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officeooo:rsid="00c3f96c" officeooo:paragraph-rsid="00c3f96c" style:font-style-asian="normal" style:font-style-complex="normal"/>
    </style:style>
    <style:style style:name="P66" style:family="paragraph" style:parent-style-name="Text_20_body">
      <style:text-properties fo:font-style="normal" style:text-underline-style="solid" style:text-underline-width="auto" style:text-underline-color="font-color" officeooo:rsid="00c5ca80" officeooo:paragraph-rsid="00c5ca80" style:font-style-asian="normal" style:font-style-complex="normal"/>
    </style:style>
    <style:style style:name="P67" style:family="paragraph" style:parent-style-name="Text_20_body">
      <style:text-properties fo:font-style="normal" style:text-underline-style="solid" style:text-underline-width="auto" style:text-underline-color="font-color" officeooo:rsid="00c93911" officeooo:paragraph-rsid="00c93911" style:font-style-asian="normal" style:font-style-complex="normal"/>
    </style:style>
    <style:style style:name="P68" style:family="paragraph" style:parent-style-name="Text_20_body">
      <style:text-properties fo:font-style="normal" style:text-underline-style="solid" style:text-underline-width="auto" style:text-underline-color="font-color" fo:font-weight="normal" officeooo:rsid="008ea7ad" officeooo:paragraph-rsid="008ea7ad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1d11d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fo:font-weight="normal" officeooo:rsid="0091d11d" officeooo:paragraph-rsid="0092dcd6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style="normal" style:text-underline-style="solid" style:text-underline-width="auto" style:text-underline-color="font-color" fo:font-weight="normal" officeooo:rsid="0095b3aa" officeooo:paragraph-rsid="0091d11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solid" style:text-underline-width="auto" style:text-underline-color="font-color" fo:font-weight="normal" officeooo:rsid="0099881d" officeooo:paragraph-rsid="0099881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solid" style:text-underline-width="auto" style:text-underline-color="font-color" fo:font-weight="normal" officeooo:rsid="009ad60a" officeooo:paragraph-rsid="009ad60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solid" style:text-underline-width="auto" style:text-underline-color="font-color" fo:font-weight="normal" officeooo:rsid="00a7d553" officeooo:paragraph-rsid="00a7d553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style:text-underline-style="none" officeooo:rsid="00264d33" officeooo:paragraph-rsid="00264d33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4b4373" officeooo:paragraph-rsid="004b4373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c04104" officeooo:paragraph-rsid="00c04104" style:font-style-asian="normal" style:font-style-complex="normal"/>
    </style:style>
    <style:style style:name="P81" style:family="paragraph" style:parent-style-name="Text_20_body">
      <style:text-properties fo:font-style="normal" style:text-underline-style="none" fo:font-weight="normal" officeooo:rsid="0095b3aa" officeooo:paragraph-rsid="0091d11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officeooo:rsid="005ecd66" officeooo:paragraph-rsid="005ecd66" style:font-style-asian="normal" style:font-style-complex="normal"/>
    </style:style>
    <style:style style:name="P85" style:family="paragraph" style:parent-style-name="Text_20_body">
      <style:text-properties officeooo:rsid="002732e0" officeooo:paragraph-rsid="002732e0"/>
    </style:style>
    <style:style style:name="P86" style:family="paragraph" style:parent-style-name="Text_20_body">
      <style:text-properties officeooo:rsid="0030a11d" officeooo:paragraph-rsid="0030a11d"/>
    </style:style>
    <style:style style:name="P87" style:family="paragraph" style:parent-style-name="Text_20_body">
      <style:text-properties officeooo:rsid="0046928f" officeooo:paragraph-rsid="0046928f"/>
    </style:style>
    <style:style style:name="P88" style:family="paragraph" style:parent-style-name="Text_20_body">
      <style:text-properties officeooo:paragraph-rsid="0047b0ee"/>
    </style:style>
    <style:style style:name="P89" style:family="paragraph" style:parent-style-name="Text_20_body">
      <style:text-properties officeooo:rsid="005ecd66" officeooo:paragraph-rsid="005ecd66"/>
    </style:style>
    <style:style style:name="P90" style:family="paragraph" style:parent-style-name="Text_20_body">
      <style:text-properties style:text-underline-style="none" officeooo:rsid="0062a357" officeooo:paragraph-rsid="0062a357"/>
    </style:style>
    <style:style style:name="P91" style:family="paragraph" style:parent-style-name="Text_20_body">
      <style:text-properties style:text-underline-style="none" officeooo:rsid="007d3b9e" officeooo:paragraph-rsid="007d3b9e"/>
    </style:style>
    <style:style style:name="P92" style:family="paragraph" style:parent-style-name="Text_20_body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93" style:family="paragraph" style:parent-style-name="Text_20_body">
      <style:text-properties style:font-name="Philosopher" fo:font-size="11pt"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94" style:family="paragraph" style:parent-style-name="Text_20_body">
      <style:text-properties officeooo:rsid="006c47fb" officeooo:paragraph-rsid="006c47fb"/>
    </style:style>
    <style:style style:name="P95" style:family="paragraph" style:parent-style-name="Text_20_body">
      <style:text-properties officeooo:rsid="00bcafe9" officeooo:paragraph-rsid="00bcafe9"/>
    </style:style>
    <style:style style:name="P96" style:family="paragraph" style:parent-style-name="Heading_20_3">
      <style:text-properties officeooo:rsid="000d4510" officeooo:paragraph-rsid="000d4510"/>
    </style:style>
    <style:style style:name="P97" style:family="paragraph" style:parent-style-name="Heading_20_3">
      <style:text-properties officeooo:paragraph-rsid="00169f22"/>
    </style:style>
    <style:style style:name="P98" style:family="paragraph" style:parent-style-name="Heading_20_3">
      <style:text-properties officeooo:rsid="001edf89" officeooo:paragraph-rsid="001edf89"/>
    </style:style>
    <style:style style:name="P99" style:family="paragraph" style:parent-style-name="Heading_20_3">
      <style:text-properties style:font-name="Helvetica LT Std Cond" fo:font-size="14.1000003814697pt" style:text-underline-style="solid" style:text-underline-width="auto" style:text-underline-color="font-color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00" style:family="paragraph" style:parent-style-name="Heading_20_3">
      <style:text-properties officeooo:rsid="009b9243" officeooo:paragraph-rsid="009b9243"/>
    </style:style>
    <style:style style:name="P101" style:family="paragraph" style:parent-style-name="Heading_20_3">
      <style:text-properties officeooo:paragraph-rsid="00bcbfac"/>
    </style:style>
    <style:style style:name="P102" style:family="paragraph" style:parent-style-name="Heading_20_5">
      <style:text-properties officeooo:paragraph-rsid="001830b9"/>
    </style:style>
    <style:style style:name="P103" style:family="paragraph" style:parent-style-name="Heading_20_5">
      <style:text-properties fo:font-style="normal" officeooo:rsid="001830b9" officeooo:paragraph-rsid="001830b9" style:font-style-asian="normal" style:font-style-complex="normal"/>
    </style:style>
    <style:style style:name="P104" style:family="paragraph" style:parent-style-name="Heading_20_6">
      <style:text-properties fo:font-style="italic" style:font-style-asian="italic" style:font-style-complex="italic"/>
    </style:style>
    <style:style style:name="P105" style:family="paragraph" style:parent-style-name="Standard" style:list-style-name="L8"/>
    <style:style style:name="P106" style:family="paragraph" style:parent-style-name="Table_20_Contents" style:list-style-name="L62">
      <style:text-properties officeooo:rsid="0092dcd6" officeooo:paragraph-rsid="0092dcd6"/>
    </style:style>
    <style:style style:name="P107" style:family="paragraph" style:parent-style-name="Text_20_body" style:list-style-name="L1">
      <style:text-properties officeooo:rsid="000a68b8" officeooo:paragraph-rsid="000a68b8"/>
    </style:style>
    <style:style style:name="P108" style:family="paragraph" style:parent-style-name="Text_20_body" style:list-style-name="L1">
      <style:text-properties fo:font-style="normal" style:text-underline-style="none" officeooo:rsid="000a68b8" officeooo:paragraph-rsid="000a68b8" style:font-style-asian="normal" style:font-style-complex="normal"/>
    </style:style>
    <style:style style:name="P109" style:family="paragraph" style:parent-style-name="Text_20_body" style:list-style-name="L2">
      <style:text-properties fo:font-style="normal" style:text-underline-style="none" officeooo:rsid="000d4510" officeooo:paragraph-rsid="000d4510" style:font-style-asian="normal" style:font-style-complex="normal"/>
    </style:style>
    <style:style style:name="P110" style:family="paragraph" style:parent-style-name="Text_20_body" style:list-style-name="L4">
      <style:text-properties fo:font-style="normal" style:text-underline-style="none" officeooo:rsid="0015cd49" officeooo:paragraph-rsid="00169f22" style:font-style-asian="normal" style:font-style-complex="normal"/>
    </style:style>
    <style:style style:name="P111" style:family="paragraph" style:parent-style-name="Text_20_body" style:list-style-name="L9">
      <style:text-properties fo:font-style="normal" style:text-underline-style="none" officeooo:rsid="002a462f" officeooo:paragraph-rsid="002a462f" style:font-style-asian="normal" style:font-style-complex="normal"/>
    </style:style>
    <style:style style:name="P112" style:family="paragraph" style:parent-style-name="Text_20_body" style:list-style-name="L9">
      <style:text-properties fo:font-style="normal" style:text-underline-style="none" officeooo:rsid="002b4c6c" officeooo:paragraph-rsid="002b4c6c" style:font-style-asian="normal" style:font-style-complex="normal"/>
    </style:style>
    <style:style style:name="P113" style:family="paragraph" style:parent-style-name="Text_20_body" style:list-style-name="L9">
      <style:text-properties fo:font-style="normal" style:text-underline-style="none" officeooo:rsid="002bba10" officeooo:paragraph-rsid="002bba10" style:font-style-asian="normal" style:font-style-complex="normal"/>
    </style:style>
    <style:style style:name="P114" style:family="paragraph" style:parent-style-name="Text_20_body" style:list-style-name="L9">
      <style:text-properties fo:font-style="normal" style:text-underline-style="none" officeooo:rsid="002d708e" officeooo:paragraph-rsid="002d708e" style:font-style-asian="normal" style:font-style-complex="normal"/>
    </style:style>
    <style:style style:name="P115" style:family="paragraph" style:parent-style-name="Text_20_body" style:list-style-name="L9">
      <style:text-properties fo:font-style="normal" style:text-underline-style="none" officeooo:rsid="002db7be" officeooo:paragraph-rsid="002db7be" style:font-style-asian="normal" style:font-style-complex="normal"/>
    </style:style>
    <style:style style:name="P116" style:family="paragraph" style:parent-style-name="Text_20_body" style:list-style-name="L22">
      <style:text-properties fo:font-style="normal" style:text-underline-style="none" officeooo:rsid="004bc146" officeooo:paragraph-rsid="004bc146" style:font-style-asian="normal" style:font-style-complex="normal"/>
    </style:style>
    <style:style style:name="P117" style:family="paragraph" style:parent-style-name="Text_20_body" style:list-style-name="L23">
      <style:text-properties fo:font-style="normal" style:text-underline-style="none" officeooo:rsid="005077c7" officeooo:paragraph-rsid="005077c7" style:font-style-asian="normal" style:font-style-complex="normal"/>
    </style:style>
    <style:style style:name="P118" style:family="paragraph" style:parent-style-name="Text_20_body" style:list-style-name="L27">
      <style:text-properties fo:font-style="normal" style:text-underline-style="none" officeooo:rsid="00530f20" officeooo:paragraph-rsid="00530f20" style:font-style-asian="normal" style:font-style-complex="normal"/>
    </style:style>
    <style:style style:name="P119" style:family="paragraph" style:parent-style-name="Text_20_body" style:list-style-name="L30">
      <style:text-properties fo:font-style="normal" style:text-underline-style="none" officeooo:rsid="005ecd66" officeooo:paragraph-rsid="005ecd66" style:font-style-asian="normal" style:font-style-complex="normal"/>
    </style:style>
    <style:style style:name="P120" style:family="paragraph" style:parent-style-name="Text_20_body" style:list-style-name="L30">
      <style:text-properties fo:font-style="normal" style:text-underline-style="none" officeooo:rsid="005ef796" officeooo:paragraph-rsid="005ef796" style:font-style-asian="normal" style:font-style-complex="normal"/>
    </style:style>
    <style:style style:name="P121" style:family="paragraph" style:parent-style-name="Text_20_body" style:list-style-name="L42">
      <style:text-properties fo:font-style="normal" style:text-underline-style="none" officeooo:rsid="007d3b9e" officeooo:paragraph-rsid="007d3b9e" style:font-style-asian="normal" style:font-style-complex="normal"/>
    </style:style>
    <style:style style:name="P122" style:family="paragraph" style:parent-style-name="Text_20_body" style:list-style-name="L43">
      <style:text-properties fo:font-style="normal" style:text-underline-style="none" officeooo:rsid="007d3b9e" officeooo:paragraph-rsid="007d3b9e" style:font-style-asian="normal" style:font-style-complex="normal"/>
    </style:style>
    <style:style style:name="P123" style:family="paragraph" style:parent-style-name="Text_20_body" style:list-style-name="L44">
      <style:text-properties fo:font-style="normal" style:text-underline-style="none" officeooo:rsid="007e472e" officeooo:paragraph-rsid="007e472e" style:font-style-asian="normal" style:font-style-complex="normal"/>
    </style:style>
    <style:style style:name="P124" style:family="paragraph" style:parent-style-name="Text_20_body" style:list-style-name="L45">
      <style:text-properties fo:font-style="normal" style:text-underline-style="none" officeooo:rsid="007fdc7d" officeooo:paragraph-rsid="007fdc7d" style:font-style-asian="normal" style:font-style-complex="normal"/>
    </style:style>
    <style:style style:name="P125" style:family="paragraph" style:parent-style-name="Text_20_body" style:list-style-name="L46">
      <style:text-properties fo:font-style="normal" style:text-underline-style="none" officeooo:rsid="007fdc7d" officeooo:paragraph-rsid="007fdc7d" style:font-style-asian="normal" style:font-style-complex="normal"/>
    </style:style>
    <style:style style:name="P126" style:family="paragraph" style:parent-style-name="Text_20_body" style:list-style-name="L47">
      <style:text-properties fo:font-style="normal" style:text-underline-style="none" officeooo:rsid="00817998" officeooo:paragraph-rsid="00817998" style:font-style-asian="normal" style:font-style-complex="normal"/>
    </style:style>
    <style:style style:name="P127" style:family="paragraph" style:parent-style-name="Text_20_body" style:list-style-name="L48">
      <style:text-properties fo:font-style="normal" style:text-underline-style="none" officeooo:rsid="00832b6a" officeooo:paragraph-rsid="00832b6a" style:font-style-asian="normal" style:font-style-complex="normal"/>
    </style:style>
    <style:style style:name="P128" style:family="paragraph" style:parent-style-name="Text_20_body" style:list-style-name="L49">
      <style:text-properties fo:font-style="normal" style:text-underline-style="none" officeooo:rsid="00832b6a" officeooo:paragraph-rsid="00832b6a" style:font-style-asian="normal" style:font-style-complex="normal"/>
    </style:style>
    <style:style style:name="P129" style:family="paragraph" style:parent-style-name="Text_20_body" style:list-style-name="L50">
      <style:text-properties fo:font-style="normal" style:text-underline-style="none" officeooo:rsid="00847173" officeooo:paragraph-rsid="00847173" style:font-style-asian="normal" style:font-style-complex="normal"/>
    </style:style>
    <style:style style:name="P130" style:family="paragraph" style:parent-style-name="Text_20_body" style:list-style-name="L51">
      <style:text-properties fo:font-style="normal" style:text-underline-style="none" officeooo:rsid="00881867" officeooo:paragraph-rsid="00881867" style:font-style-asian="normal" style:font-style-complex="normal"/>
    </style:style>
    <style:style style:name="P131" style:family="paragraph" style:parent-style-name="Text_20_body" style:list-style-name="L51">
      <style:text-properties fo:font-style="normal" style:text-underline-style="none" officeooo:rsid="00896eb5" officeooo:paragraph-rsid="00896eb5" style:font-style-asian="normal" style:font-style-complex="normal"/>
    </style:style>
    <style:style style:name="P132" style:family="paragraph" style:parent-style-name="Text_20_body" style:list-style-name="L52">
      <style:text-properties fo:font-style="normal" style:text-underline-style="none" officeooo:rsid="008ad901" officeooo:paragraph-rsid="008ad901" style:font-style-asian="normal" style:font-style-complex="normal"/>
    </style:style>
    <style:style style:name="P133" style:family="paragraph" style:parent-style-name="Text_20_body" style:list-style-name="L52">
      <style:text-properties fo:font-style="normal" style:text-underline-style="none" officeooo:rsid="008b689d" officeooo:paragraph-rsid="008b689d" style:font-style-asian="normal" style:font-style-complex="normal"/>
    </style:style>
    <style:style style:name="P134" style:family="paragraph" style:parent-style-name="Text_20_body" style:list-style-name="L53">
      <style:text-properties fo:font-style="normal" style:text-underline-style="none" officeooo:rsid="008b689d" officeooo:paragraph-rsid="008b689d" style:font-style-asian="normal" style:font-style-complex="normal"/>
    </style:style>
    <style:style style:name="P135" style:family="paragraph" style:parent-style-name="Text_20_body" style:list-style-name="L54">
      <style:text-properties fo:font-style="normal" style:text-underline-style="none" officeooo:rsid="008e386e" officeooo:paragraph-rsid="008e386e" style:font-style-asian="normal" style:font-style-complex="normal"/>
    </style:style>
    <style:style style:name="P136" style:family="paragraph" style:parent-style-name="Text_20_body" style:list-style-name="L55">
      <style:text-properties fo:font-style="normal" style:text-underline-style="none" officeooo:rsid="008e386e" officeooo:paragraph-rsid="008e386e" style:font-style-asian="normal" style:font-style-complex="normal"/>
    </style:style>
    <style:style style:name="P137" style:family="paragraph" style:parent-style-name="Text_20_body" style:list-style-name="L55">
      <style:text-properties fo:font-style="normal" style:text-underline-style="none" officeooo:rsid="008ea7ad" officeooo:paragraph-rsid="008ea7ad" style:font-style-asian="normal" style:font-style-complex="normal"/>
    </style:style>
    <style:style style:name="P138" style:family="paragraph" style:parent-style-name="Text_20_body" style:list-style-name="L56">
      <style:text-properties fo:font-style="normal" style:text-underline-style="none" officeooo:rsid="008ea7ad" officeooo:paragraph-rsid="008ea7ad" style:font-style-asian="normal" style:font-style-complex="normal"/>
    </style:style>
    <style:style style:name="P139" style:family="paragraph" style:parent-style-name="Text_20_body" style:list-style-name="L57">
      <style:text-properties fo:font-style="normal" style:text-underline-style="none" officeooo:rsid="008ea7ad" officeooo:paragraph-rsid="008ea7ad" style:font-style-asian="normal" style:font-style-complex="normal"/>
    </style:style>
    <style:style style:name="P140" style:family="paragraph" style:parent-style-name="Text_20_body" style:list-style-name="L69">
      <style:text-properties fo:font-style="normal" style:text-underline-style="none" officeooo:rsid="009fd9fd" officeooo:paragraph-rsid="009fd9fd" style:font-style-asian="normal" style:font-style-complex="normal"/>
    </style:style>
    <style:style style:name="P141" style:family="paragraph" style:parent-style-name="Text_20_body" style:list-style-name="L70">
      <style:text-properties fo:font-style="normal" style:text-underline-style="none" officeooo:rsid="009fd9fd" officeooo:paragraph-rsid="009fd9fd" style:font-style-asian="normal" style:font-style-complex="normal"/>
    </style:style>
    <style:style style:name="P142" style:family="paragraph" style:parent-style-name="Text_20_body" style:list-style-name="L71">
      <style:text-properties fo:font-style="normal" style:text-underline-style="none" officeooo:rsid="00a1e073" officeooo:paragraph-rsid="00a1e073" style:font-style-asian="normal" style:font-style-complex="normal"/>
    </style:style>
    <style:style style:name="P143" style:family="paragraph" style:parent-style-name="Text_20_body" style:list-style-name="L72">
      <style:text-properties fo:font-style="normal" style:text-underline-style="none" officeooo:rsid="00a1e073" officeooo:paragraph-rsid="00a1e073" style:font-style-asian="normal" style:font-style-complex="normal"/>
    </style:style>
    <style:style style:name="P144" style:family="paragraph" style:parent-style-name="Text_20_body" style:list-style-name="L73">
      <style:text-properties fo:font-style="normal" style:text-underline-style="none" officeooo:rsid="00a35f6c" officeooo:paragraph-rsid="00a35f6c" style:font-style-asian="normal" style:font-style-complex="normal"/>
    </style:style>
    <style:style style:name="P145" style:family="paragraph" style:parent-style-name="Text_20_body" style:list-style-name="L74">
      <style:text-properties fo:font-style="normal" style:text-underline-style="none" officeooo:rsid="00a467c1" officeooo:paragraph-rsid="00a467c1" style:font-style-asian="normal" style:font-style-complex="normal"/>
    </style:style>
    <style:style style:name="P146" style:family="paragraph" style:parent-style-name="Text_20_body" style:list-style-name="L82">
      <style:text-properties fo:font-style="normal" style:text-underline-style="none" officeooo:rsid="00c04104" officeooo:paragraph-rsid="00c04104" style:font-style-asian="normal" style:font-style-complex="normal"/>
    </style:style>
    <style:style style:name="P147" style:family="paragraph" style:parent-style-name="Text_20_body" style:list-style-name="L83">
      <style:text-properties fo:font-style="normal" style:text-underline-style="none" officeooo:rsid="00c23e7a" officeooo:paragraph-rsid="00c23e7a" style:font-style-asian="normal" style:font-style-complex="normal"/>
    </style:style>
    <style:style style:name="P148" style:family="paragraph" style:parent-style-name="Text_20_body" style:list-style-name="L84">
      <style:text-properties fo:font-style="normal" style:text-underline-style="none" officeooo:rsid="00c3f96c" officeooo:paragraph-rsid="00c3f96c" style:font-style-asian="normal" style:font-style-complex="normal"/>
    </style:style>
    <style:style style:name="P149" style:family="paragraph" style:parent-style-name="Text_20_body" style:list-style-name="L85">
      <style:text-properties fo:font-style="normal" style:text-underline-style="none" officeooo:rsid="00c3f96c" officeooo:paragraph-rsid="00c3f96c" style:font-style-asian="normal" style:font-style-complex="normal"/>
    </style:style>
    <style:style style:name="P150" style:family="paragraph" style:parent-style-name="Text_20_body" style:list-style-name="L86">
      <style:text-properties fo:font-style="normal" style:text-underline-style="none" officeooo:rsid="00c5ca80" officeooo:paragraph-rsid="00c5ca80" style:font-style-asian="normal" style:font-style-complex="normal"/>
    </style:style>
    <style:style style:name="P151" style:family="paragraph" style:parent-style-name="Text_20_body" style:list-style-name="L87">
      <style:text-properties fo:font-style="normal" style:text-underline-style="none" officeooo:rsid="00c93911" officeooo:paragraph-rsid="00c93911" style:font-style-asian="normal" style:font-style-complex="normal"/>
    </style:style>
    <style:style style:name="P152" style:family="paragraph" style:parent-style-name="Text_20_body" style:list-style-name="L88">
      <style:text-properties fo:font-style="normal" style:text-underline-style="none" officeooo:rsid="00cb360f" officeooo:paragraph-rsid="00cb360f" style:font-style-asian="normal" style:font-style-complex="normal"/>
    </style:style>
    <style:style style:name="P153" style:family="paragraph" style:parent-style-name="Text_20_body" style:list-style-name="L92">
      <style:text-properties fo:font-style="normal" style:text-underline-style="none" officeooo:rsid="00d23879" officeooo:paragraph-rsid="00d23879" style:font-style-asian="normal" style:font-style-complex="normal"/>
    </style:style>
    <style:style style:name="P154" style:family="paragraph" style:parent-style-name="Text_20_body" style:list-style-name="L93">
      <style:text-properties fo:font-style="normal" style:text-underline-style="none" officeooo:rsid="00d23879" officeooo:paragraph-rsid="00d23879" style:font-style-asian="normal" style:font-style-complex="normal"/>
    </style:style>
    <style:style style:name="P155" style:family="paragraph" style:parent-style-name="Text_20_body" style:list-style-name="L93">
      <style:text-properties fo:font-style="normal" style:text-underline-style="none" officeooo:rsid="00d32252" officeooo:paragraph-rsid="00d32252" style:font-style-asian="normal" style:font-style-complex="normal"/>
    </style:style>
    <style:style style:name="P156" style:family="paragraph" style:parent-style-name="Text_20_body" style:list-style-name="L93">
      <style:text-properties fo:font-style="normal" style:text-underline-style="none" officeooo:rsid="00d33c11" officeooo:paragraph-rsid="00d33c11" style:font-style-asian="normal" style:font-style-complex="normal"/>
    </style:style>
    <style:style style:name="P157" style:family="paragraph" style:parent-style-name="Text_20_body" style:list-style-name="L94">
      <style:text-properties fo:font-style="normal" style:text-underline-style="none" officeooo:rsid="00d33c11" officeooo:paragraph-rsid="00d33c11" style:font-style-asian="normal" style:font-style-complex="normal"/>
    </style:style>
    <style:style style:name="P158" style:family="paragraph" style:parent-style-name="Text_20_body" style:list-style-name="L95">
      <style:text-properties fo:font-style="normal" style:text-underline-style="none" officeooo:rsid="00d33c11" officeooo:paragraph-rsid="00d33c11" style:font-style-asian="normal" style:font-style-complex="normal"/>
    </style:style>
    <style:style style:name="P159" style:family="paragraph" style:parent-style-name="Text_20_body" style:list-style-name="L96">
      <style:text-properties fo:font-style="normal" style:text-underline-style="none" officeooo:rsid="00d40073" officeooo:paragraph-rsid="00d40073" style:font-style-asian="normal" style:font-style-complex="normal"/>
    </style:style>
    <style:style style:name="P160" style:family="paragraph" style:parent-style-name="Text_20_body" style:list-style-name="L97">
      <style:text-properties fo:font-style="normal" style:text-underline-style="none" officeooo:rsid="00d40073" officeooo:paragraph-rsid="00d40073" style:font-style-asian="normal" style:font-style-complex="normal"/>
    </style:style>
    <style:style style:name="P161" style:family="paragraph" style:parent-style-name="Text_20_body" style:list-style-name="L9">
      <style:text-properties fo:font-style="normal" style:text-underline-style="none" fo:font-weight="normal" officeooo:rsid="002d708e" officeooo:paragraph-rsid="002d708e" style:font-style-asian="normal" style:font-weight-asian="normal" style:font-style-complex="normal" style:font-weight-complex="normal"/>
    </style:style>
    <style:style style:name="P162" style:family="paragraph" style:parent-style-name="Text_20_body" style:list-style-name="L28">
      <style:text-properties fo:font-style="normal" style:text-underline-style="none" fo:font-weight="normal" officeooo:rsid="005da042" officeooo:paragraph-rsid="005da042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58">
      <style:text-properties fo:font-style="normal" style:text-underline-style="none" fo:font-weight="normal" officeooo:rsid="008ea7ad" officeooo:paragraph-rsid="008ea7ad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58">
      <style:text-properties fo:font-style="normal" style:text-underline-style="none" fo:font-weight="normal" officeooo:rsid="008f5c13" officeooo:paragraph-rsid="008f5c13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59">
      <style:text-properties fo:font-style="normal" style:text-underline-style="none" fo:font-weight="normal" officeooo:rsid="009078af" officeooo:paragraph-rsid="009078a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60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61">
      <style:text-properties fo:font-style="normal" style:text-underline-style="none" fo:font-weight="normal" officeooo:rsid="0091d11d" officeooo:paragraph-rsid="0091d11d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63">
      <style:text-properties fo:font-style="normal" style:text-underline-style="none" fo:font-weight="normal" officeooo:rsid="0096e7c6" officeooo:paragraph-rsid="0096e7c6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63">
      <style:text-properties fo:font-style="normal" style:text-underline-style="none" fo:font-weight="normal" officeooo:rsid="00988b04" officeooo:paragraph-rsid="00988b04" style:font-style-asian="normal" style:font-weight-asian="normal" style:font-style-complex="normal" style:font-weight-complex="normal"/>
    </style:style>
    <style:style style:name="P170" style:family="paragraph" style:parent-style-name="Text_20_body" style:list-style-name="L63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64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65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66">
      <style:text-properties fo:font-style="normal" style:text-underline-style="none" fo:font-weight="normal" officeooo:rsid="0099881d" officeooo:paragraph-rsid="0099881d" style:font-style-asian="normal" style:font-weight-asian="normal" style:font-style-complex="normal" style:font-weight-complex="normal"/>
    </style:style>
    <style:style style:name="P174" style:family="paragraph" style:parent-style-name="Text_20_body" style:list-style-name="L66">
      <style:text-properties fo:font-style="normal" style:text-underline-style="none" fo:font-weight="normal" officeooo:rsid="009ab6b4" officeooo:paragraph-rsid="009ab6b4" style:font-style-asian="normal" style:font-weight-asian="normal" style:font-style-complex="normal" style:font-weight-complex="normal"/>
    </style:style>
    <style:style style:name="P175" style:family="paragraph" style:parent-style-name="Text_20_body" style:list-style-name="L67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68">
      <style:text-properties fo:font-style="normal" style:text-underline-style="none" fo:font-weight="normal" officeooo:rsid="009ad60a" officeooo:paragraph-rsid="009ad60a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74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75">
      <style:text-properties fo:font-style="normal" style:text-underline-style="none" fo:font-weight="normal" officeooo:rsid="00a467c1" officeooo:paragraph-rsid="00a467c1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76">
      <style:text-properties fo:font-style="normal" style:text-underline-style="none" fo:font-weight="normal" officeooo:rsid="00a7d553" officeooo:paragraph-rsid="00a7d553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76">
      <style:text-properties fo:font-style="normal" style:text-underline-style="none" fo:font-weight="normal" officeooo:rsid="00a7ef52" officeooo:paragraph-rsid="00a7ef52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76">
      <style:text-properties fo:font-style="normal" style:text-underline-style="none" fo:font-weight="normal" officeooo:rsid="00a8c904" officeooo:paragraph-rsid="00a8c904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76">
      <style:text-properties fo:font-style="normal" style:text-underline-style="none" fo:font-weight="normal" officeooo:rsid="00aa75b9" officeooo:paragraph-rsid="00aa75b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76">
      <style:text-properties fo:font-style="normal" style:text-underline-style="none" fo:font-weight="normal" officeooo:rsid="00abf854" officeooo:paragraph-rsid="00abf854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76">
      <style:text-properties fo:font-style="normal" style:text-underline-style="none" fo:font-weight="normal" officeooo:rsid="00b15688" officeooo:paragraph-rsid="00b15688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76">
      <style:text-properties fo:font-style="normal" style:text-underline-style="none" fo:font-weight="normal" officeooo:rsid="00b163df" officeooo:paragraph-rsid="00b163df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76">
      <style:text-properties fo:font-style="normal" style:text-underline-style="none" fo:font-weight="normal" officeooo:rsid="00b1f7d3" officeooo:paragraph-rsid="00b1f7d3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76">
      <style:text-properties fo:font-style="normal" style:text-underline-style="none" fo:font-weight="normal" officeooo:rsid="00b23c9b" officeooo:paragraph-rsid="00b23c9b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76">
      <style:text-properties fo:font-style="normal" style:text-underline-style="none" fo:font-weight="normal" officeooo:rsid="00b3fbde" officeooo:paragraph-rsid="00b3fbde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76">
      <style:text-properties fo:font-style="normal" style:text-underline-style="none" fo:font-weight="normal" officeooo:rsid="00b58332" officeooo:paragraph-rsid="00b58332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79">
      <style:text-properties fo:font-style="normal" style:text-underline-style="none" fo:font-weight="normal" officeooo:rsid="00b498f8" officeooo:paragraph-rsid="00b498f8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97">
      <style:text-properties fo:font-style="normal" style:text-underline-style="none" fo:font-weight="normal" officeooo:rsid="00d40073" officeooo:paragraph-rsid="00d40073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4">
      <style:text-properties fo:font-style="normal" officeooo:rsid="001830b9" officeooo:paragraph-rsid="001830b9" style:font-style-asian="normal" style:font-style-complex="normal"/>
    </style:style>
    <style:style style:name="P193" style:family="paragraph" style:parent-style-name="Text_20_body" style:list-style-name="L29">
      <style:text-properties fo:font-style="normal" officeooo:rsid="005ecd66" officeooo:paragraph-rsid="005ecd66" style:font-style-asian="normal" style:font-style-complex="normal"/>
    </style:style>
    <style:style style:name="P194" style:family="paragraph" style:parent-style-name="Text_20_body" style:list-style-name="L7">
      <style:text-properties fo:font-style="normal" style:text-underline-style="solid" style:text-underline-width="auto" style:text-underline-color="font-color" officeooo:rsid="00245a61" officeooo:paragraph-rsid="00245a61" style:font-style-asian="normal" style:font-style-complex="normal"/>
    </style:style>
    <style:style style:name="P195" style:family="paragraph" style:parent-style-name="Text_20_body" style:list-style-name="L7">
      <style:text-properties fo:font-style="normal" style:text-underline-style="solid" style:text-underline-width="auto" style:text-underline-color="font-color" officeooo:rsid="00264d33" officeooo:paragraph-rsid="00264d33" style:font-style-asian="normal" style:font-style-complex="normal"/>
    </style:style>
    <style:style style:name="P196" style:family="paragraph" style:parent-style-name="Text_20_body" style:list-style-name="L27">
      <style:text-properties fo:font-style="normal" style:text-underline-style="solid" style:text-underline-width="auto" style:text-underline-color="font-color" officeooo:rsid="00530f20" officeooo:paragraph-rsid="00530f20" style:font-style-asian="normal" style:font-style-complex="normal"/>
    </style:style>
    <style:style style:name="P197" style:family="paragraph" style:parent-style-name="Text_20_body" style:list-style-name="L74">
      <style:text-properties fo:font-style="normal" style:text-underline-style="solid" style:text-underline-width="auto" style:text-underline-color="font-color" officeooo:rsid="00a467c1" officeooo:paragraph-rsid="00a467c1" style:font-style-asian="normal" style:font-style-complex="normal"/>
    </style:style>
    <style:style style:name="P198" style:family="paragraph" style:parent-style-name="Text_20_body">
      <style:text-properties fo:font-style="normal" style:text-underline-style="solid" style:text-underline-width="auto" style:text-underline-color="font-color" officeooo:rsid="00d23879" officeooo:paragraph-rsid="00d23879" style:font-style-asian="normal" style:font-style-complex="normal"/>
    </style:style>
    <style:style style:name="P199" style:family="paragraph" style:parent-style-name="Text_20_body">
      <style:text-properties fo:font-style="normal" style:text-underline-style="solid" style:text-underline-width="auto" style:text-underline-color="font-color" officeooo:rsid="00d33c11" officeooo:paragraph-rsid="00d33c11" style:font-style-asian="normal" style:font-style-complex="normal"/>
    </style:style>
    <style:style style:name="P200" style:family="paragraph" style:parent-style-name="Text_20_body">
      <style:text-properties fo:font-style="normal" style:text-underline-style="solid" style:text-underline-width="auto" style:text-underline-color="font-color" officeooo:rsid="00d40073" officeooo:paragraph-rsid="00d40073" style:font-style-asian="normal" style:font-style-complex="normal"/>
    </style:style>
    <style:style style:name="P201" style:family="paragraph" style:parent-style-name="Text_20_body" style:list-style-name="L28">
      <style:text-properties fo:font-style="normal" style:text-underline-style="solid" style:text-underline-width="auto" style:text-underline-color="font-color" fo:font-weight="normal" officeooo:rsid="005da042" officeooo:paragraph-rsid="005da042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6e7c6" officeooo:paragraph-rsid="0096e7c6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63">
      <style:text-properties fo:font-style="normal" style:text-underline-style="solid" style:text-underline-width="auto" style:text-underline-color="font-color" fo:font-weight="normal" officeooo:rsid="00988b04" officeooo:paragraph-rsid="00988b04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8460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cd243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8460" officeooo:paragraph-rsid="00ad91a3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cee28" officeooo:paragraph-rsid="00acee28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0ae2c40" officeooo:paragraph-rsid="00ae2c40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0b498f8" officeooo:paragraph-rsid="00b498f8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1">
      <style:text-properties officeooo:rsid="000c2780" officeooo:paragraph-rsid="000c2780"/>
    </style:style>
    <style:style style:name="P211" style:family="paragraph" style:parent-style-name="Text_20_body" style:list-style-name="L2">
      <style:text-properties officeooo:paragraph-rsid="000d4510"/>
    </style:style>
    <style:style style:name="P212" style:family="paragraph" style:parent-style-name="Text_20_body" style:list-style-name="L2">
      <style:text-properties officeooo:rsid="000d4510" officeooo:paragraph-rsid="000d4510"/>
    </style:style>
    <style:style style:name="P213" style:family="paragraph" style:parent-style-name="Text_20_body" style:list-style-name="L3">
      <style:text-properties officeooo:rsid="0015cd49" officeooo:paragraph-rsid="00169f22"/>
    </style:style>
    <style:style style:name="P214" style:family="paragraph" style:parent-style-name="Text_20_body" style:list-style-name="L4">
      <style:text-properties officeooo:rsid="0015cd49" officeooo:paragraph-rsid="00169f22"/>
    </style:style>
    <style:style style:name="P215" style:family="paragraph" style:parent-style-name="Text_20_body" style:list-style-name="L4">
      <style:text-properties officeooo:paragraph-rsid="001830b9"/>
    </style:style>
    <style:style style:name="P216" style:family="paragraph" style:parent-style-name="Text_20_body" style:list-style-name="L4">
      <style:text-properties officeooo:paragraph-rsid="001830b9"/>
    </style:style>
    <style:style style:name="P217" style:family="paragraph" style:parent-style-name="Text_20_body" style:list-style-name="L4">
      <style:text-properties officeooo:rsid="001830b9" officeooo:paragraph-rsid="001830b9"/>
    </style:style>
    <style:style style:name="P218" style:family="paragraph" style:parent-style-name="Text_20_body" style:list-style-name="L5">
      <style:text-properties officeooo:rsid="002068d1" officeooo:paragraph-rsid="002068d1"/>
    </style:style>
    <style:style style:name="P219" style:family="paragraph" style:parent-style-name="Text_20_body" style:list-style-name="L6">
      <style:text-properties officeooo:paragraph-rsid="00218b5a"/>
    </style:style>
    <style:style style:name="P220" style:family="paragraph" style:parent-style-name="Text_20_body" style:list-style-name="L6">
      <style:text-properties officeooo:rsid="00218b5a" officeooo:paragraph-rsid="00218b5a"/>
    </style:style>
    <style:style style:name="P221" style:family="paragraph" style:parent-style-name="Text_20_body" style:list-style-name="L6">
      <style:text-properties officeooo:rsid="0022bd2b" officeooo:paragraph-rsid="0022bd2b"/>
    </style:style>
    <style:style style:name="P222" style:family="paragraph" style:parent-style-name="Text_20_body" style:list-style-name="L8">
      <style:text-properties officeooo:rsid="0027ac28" officeooo:paragraph-rsid="0027ac28"/>
    </style:style>
    <style:style style:name="P223" style:family="paragraph" style:parent-style-name="Text_20_body" style:list-style-name="L9">
      <style:text-properties officeooo:paragraph-rsid="002b4c6c"/>
    </style:style>
    <style:style style:name="P224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a462f"/>
    </style:style>
    <style:style style:name="P225" style:family="paragraph" style:parent-style-name="Text_20_body" style:list-style-name="L9">
      <style:text-properties style:text-underline-style="solid" style:text-underline-width="auto" style:text-underline-color="font-color" officeooo:rsid="002a462f" officeooo:paragraph-rsid="002b4c6c"/>
    </style:style>
    <style:style style:name="P226" style:family="paragraph" style:parent-style-name="Text_20_body" style:list-style-name="L9">
      <style:text-properties style:text-underline-style="solid" style:text-underline-width="auto" style:text-underline-color="font-color" officeooo:rsid="002bba10" officeooo:paragraph-rsid="002bba10"/>
    </style:style>
    <style:style style:name="P227" style:family="paragraph" style:parent-style-name="Text_20_body" style:list-style-name="L9">
      <style:text-properties style:text-underline-style="solid" style:text-underline-width="auto" style:text-underline-color="font-color" fo:font-weight="bold" officeooo:rsid="002d708e" officeooo:paragraph-rsid="002d708e" style:font-weight-asian="bold" style:font-weight-complex="bold"/>
    </style:style>
    <style:style style:name="P228" style:family="paragraph" style:parent-style-name="Text_20_body" style:list-style-name="L97">
      <style:text-properties style:text-underline-style="solid" style:text-underline-width="auto" style:text-underline-color="font-color" fo:font-weight="bold" officeooo:rsid="00d40073" officeooo:paragraph-rsid="00d40073" style:font-weight-asian="bold" style:font-weight-complex="bold"/>
    </style:style>
    <style:style style:name="P229" style:family="paragraph" style:parent-style-name="Text_20_body" style:list-style-name="L9">
      <style:text-properties style:text-underline-style="solid" style:text-underline-width="auto" style:text-underline-color="font-color" officeooo:rsid="002db7be" officeooo:paragraph-rsid="002db7be"/>
    </style:style>
    <style:style style:name="P230" style:family="paragraph" style:parent-style-name="Text_20_body" style:list-style-name="L12">
      <style:text-properties style:text-underline-style="solid" style:text-underline-width="auto" style:text-underline-color="font-color" officeooo:rsid="003d8e50" officeooo:paragraph-rsid="003d8e50"/>
    </style:style>
    <style:style style:name="P231" style:family="paragraph" style:parent-style-name="Text_20_body" style:list-style-name="L16">
      <style:text-properties style:text-underline-style="solid" style:text-underline-width="auto" style:text-underline-color="font-color" fo:font-weight="normal" officeooo:rsid="00455ecc" officeooo:paragraph-rsid="00455ecc" style:font-weight-asian="normal" style:font-weight-complex="normal"/>
    </style:style>
    <style:style style:name="P232" style:family="paragraph" style:parent-style-name="Text_20_body" style:list-style-name="L16">
      <style:text-properties style:text-underline-style="solid" style:text-underline-width="auto" style:text-underline-color="font-color" officeooo:rsid="0045a5fc" officeooo:paragraph-rsid="0045a5fc"/>
    </style:style>
    <style:style style:name="P233" style:family="paragraph" style:parent-style-name="Text_20_body" style:list-style-name="L21">
      <style:text-properties style:text-underline-style="solid" style:text-underline-width="auto" style:text-underline-color="font-color" officeooo:rsid="00494b63" officeooo:paragraph-rsid="00494b63"/>
    </style:style>
    <style:style style:name="P234" style:family="paragraph" style:parent-style-name="Text_20_body" style:list-style-name="L28">
      <style:text-properties style:text-underline-style="solid" style:text-underline-width="auto" style:text-underline-color="font-color" officeooo:rsid="005da042" officeooo:paragraph-rsid="005da042"/>
    </style:style>
    <style:style style:name="P235" style:family="paragraph" style:parent-style-name="Text_20_body" style:list-style-name="L71">
      <style:text-properties style:text-underline-style="solid" style:text-underline-width="auto" style:text-underline-color="font-color" officeooo:rsid="00a1adc4" officeooo:paragraph-rsid="00a1adc4"/>
    </style:style>
    <style:style style:name="P236" style:family="paragraph" style:parent-style-name="Text_20_body" style:list-style-name="L71">
      <style:text-properties style:text-underline-style="solid" style:text-underline-width="auto" style:text-underline-color="font-color" officeooo:rsid="00a1e073" officeooo:paragraph-rsid="00a1e073"/>
    </style:style>
    <style:style style:name="P237" style:family="paragraph" style:parent-style-name="Text_20_body" style:list-style-name="L76">
      <style:text-properties style:text-underline-style="solid" style:text-underline-width="auto" style:text-underline-color="font-color" officeooo:rsid="00a7ef52" officeooo:paragraph-rsid="00a7ef52"/>
    </style:style>
    <style:style style:name="P238" style:family="paragraph" style:parent-style-name="Text_20_body" style:list-style-name="L81">
      <style:text-properties style:text-underline-style="solid" style:text-underline-width="auto" style:text-underline-color="font-color" officeooo:rsid="00bcbfac" officeooo:paragraph-rsid="00bcbfac"/>
    </style:style>
    <style:style style:name="P239" style:family="paragraph" style:parent-style-name="Text_20_body" style:list-style-name="L81">
      <style:text-properties style:text-underline-style="solid" style:text-underline-width="auto" style:text-underline-color="font-color" officeooo:rsid="00bdf806" officeooo:paragraph-rsid="00bdf806"/>
    </style:style>
    <style:style style:name="P240" style:family="paragraph" style:parent-style-name="Text_20_body" style:list-style-name="L82">
      <style:text-properties style:text-underline-style="solid" style:text-underline-width="auto" style:text-underline-color="font-color" officeooo:rsid="00c04104" officeooo:paragraph-rsid="00c04104"/>
    </style:style>
    <style:style style:name="P241" style:family="paragraph" style:parent-style-name="Text_20_body" style:list-style-name="L89">
      <style:text-properties style:text-underline-style="solid" style:text-underline-width="auto" style:text-underline-color="font-color" officeooo:rsid="00ce204a" officeooo:paragraph-rsid="00ce204a"/>
    </style:style>
    <style:style style:name="P242" style:family="paragraph" style:parent-style-name="Text_20_body" style:list-style-name="L91">
      <style:text-properties style:text-underline-style="solid" style:text-underline-width="auto" style:text-underline-color="font-color" officeooo:rsid="00d1bda0" officeooo:paragraph-rsid="00d1bda0"/>
    </style:style>
    <style:style style:name="P243" style:family="paragraph" style:parent-style-name="Text_20_body" style:list-style-name="L95">
      <style:text-properties style:text-underline-style="solid" style:text-underline-width="auto" style:text-underline-color="font-color" officeooo:rsid="00d33c11" officeooo:paragraph-rsid="00d33c11"/>
    </style:style>
    <style:style style:name="P244" style:family="paragraph" style:parent-style-name="Text_20_body">
      <style:text-properties style:text-underline-style="solid" style:text-underline-width="auto" style:text-underline-color="font-color" officeooo:rsid="00de673b" officeooo:paragraph-rsid="00de673b"/>
    </style:style>
    <style:style style:name="P245" style:family="paragraph" style:parent-style-name="Text_20_body" style:list-style-name="L98">
      <style:text-properties style:text-underline-style="solid" style:text-underline-width="auto" style:text-underline-color="font-color" officeooo:rsid="00de673b" officeooo:paragraph-rsid="00de673b"/>
    </style:style>
    <style:style style:name="P246" style:family="paragraph" style:parent-style-name="Text_20_body">
      <style:text-properties style:text-underline-style="solid" style:text-underline-width="auto" style:text-underline-color="font-color" officeooo:rsid="00dfc424" officeooo:paragraph-rsid="00dfc424"/>
    </style:style>
    <style:style style:name="P247" style:family="paragraph" style:parent-style-name="Text_20_body" style:list-style-name="L99">
      <style:text-properties style:text-underline-style="solid" style:text-underline-width="auto" style:text-underline-color="font-color" officeooo:rsid="00dfc424" officeooo:paragraph-rsid="00dfc424"/>
    </style:style>
    <style:style style:name="P248" style:family="paragraph" style:parent-style-name="Text_20_body" style:list-style-name="L99">
      <style:text-properties style:text-underline-style="solid" style:text-underline-width="auto" style:text-underline-color="font-color" officeooo:rsid="00e16a38" officeooo:paragraph-rsid="00e16a38"/>
    </style:style>
    <style:style style:name="P249" style:family="paragraph" style:parent-style-name="Text_20_body">
      <style:text-properties style:text-underline-style="solid" style:text-underline-width="auto" style:text-underline-color="font-color" officeooo:rsid="00e16a38" officeooo:paragraph-rsid="00e16a38"/>
    </style:style>
    <style:style style:name="P250" style:family="paragraph" style:parent-style-name="Text_20_body" style:list-style-name="L100">
      <style:text-properties style:text-underline-style="solid" style:text-underline-width="auto" style:text-underline-color="font-color" officeooo:rsid="00e16a38" officeooo:paragraph-rsid="00e16a38"/>
    </style:style>
    <style:style style:name="P251" style:family="paragraph" style:parent-style-name="Text_20_body" style:list-style-name="L100">
      <style:text-properties style:text-underline-style="solid" style:text-underline-width="auto" style:text-underline-color="font-color" officeooo:rsid="00e321f9" officeooo:paragraph-rsid="00e321f9"/>
    </style:style>
    <style:style style:name="P252" style:family="paragraph" style:parent-style-name="Text_20_body">
      <style:text-properties style:text-underline-style="solid" style:text-underline-width="auto" style:text-underline-color="font-color" officeooo:rsid="00e377f5" officeooo:paragraph-rsid="00e377f5"/>
    </style:style>
    <style:style style:name="P253" style:family="paragraph" style:parent-style-name="Text_20_body" style:list-style-name="L102">
      <style:text-properties style:text-underline-style="solid" style:text-underline-width="auto" style:text-underline-color="font-color" officeooo:rsid="00e377f5" officeooo:paragraph-rsid="00e377f5"/>
    </style:style>
    <style:style style:name="P254" style:family="paragraph" style:parent-style-name="Text_20_body">
      <style:text-properties style:text-underline-style="solid" style:text-underline-width="auto" style:text-underline-color="font-color" officeooo:rsid="00e57627" officeooo:paragraph-rsid="00e57627"/>
    </style:style>
    <style:style style:name="P255" style:family="paragraph" style:parent-style-name="Text_20_body" style:list-style-name="L103">
      <style:text-properties style:text-underline-style="solid" style:text-underline-width="auto" style:text-underline-color="font-color" officeooo:rsid="00e57627" officeooo:paragraph-rsid="00e57627"/>
    </style:style>
    <style:style style:name="P256" style:family="paragraph" style:parent-style-name="Text_20_body">
      <style:text-properties style:text-underline-style="solid" style:text-underline-width="auto" style:text-underline-color="font-color" officeooo:rsid="00e7cc27" officeooo:paragraph-rsid="00e7cc27"/>
    </style:style>
    <style:style style:name="P257" style:family="paragraph" style:parent-style-name="Text_20_body" style:list-style-name="L104">
      <style:text-properties style:text-underline-style="solid" style:text-underline-width="auto" style:text-underline-color="font-color" officeooo:rsid="00e7cc27" officeooo:paragraph-rsid="00e7cc27"/>
    </style:style>
    <style:style style:name="P258" style:family="paragraph" style:parent-style-name="Text_20_body">
      <style:text-properties style:text-underline-style="solid" style:text-underline-width="auto" style:text-underline-color="font-color" officeooo:rsid="00e867b5" officeooo:paragraph-rsid="00e867b5"/>
    </style:style>
    <style:style style:name="P259" style:family="paragraph" style:parent-style-name="Text_20_body" style:list-style-name="L104">
      <style:text-properties style:text-underline-style="solid" style:text-underline-width="auto" style:text-underline-color="font-color" officeooo:rsid="00e867b5" officeooo:paragraph-rsid="00e867b5"/>
    </style:style>
    <style:style style:name="P260" style:family="paragraph" style:parent-style-name="Text_20_body">
      <style:text-properties style:text-underline-style="solid" style:text-underline-width="auto" style:text-underline-color="font-color" officeooo:rsid="00ea4a63" officeooo:paragraph-rsid="00ea4a63"/>
    </style:style>
    <style:style style:name="P261" style:family="paragraph" style:parent-style-name="Text_20_body" style:list-style-name="L105">
      <style:text-properties style:text-underline-style="solid" style:text-underline-width="auto" style:text-underline-color="font-color" officeooo:rsid="00ea4a63" officeooo:paragraph-rsid="00ea4a63"/>
    </style:style>
    <style:style style:name="P262" style:family="paragraph" style:parent-style-name="Text_20_body" style:list-style-name="L105">
      <style:text-properties style:text-underline-style="solid" style:text-underline-width="auto" style:text-underline-color="font-color" officeooo:rsid="00ec3d8f" officeooo:paragraph-rsid="00ec3d8f"/>
    </style:style>
    <style:style style:name="P263" style:family="paragraph" style:parent-style-name="Text_20_body">
      <style:text-properties style:text-underline-style="solid" style:text-underline-width="auto" style:text-underline-color="font-color" officeooo:rsid="00f5baf6" officeooo:paragraph-rsid="00f5baf6"/>
    </style:style>
    <style:style style:name="P264" style:family="paragraph" style:parent-style-name="Text_20_body" style:list-style-name="L113">
      <style:text-properties style:text-underline-style="solid" style:text-underline-width="auto" style:text-underline-color="font-color" officeooo:rsid="00f5baf6" officeooo:paragraph-rsid="00f5baf6"/>
    </style:style>
    <style:style style:name="P265" style:family="paragraph" style:parent-style-name="Text_20_body" style:list-style-name="L114">
      <style:text-properties style:text-underline-style="solid" style:text-underline-width="auto" style:text-underline-color="font-color" officeooo:rsid="00f5baf6" officeooo:paragraph-rsid="00f5baf6"/>
    </style:style>
    <style:style style:name="P266" style:family="paragraph" style:parent-style-name="Text_20_body">
      <style:text-properties style:text-underline-style="solid" style:text-underline-width="auto" style:text-underline-color="font-color" officeooo:rsid="00f7eb15" officeooo:paragraph-rsid="00f7eb15"/>
    </style:style>
    <style:style style:name="P267" style:family="paragraph" style:parent-style-name="Text_20_body" style:list-style-name="L115">
      <style:text-properties style:text-underline-style="solid" style:text-underline-width="auto" style:text-underline-color="font-color" officeooo:rsid="00f7eb15" officeooo:paragraph-rsid="00f7eb15"/>
    </style:style>
    <style:style style:name="P268" style:family="paragraph" style:parent-style-name="Text_20_body" style:list-style-name="L115">
      <style:paragraph-properties fo:text-align="start" style:justify-single-word="false"/>
      <style:text-properties style:text-underline-style="solid" style:text-underline-width="auto" style:text-underline-color="font-color" officeooo:rsid="00f7eb15" officeooo:paragraph-rsid="00f7eb15"/>
    </style:style>
    <style:style style:name="P269" style:family="paragraph" style:parent-style-name="Text_20_body" style:list-style-name="L10">
      <style:text-properties style:text-underline-style="none" officeooo:rsid="0030a11d" officeooo:paragraph-rsid="0030a11d"/>
    </style:style>
    <style:style style:name="P270" style:family="paragraph" style:parent-style-name="Text_20_body" style:list-style-name="L12">
      <style:text-properties style:text-underline-style="none" officeooo:rsid="003d8e50" officeooo:paragraph-rsid="003d8e50"/>
    </style:style>
    <style:style style:name="P271" style:family="paragraph" style:parent-style-name="Text_20_body" style:list-style-name="L12">
      <style:text-properties style:text-underline-style="none" officeooo:rsid="003e591e" officeooo:paragraph-rsid="003e591e"/>
    </style:style>
    <style:style style:name="P272" style:family="paragraph" style:parent-style-name="Text_20_body" style:list-style-name="L13">
      <style:text-properties style:text-underline-style="none" officeooo:rsid="003e591e" officeooo:paragraph-rsid="003f8513"/>
    </style:style>
    <style:style style:name="P273" style:family="paragraph" style:parent-style-name="Text_20_body" style:list-style-name="L12">
      <style:text-properties style:text-underline-style="none" officeooo:rsid="003f8513" officeooo:paragraph-rsid="003f8513"/>
    </style:style>
    <style:style style:name="P274" style:family="paragraph" style:parent-style-name="Text_20_body" style:list-style-name="L14">
      <style:text-properties style:text-underline-style="none" officeooo:rsid="00448964" officeooo:paragraph-rsid="00448964"/>
    </style:style>
    <style:style style:name="P275" style:family="paragraph" style:parent-style-name="Text_20_body" style:list-style-name="L16">
      <style:text-properties style:text-underline-style="none" fo:font-weight="normal" officeooo:rsid="00455ecc" officeooo:paragraph-rsid="00455ecc" style:font-weight-asian="normal" style:font-weight-complex="normal"/>
    </style:style>
    <style:style style:name="P276" style:family="paragraph" style:parent-style-name="Text_20_body" style:list-style-name="L16">
      <style:text-properties style:text-underline-style="none" fo:font-weight="normal" officeooo:rsid="0045a5fc" officeooo:paragraph-rsid="0045a5fc" style:font-weight-asian="normal" style:font-weight-complex="normal"/>
    </style:style>
    <style:style style:name="P277" style:family="paragraph" style:parent-style-name="Text_20_body" style:list-style-name="L31">
      <style:text-properties style:text-underline-style="none" officeooo:rsid="0062a357" officeooo:paragraph-rsid="0062a357"/>
    </style:style>
    <style:style style:name="P278" style:family="paragraph" style:parent-style-name="Text_20_body" style:list-style-name="L32">
      <style:text-properties style:text-underline-style="none" officeooo:rsid="0062a357" officeooo:paragraph-rsid="0062a357"/>
    </style:style>
    <style:style style:name="P279" style:family="paragraph" style:parent-style-name="Text_20_body" style:list-style-name="L32">
      <style:text-properties style:text-underline-style="none" officeooo:rsid="0063a347" officeooo:paragraph-rsid="006c47fb"/>
    </style:style>
    <style:style style:name="P280" style:family="paragraph" style:parent-style-name="Text_20_body" style:list-style-name="L32">
      <style:text-properties style:text-underline-style="none" officeooo:rsid="006c47fb" officeooo:paragraph-rsid="006c47fb"/>
    </style:style>
    <style:style style:name="P281" style:family="paragraph" style:parent-style-name="Text_20_body" style:list-style-name="L38">
      <style:text-properties style:text-underline-style="none" officeooo:rsid="00738751" officeooo:paragraph-rsid="00738751"/>
    </style:style>
    <style:style style:name="P282" style:family="paragraph" style:parent-style-name="Text_20_body" style:list-style-name="L38">
      <style:text-properties style:text-underline-style="none" officeooo:rsid="0074e067" officeooo:paragraph-rsid="0074e067"/>
    </style:style>
    <style:style style:name="P283" style:family="paragraph" style:parent-style-name="Text_20_body" style:list-style-name="L39">
      <style:text-properties style:text-underline-style="none" officeooo:rsid="0074e067" officeooo:paragraph-rsid="0074e067"/>
    </style:style>
    <style:style style:name="P284" style:family="paragraph" style:parent-style-name="Text_20_body" style:list-style-name="L40">
      <style:text-properties style:text-underline-style="none" officeooo:rsid="007a6dba" officeooo:paragraph-rsid="007a6dba"/>
    </style:style>
    <style:style style:name="P285" style:family="paragraph" style:parent-style-name="Text_20_body" style:list-style-name="L41">
      <style:text-properties style:text-underline-style="none" officeooo:rsid="007cad1c" officeooo:paragraph-rsid="007cad1c"/>
    </style:style>
    <style:style style:name="P286" style:family="paragraph" style:parent-style-name="Text_20_body" style:list-style-name="L41">
      <style:text-properties style:text-underline-style="none" officeooo:rsid="007d3b9e" officeooo:paragraph-rsid="007d3b9e"/>
    </style:style>
    <style:style style:name="P287" style:family="paragraph" style:parent-style-name="Text_20_body" style:list-style-name="L42">
      <style:text-properties style:text-underline-style="none" officeooo:rsid="007d3b9e" officeooo:paragraph-rsid="007d3b9e"/>
    </style:style>
    <style:style style:name="P288" style:family="paragraph" style:parent-style-name="Text_20_body" style:list-style-name="L80">
      <style:text-properties style:text-underline-style="none" officeooo:rsid="00bcafe9" officeooo:paragraph-rsid="00bcafe9"/>
    </style:style>
    <style:style style:name="P289" style:family="paragraph" style:parent-style-name="Text_20_body" style:list-style-name="L80">
      <style:text-properties style:text-underline-style="none" officeooo:rsid="00bcbfac" officeooo:paragraph-rsid="00bcbfac"/>
    </style:style>
    <style:style style:name="P290" style:family="paragraph" style:parent-style-name="Text_20_body" style:list-style-name="L81">
      <style:text-properties style:text-underline-style="none" officeooo:rsid="00bcbfac" officeooo:paragraph-rsid="00bcbfac"/>
    </style:style>
    <style:style style:name="P291" style:family="paragraph" style:parent-style-name="Text_20_body" style:list-style-name="L90">
      <style:text-properties style:text-underline-style="none" officeooo:rsid="00cfe1db" officeooo:paragraph-rsid="00cfe1db"/>
    </style:style>
    <style:style style:name="P292" style:family="paragraph" style:parent-style-name="Text_20_body" style:list-style-name="L91">
      <style:text-properties style:text-underline-style="none" officeooo:rsid="00d1bda0" officeooo:paragraph-rsid="00d1bda0"/>
    </style:style>
    <style:style style:name="P293" style:family="paragraph" style:parent-style-name="Text_20_body" style:list-style-name="L11">
      <style:text-properties officeooo:rsid="002f4e45" officeooo:paragraph-rsid="002f4e45"/>
    </style:style>
    <style:style style:name="P294" style:family="paragraph" style:parent-style-name="Text_20_body" style:list-style-name="L12">
      <style:text-properties officeooo:paragraph-rsid="003d8e50"/>
    </style:style>
    <style:style style:name="P295" style:family="paragraph" style:parent-style-name="Text_20_body" style:list-style-name="L14">
      <style:text-properties officeooo:rsid="00448964" officeooo:paragraph-rsid="00448964"/>
    </style:style>
    <style:style style:name="P296" style:family="paragraph" style:parent-style-name="Text_20_body" style:list-style-name="L16">
      <style:text-properties officeooo:rsid="00448964" officeooo:paragraph-rsid="00448964"/>
    </style:style>
    <style:style style:name="P297" style:family="paragraph" style:parent-style-name="Text_20_body" style:list-style-name="L15">
      <style:text-properties officeooo:rsid="003d6a13" officeooo:paragraph-rsid="003d6a13"/>
    </style:style>
    <style:style style:name="P298" style:family="paragraph" style:parent-style-name="Text_20_body" style:list-style-name="L16">
      <style:text-properties officeooo:paragraph-rsid="00455ecc"/>
    </style:style>
    <style:style style:name="P299" style:family="paragraph" style:parent-style-name="Text_20_body" style:list-style-name="L16">
      <style:text-properties officeooo:rsid="00455ecc" officeooo:paragraph-rsid="00455ecc"/>
    </style:style>
    <style:style style:name="P300" style:family="paragraph" style:parent-style-name="Text_20_body" style:list-style-name="L16">
      <style:text-properties fo:font-weight="bold" officeooo:rsid="00455ecc" officeooo:paragraph-rsid="00455ecc" style:font-weight-asian="bold" style:font-weight-complex="bold"/>
    </style:style>
    <style:style style:name="P301" style:family="paragraph" style:parent-style-name="Text_20_body" style:list-style-name="L17">
      <style:text-properties officeooo:paragraph-rsid="00464319"/>
    </style:style>
    <style:style style:name="P302" style:family="paragraph" style:parent-style-name="Text_20_body" style:list-style-name="L17">
      <style:text-properties officeooo:rsid="00464319" officeooo:paragraph-rsid="00464319"/>
    </style:style>
    <style:style style:name="P303" style:family="paragraph" style:parent-style-name="Text_20_body" style:list-style-name="L18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304" style:family="paragraph" style:parent-style-name="Text_20_body" style:list-style-name="L19">
      <style:text-properties style:font-name="Philosopher" fo:font-size="11pt" fo:font-style="normal" style:text-underline-style="none" officeooo:rsid="0047b0ee" officeooo:paragraph-rsid="0047b0ee" style:font-style-asian="normal" style:font-style-complex="normal"/>
    </style:style>
    <style:style style:name="P305" style:family="paragraph" style:parent-style-name="Text_20_body" style:list-style-name="L20">
      <style:text-properties style:font-name="Philosopher" fo:font-size="11pt" fo:font-style="normal" style:text-underline-style="none" officeooo:rsid="004936eb" officeooo:paragraph-rsid="004936eb" style:font-style-asian="normal" style:font-style-complex="normal"/>
    </style:style>
    <style:style style:name="P306" style:family="paragraph" style:parent-style-name="Text_20_body" style:list-style-name="L21">
      <style:text-properties style:font-name="Philosopher" fo:font-size="11pt" fo:font-style="normal" style:text-underline-style="none" officeooo:rsid="00494b63" officeooo:paragraph-rsid="00494b63" style:font-style-asian="normal" style:font-style-complex="normal"/>
    </style:style>
    <style:style style:name="P307" style:family="paragraph" style:parent-style-name="Text_20_body" style:list-style-name="L24">
      <style:text-properties style:font-name="Philosopher" fo:font-size="11pt" fo:font-style="normal" style:text-underline-style="none" officeooo:rsid="00509a66" officeooo:paragraph-rsid="00509a66" style:font-style-asian="normal" style:font-style-complex="normal"/>
    </style:style>
    <style:style style:name="P308" style:family="paragraph" style:parent-style-name="Text_20_body" style:list-style-name="L25">
      <style:text-properties style:font-name="Philosopher" fo:font-size="11pt" fo:font-style="normal" style:text-underline-style="none" officeooo:rsid="0050ae9d" officeooo:paragraph-rsid="0050ae9d" style:font-style-asian="normal" style:font-style-complex="normal"/>
    </style:style>
    <style:style style:name="P309" style:family="paragraph" style:parent-style-name="Text_20_body" style:list-style-name="L25">
      <style:text-properties style:font-name="Philosopher" fo:font-size="11pt" fo:font-style="normal" style:text-underline-style="none" officeooo:rsid="005239ce" officeooo:paragraph-rsid="005239ce" style:font-style-asian="normal" style:font-style-complex="normal"/>
    </style:style>
    <style:style style:name="P310" style:family="paragraph" style:parent-style-name="Text_20_body" style:list-style-name="L26">
      <style:text-properties style:font-name="Philosopher" fo:font-size="11pt" fo:font-style="normal" style:text-underline-style="none" officeooo:rsid="00530f20" officeooo:paragraph-rsid="00530f20" style:font-style-asian="normal" style:font-style-complex="normal"/>
    </style:style>
    <style:style style:name="P311" style:family="paragraph" style:parent-style-name="Text_20_body" style:list-style-name="L24">
      <style:text-properties style:font-name="Philosopher" fo:font-size="11pt" fo:font-style="italic" style:text-underline-style="none" officeooo:rsid="00509a66" officeooo:paragraph-rsid="00509a66" style:font-style-asian="italic" style:font-style-complex="italic"/>
    </style:style>
    <style:style style:name="P312" style:family="paragraph" style:parent-style-name="Text_20_body" style:list-style-name="L25">
      <style:text-properties style:font-name="Philosopher" fo:font-size="11pt" fo:font-style="italic" style:text-underline-style="none" officeooo:rsid="005239ce" officeooo:paragraph-rsid="005239ce" style:font-style-asian="italic" style:font-style-complex="italic"/>
    </style:style>
    <style:style style:name="P313" style:family="paragraph" style:parent-style-name="Text_20_body" style:list-style-name="L20">
      <style:text-properties officeooo:rsid="004936eb" officeooo:paragraph-rsid="004936eb"/>
    </style:style>
    <style:style style:name="P314" style:family="paragraph" style:parent-style-name="Text_20_body" style:list-style-name="L21">
      <style:text-properties officeooo:rsid="00494b63" officeooo:paragraph-rsid="00494b63"/>
    </style:style>
    <style:style style:name="P315" style:family="paragraph" style:parent-style-name="Text_20_body" style:list-style-name="L27">
      <style:text-properties officeooo:paragraph-rsid="00530f20"/>
    </style:style>
    <style:style style:name="P316" style:family="paragraph" style:parent-style-name="Text_20_body" style:list-style-name="L27">
      <style:text-properties officeooo:rsid="00530f20" officeooo:paragraph-rsid="00530f20"/>
    </style:style>
    <style:style style:name="P317" style:family="paragraph" style:parent-style-name="Text_20_body" style:list-style-name="L29">
      <style:text-properties officeooo:rsid="005ecd66" officeooo:paragraph-rsid="005ecd66"/>
    </style:style>
    <style:style style:name="P318" style:family="paragraph" style:parent-style-name="Text_20_body" style:list-style-name="L33">
      <style:text-properties officeooo:rsid="006c47fb" officeooo:paragraph-rsid="006c47fb"/>
    </style:style>
    <style:style style:name="P319" style:family="paragraph" style:parent-style-name="Text_20_body" style:list-style-name="L34">
      <style:text-properties officeooo:rsid="006c47fb" officeooo:paragraph-rsid="006c47fb"/>
    </style:style>
    <style:style style:name="P320" style:family="paragraph" style:parent-style-name="Text_20_body" style:list-style-name="L34">
      <style:text-properties officeooo:rsid="006de624" officeooo:paragraph-rsid="006de624"/>
    </style:style>
    <style:style style:name="P321" style:family="paragraph" style:parent-style-name="Text_20_body" style:list-style-name="L35">
      <style:text-properties officeooo:rsid="006de624" officeooo:paragraph-rsid="006de624"/>
    </style:style>
    <style:style style:name="P322" style:family="paragraph" style:parent-style-name="Text_20_body" style:list-style-name="L35">
      <style:text-properties officeooo:rsid="006de6a7" officeooo:paragraph-rsid="006de6a7"/>
    </style:style>
    <style:style style:name="P323" style:family="paragraph" style:parent-style-name="Text_20_body" style:list-style-name="L36">
      <style:text-properties officeooo:rsid="006de6a7" officeooo:paragraph-rsid="006de6a7"/>
    </style:style>
    <style:style style:name="P324" style:family="paragraph" style:parent-style-name="Text_20_body" style:list-style-name="L37">
      <style:text-properties officeooo:rsid="006de6a7" officeooo:paragraph-rsid="006de6a7"/>
    </style:style>
    <style:style style:name="P325" style:family="paragraph" style:parent-style-name="Text_20_body" style:list-style-name="L40">
      <style:text-properties officeooo:paragraph-rsid="007a6dba"/>
    </style:style>
    <style:style style:name="P326" style:family="paragraph" style:parent-style-name="Text_20_body" style:list-style-name="L42">
      <style:text-properties fo:font-style="italic" style:text-underline-style="none" officeooo:rsid="007d3b9e" officeooo:paragraph-rsid="007d3b9e" style:font-style-asian="italic" style:font-style-complex="italic"/>
    </style:style>
    <style:style style:name="P327" style:family="paragraph" style:parent-style-name="Text_20_body" style:list-style-name="L44">
      <style:text-properties fo:font-style="italic" style:text-underline-style="none" officeooo:rsid="007e472e" officeooo:paragraph-rsid="007e472e" style:font-style-asian="italic" style:font-style-complex="italic"/>
    </style:style>
    <style:style style:name="P328" style:family="paragraph" style:parent-style-name="Text_20_body" style:list-style-name="L45">
      <style:text-properties fo:font-style="italic" style:text-underline-style="none" officeooo:rsid="007fdc7d" officeooo:paragraph-rsid="007fdc7d" style:font-style-asian="italic" style:font-style-complex="italic"/>
    </style:style>
    <style:style style:name="P329" style:family="paragraph" style:parent-style-name="Text_20_body" style:list-style-name="L87">
      <style:text-properties fo:font-style="italic" style:text-underline-style="none" officeooo:rsid="00c93911" officeooo:paragraph-rsid="00c93911" style:font-style-asian="italic" style:font-style-complex="italic"/>
    </style:style>
    <style:style style:name="P330" style:family="paragraph" style:parent-style-name="Text_20_body">
      <style:text-properties fo:font-style="italic" style:text-underline-style="none" officeooo:rsid="00ccb95a" officeooo:paragraph-rsid="00d23879" style:font-style-asian="italic" style:font-style-complex="italic"/>
    </style:style>
    <style:style style:name="P331" style:family="paragraph" style:parent-style-name="Text_20_body" style:list-style-name="L76">
      <style:text-properties fo:font-style="italic" style:text-underline-style="none" fo:font-weight="normal" officeooo:rsid="00aa75b9" officeooo:paragraph-rsid="00aa75b9" style:font-style-asian="italic" style:font-weight-asian="normal" style:font-style-complex="italic" style:font-weight-complex="normal"/>
    </style:style>
    <style:style style:name="P332" style:family="paragraph" style:parent-style-name="Text_20_body" style:list-style-name="L76">
      <style:text-properties fo:font-style="italic" style:text-underline-style="none" fo:font-weight="normal" officeooo:rsid="00abf854" officeooo:paragraph-rsid="00abf854" style:font-style-asian="italic" style:font-weight-asian="normal" style:font-style-complex="italic" style:font-weight-complex="normal"/>
    </style:style>
    <style:style style:name="P333" style:family="paragraph" style:parent-style-name="Text_20_body" style:list-style-name="L46">
      <style:text-properties fo:font-style="italic" style:text-underline-style="solid" style:text-underline-width="auto" style:text-underline-color="font-color" officeooo:rsid="007fdc7d" officeooo:paragraph-rsid="007fdc7d" style:font-style-asian="italic" style:font-style-complex="italic"/>
    </style:style>
    <style:style style:name="P334" style:family="paragraph" style:parent-style-name="Text_20_body" style:list-style-name="L47">
      <style:text-properties fo:font-style="italic" style:text-underline-style="solid" style:text-underline-width="auto" style:text-underline-color="font-color" officeooo:rsid="00817998" officeooo:paragraph-rsid="00817998" style:font-style-asian="italic" style:font-style-complex="italic"/>
    </style:style>
    <style:style style:name="P335" style:family="paragraph" style:parent-style-name="Text_20_body" style:list-style-name="L48">
      <style:text-properties fo:font-style="italic" style:text-underline-style="solid" style:text-underline-width="auto" style:text-underline-color="font-color" officeooo:rsid="00832b6a" officeooo:paragraph-rsid="00832b6a" style:font-style-asian="italic" style:font-style-complex="italic"/>
    </style:style>
    <style:style style:name="P336" style:family="paragraph" style:parent-style-name="Text_20_body" style:list-style-name="L50">
      <style:text-properties fo:font-style="italic" style:text-underline-style="solid" style:text-underline-width="auto" style:text-underline-color="font-color" officeooo:rsid="00847173" officeooo:paragraph-rsid="00847173" style:font-style-asian="italic" style:font-style-complex="italic"/>
    </style:style>
    <style:style style:name="P337" style:family="paragraph" style:parent-style-name="Text_20_body" style:list-style-name="L52">
      <style:text-properties fo:font-style="italic" style:text-underline-style="solid" style:text-underline-width="auto" style:text-underline-color="font-color" officeooo:rsid="008ad901" officeooo:paragraph-rsid="008ad901" style:font-style-asian="italic" style:font-style-complex="italic"/>
    </style:style>
    <style:style style:name="P338" style:family="paragraph" style:parent-style-name="Text_20_body" style:list-style-name="L54">
      <style:text-properties fo:font-style="italic" style:text-underline-style="solid" style:text-underline-width="auto" style:text-underline-color="font-color" officeooo:rsid="008e386e" officeooo:paragraph-rsid="008e386e" style:font-style-asian="italic" style:font-style-complex="italic"/>
    </style:style>
    <style:style style:name="P339" style:family="paragraph" style:parent-style-name="Text_20_body" style:list-style-name="L70">
      <style:text-properties fo:font-style="italic" style:text-underline-style="solid" style:text-underline-width="auto" style:text-underline-color="font-color" officeooo:rsid="009fd9fd" officeooo:paragraph-rsid="009fd9fd" style:font-style-asian="italic" style:font-style-complex="italic"/>
    </style:style>
    <style:style style:name="P340" style:family="paragraph" style:parent-style-name="Text_20_body" style:list-style-name="L84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41" style:family="paragraph" style:parent-style-name="Text_20_body" style:list-style-name="L85">
      <style:text-properties fo:font-style="italic" style:text-underline-style="solid" style:text-underline-width="auto" style:text-underline-color="font-color" officeooo:rsid="00c3f96c" officeooo:paragraph-rsid="00c3f96c" style:font-style-asian="italic" style:font-style-complex="italic"/>
    </style:style>
    <style:style style:name="P342" style:family="paragraph" style:parent-style-name="Text_20_body" style:list-style-name="L86">
      <style:text-properties fo:font-style="italic" style:text-underline-style="solid" style:text-underline-width="auto" style:text-underline-color="font-color" officeooo:rsid="00c741f3" officeooo:paragraph-rsid="00c741f3" style:font-style-asian="italic" style:font-style-complex="italic"/>
    </style:style>
    <style:style style:name="P343" style:family="paragraph" style:parent-style-name="Text_20_body" style:list-style-name="L88">
      <style:text-properties fo:font-style="italic" style:text-underline-style="solid" style:text-underline-width="auto" style:text-underline-color="font-color" officeooo:rsid="00cb360f" officeooo:paragraph-rsid="00cb360f" style:font-style-asian="italic" style:font-style-complex="italic"/>
    </style:style>
    <style:style style:name="P344" style:family="paragraph" style:parent-style-name="Text_20_body" style:list-style-name="L92">
      <style:text-properties fo:font-style="italic" style:text-underline-style="solid" style:text-underline-width="auto" style:text-underline-color="font-color" officeooo:rsid="00d23879" officeooo:paragraph-rsid="00d23879" style:font-style-asian="italic" style:font-style-complex="italic"/>
    </style:style>
    <style:style style:name="P345" style:family="paragraph" style:parent-style-name="Text_20_body" style:list-style-name="L102">
      <style:text-properties fo:font-style="italic" style:text-underline-style="solid" style:text-underline-width="auto" style:text-underline-color="font-color" fo:font-weight="bold" officeooo:rsid="00e377f5" officeooo:paragraph-rsid="00e377f5" style:font-style-asian="italic" style:font-weight-asian="bold" style:font-style-complex="italic" style:font-weight-complex="bold"/>
    </style:style>
    <style:style style:name="P346" style:family="paragraph" style:parent-style-name="Text_20_body" style:list-style-name="L56">
      <style:text-properties fo:font-style="italic" officeooo:rsid="008ea7ad" officeooo:paragraph-rsid="008ea7ad" style:font-style-asian="italic" style:font-style-complex="italic"/>
    </style:style>
    <style:style style:name="P347" style:family="paragraph" style:parent-style-name="Text_20_body" style:list-style-name="L69">
      <style:text-properties fo:font-style="italic" officeooo:rsid="009fd9fd" officeooo:paragraph-rsid="009fd9fd" style:font-style-asian="italic" style:font-style-complex="italic"/>
    </style:style>
    <style:style style:name="P348" style:family="paragraph" style:parent-style-name="Text_20_body" style:list-style-name="L57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49" style:family="paragraph" style:parent-style-name="Text_20_body" style:list-style-name="L58">
      <style:text-properties fo:font-style="italic" fo:font-weight="bold" officeooo:rsid="008ea7ad" officeooo:paragraph-rsid="008ea7ad" style:font-style-asian="italic" style:font-weight-asian="bold" style:font-style-complex="italic" style:font-weight-complex="bold"/>
    </style:style>
    <style:style style:name="P350" style:family="paragraph" style:parent-style-name="Text_20_body" style:list-style-name="L59">
      <style:text-properties fo:font-style="italic" fo:font-weight="bold" officeooo:rsid="009078af" officeooo:paragraph-rsid="009078af" style:font-style-asian="italic" style:font-weight-asian="bold" style:font-style-complex="italic" style:font-weight-complex="bold"/>
    </style:style>
    <style:style style:name="P351" style:family="paragraph" style:parent-style-name="Text_20_body" style:list-style-name="L60">
      <style:text-properties fo:font-style="italic" fo:font-weight="bold" officeooo:rsid="0091d11d" officeooo:paragraph-rsid="0091d11d" style:font-style-asian="italic" style:font-weight-asian="bold" style:font-style-complex="italic" style:font-weight-complex="bold"/>
    </style:style>
    <style:style style:name="P352" style:family="paragraph" style:parent-style-name="Text_20_body" style:list-style-name="L63">
      <style:text-properties fo:font-style="italic" fo:font-weight="bold" officeooo:rsid="0096e7c6" officeooo:paragraph-rsid="0096e7c6" style:font-style-asian="italic" style:font-weight-asian="bold" style:font-style-complex="italic" style:font-weight-complex="bold"/>
    </style:style>
    <style:style style:name="P353" style:family="paragraph" style:parent-style-name="Text_20_body" style:list-style-name="L54">
      <style:text-properties officeooo:paragraph-rsid="008e386e"/>
    </style:style>
    <style:style style:name="P354" style:family="paragraph" style:parent-style-name="Text_20_body" style:list-style-name="L55">
      <style:text-properties officeooo:rsid="008ea7ad" officeooo:paragraph-rsid="008ea7ad"/>
    </style:style>
    <style:style style:name="P355" style:family="paragraph" style:parent-style-name="Text_20_body" style:list-style-name="L63">
      <style:text-properties officeooo:paragraph-rsid="0096e7c6"/>
    </style:style>
    <style:style style:name="P356" style:family="paragraph" style:parent-style-name="Text_20_body" style:list-style-name="L66">
      <style:text-properties officeooo:paragraph-rsid="0099881d"/>
    </style:style>
    <style:style style:name="P357" style:family="paragraph" style:parent-style-name="Text_20_body" style:list-style-name="L66">
      <style:text-properties officeooo:rsid="009ab6b4" officeooo:paragraph-rsid="009ab6b4"/>
    </style:style>
    <style:style style:name="P358" style:family="paragraph" style:parent-style-name="Text_20_body" style:list-style-name="L69">
      <style:text-properties officeooo:rsid="009fd9fd" officeooo:paragraph-rsid="009fd9fd"/>
    </style:style>
    <style:style style:name="P359" style:family="paragraph" style:parent-style-name="Text_20_body" style:list-style-name="L70">
      <style:text-properties officeooo:rsid="009fd9fd" officeooo:paragraph-rsid="009fd9fd"/>
    </style:style>
    <style:style style:name="P360" style:family="paragraph" style:parent-style-name="Text_20_body" style:list-style-name="L73">
      <style:text-properties officeooo:paragraph-rsid="00a35f6c"/>
    </style:style>
    <style:style style:name="P361" style:family="paragraph" style:parent-style-name="Text_20_body" style:list-style-name="L75">
      <style:text-properties officeooo:paragraph-rsid="00a467c1"/>
    </style:style>
    <style:style style:name="P362" style:family="paragraph" style:parent-style-name="Text_20_body" style:list-style-name="L77">
      <style:text-properties officeooo:rsid="00acee28" officeooo:paragraph-rsid="00acee28"/>
    </style:style>
    <style:style style:name="P363" style:family="paragraph" style:parent-style-name="Text_20_body" style:list-style-name="L77">
      <style:text-properties officeooo:rsid="00ad91a3" officeooo:paragraph-rsid="00ad91a3"/>
    </style:style>
    <style:style style:name="P364" style:family="paragraph" style:parent-style-name="Text_20_body" style:list-style-name="L78">
      <style:text-properties officeooo:paragraph-rsid="00ae2c40"/>
    </style:style>
    <style:style style:name="P365" style:family="paragraph" style:parent-style-name="Text_20_body" style:list-style-name="L78">
      <style:text-properties officeooo:rsid="00ae2c40" officeooo:paragraph-rsid="00ae2c40"/>
    </style:style>
    <style:style style:name="P366" style:family="paragraph" style:parent-style-name="Text_20_body" style:list-style-name="L85">
      <style:text-properties officeooo:paragraph-rsid="00c3f96c"/>
    </style:style>
    <style:style style:name="P367" style:family="paragraph" style:parent-style-name="Text_20_body" style:list-style-name="L89">
      <style:text-properties officeooo:paragraph-rsid="00cee484"/>
    </style:style>
    <style:style style:name="P368" style:family="paragraph" style:parent-style-name="Text_20_body" style:list-style-name="L90">
      <style:text-properties officeooo:paragraph-rsid="00cfe1db"/>
    </style:style>
    <style:style style:name="P369" style:family="paragraph" style:parent-style-name="Text_20_body" style:list-style-name="L93">
      <style:text-properties officeooo:paragraph-rsid="00d32252"/>
    </style:style>
    <style:style style:name="P370" style:family="paragraph" style:parent-style-name="Text_20_body" style:list-style-name="L93">
      <style:text-properties officeooo:rsid="00d32252" officeooo:paragraph-rsid="00d32252"/>
    </style:style>
    <style:style style:name="P371" style:family="paragraph" style:parent-style-name="Text_20_body" style:list-style-name="L95">
      <style:text-properties officeooo:paragraph-rsid="00d33c11"/>
    </style:style>
    <style:style style:name="P372" style:family="paragraph" style:parent-style-name="Text_20_body" style:list-style-name="L100">
      <style:text-properties officeooo:paragraph-rsid="00e321f9"/>
    </style:style>
    <style:style style:name="P373" style:family="paragraph" style:parent-style-name="Text_20_body" style:list-style-name="L102">
      <style:text-properties officeooo:paragraph-rsid="00e377f5"/>
    </style:style>
    <style:style style:name="P374" style:family="paragraph" style:parent-style-name="Text_20_body" style:list-style-name="L102">
      <style:text-properties officeooo:rsid="00e377f5" officeooo:paragraph-rsid="00e377f5"/>
    </style:style>
    <style:style style:name="P375" style:family="paragraph" style:parent-style-name="Text_20_body" style:list-style-name="L103">
      <style:text-properties officeooo:rsid="00e57627" officeooo:paragraph-rsid="00e57627"/>
    </style:style>
    <style:style style:name="P376" style:family="paragraph" style:parent-style-name="Text_20_body" style:list-style-name="L103">
      <style:text-properties officeooo:paragraph-rsid="00e57627"/>
    </style:style>
    <style:style style:name="P377" style:family="paragraph" style:parent-style-name="Text_20_body" style:list-style-name="L104">
      <style:text-properties officeooo:paragraph-rsid="00e7cc27"/>
    </style:style>
    <style:style style:name="P378" style:family="paragraph" style:parent-style-name="Text_20_body" style:list-style-name="L105">
      <style:text-properties officeooo:paragraph-rsid="00ea4a63"/>
    </style:style>
    <style:style style:name="P379" style:family="paragraph" style:parent-style-name="Text_20_body" style:list-style-name="L112">
      <style:text-properties officeooo:paragraph-rsid="00f5baf6"/>
    </style:style>
    <style:style style:name="P380" style:family="paragraph" style:parent-style-name="Text_20_body" style:list-style-name="L112">
      <style:text-properties officeooo:rsid="00f5baf6" officeooo:paragraph-rsid="00f5baf6"/>
    </style:style>
    <style:style style:name="P381" style:family="paragraph" style:parent-style-name="Text_20_body" style:list-style-name="L114">
      <style:text-properties officeooo:paragraph-rsid="00f5baf6"/>
    </style:style>
    <style:style style:name="P382" style:family="paragraph" style:parent-style-name="Text_20_body" style:list-style-name="L104">
      <style:paragraph-properties style:writing-mode="lr-tb"/>
      <style:text-properties style:text-underline-style="solid" style:text-underline-width="auto" style:text-underline-color="font-color" officeooo:rsid="00e867b5" officeooo:paragraph-rsid="00e867b5"/>
    </style:style>
    <style:style style:name="P383" style:family="paragraph" style:parent-style-name="Text_20_body" style:list-style-name="L105">
      <style:paragraph-properties style:writing-mode="lr-tb"/>
      <style:text-properties style:text-underline-style="solid" style:text-underline-width="auto" style:text-underline-color="font-color" officeooo:rsid="00ec3d8f" officeooo:paragraph-rsid="00ec3d8f"/>
    </style:style>
    <style:style style:name="P384" style:family="paragraph" style:parent-style-name="Text_20_body">
      <style:paragraph-properties style:writing-mode="lr-tb"/>
      <style:text-properties style:text-underline-style="solid" style:text-underline-width="auto" style:text-underline-color="font-color" officeooo:rsid="00ee27f5" officeooo:paragraph-rsid="00ee27f5"/>
    </style:style>
    <style:style style:name="P385" style:family="paragraph" style:parent-style-name="Text_20_body" style:list-style-name="L106">
      <style:paragraph-properties style:writing-mode="lr-tb"/>
      <style:text-properties style:text-underline-style="solid" style:text-underline-width="auto" style:text-underline-color="font-color" officeooo:rsid="00ee27f5" officeooo:paragraph-rsid="00ee27f5"/>
    </style:style>
    <style:style style:name="P386" style:family="paragraph" style:parent-style-name="Text_20_body">
      <style:paragraph-properties style:writing-mode="lr-tb"/>
      <style:text-properties style:text-underline-style="solid" style:text-underline-width="auto" style:text-underline-color="font-color" officeooo:rsid="00ef81f1" officeooo:paragraph-rsid="00ef81f1"/>
    </style:style>
    <style:style style:name="P387" style:family="paragraph" style:parent-style-name="Text_20_body" style:list-style-name="L108">
      <style:paragraph-properties style:writing-mode="lr-tb"/>
      <style:text-properties style:text-underline-style="solid" style:text-underline-width="auto" style:text-underline-color="font-color" officeooo:rsid="00ef81f1" officeooo:paragraph-rsid="00ef81f1"/>
    </style:style>
    <style:style style:name="P388" style:family="paragraph" style:parent-style-name="Text_20_body">
      <style:paragraph-properties style:writing-mode="lr-tb"/>
      <style:text-properties style:text-underline-style="solid" style:text-underline-width="auto" style:text-underline-color="font-color" officeooo:rsid="00efd0df" officeooo:paragraph-rsid="00efd0df"/>
    </style:style>
    <style:style style:name="P389" style:family="paragraph" style:parent-style-name="Text_20_body" style:list-style-name="L110">
      <style:paragraph-properties style:writing-mode="lr-tb"/>
      <style:text-properties style:text-underline-style="solid" style:text-underline-width="auto" style:text-underline-color="font-color" officeooo:rsid="00efd0df" officeooo:paragraph-rsid="00efd0df"/>
    </style:style>
    <style:style style:name="P390" style:family="paragraph" style:parent-style-name="Text_20_body" style:list-style-name="L110">
      <style:paragraph-properties style:writing-mode="lr-tb"/>
      <style:text-properties style:text-underline-style="solid" style:text-underline-width="auto" style:text-underline-color="font-color" officeooo:rsid="00f13eab" officeooo:paragraph-rsid="00f13eab"/>
    </style:style>
    <style:style style:name="P391" style:family="paragraph" style:parent-style-name="Text_20_body">
      <style:paragraph-properties style:writing-mode="lr-tb"/>
      <style:text-properties style:text-underline-style="solid" style:text-underline-width="auto" style:text-underline-color="font-color" officeooo:rsid="00f25610" officeooo:paragraph-rsid="00f25610"/>
    </style:style>
    <style:style style:name="P392" style:family="paragraph" style:parent-style-name="Text_20_body" style:list-style-name="L111">
      <style:paragraph-properties style:writing-mode="lr-tb"/>
      <style:text-properties style:text-underline-style="solid" style:text-underline-width="auto" style:text-underline-color="font-color" officeooo:rsid="00f25610" officeooo:paragraph-rsid="00f25610"/>
    </style:style>
    <style:style style:name="P393" style:family="paragraph" style:parent-style-name="Text_20_body" style:list-style-name="L115">
      <style:paragraph-properties fo:text-align="start" style:justify-single-word="false" style:writing-mode="lr-tb"/>
      <style:text-properties style:text-underline-style="solid" style:text-underline-width="auto" style:text-underline-color="font-color" officeooo:rsid="00f7eb15" officeooo:paragraph-rsid="00f7eb15"/>
    </style:style>
    <style:style style:name="P394" style:family="paragraph" style:parent-style-name="Text_20_body" style:list-style-name="L115">
      <style:paragraph-properties fo:text-align="start" style:justify-single-word="false" style:writing-mode="lr-tb"/>
      <style:text-properties style:text-underline-style="solid" style:text-underline-width="auto" style:text-underline-color="font-color" officeooo:rsid="00f800f2" officeooo:paragraph-rsid="00f800f2"/>
    </style:style>
    <style:style style:name="P395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officeooo:rsid="00fc6ec2" officeooo:paragraph-rsid="00fc6ec2"/>
    </style:style>
    <style:style style:name="P396" style:family="paragraph" style:parent-style-name="Text_20_body" style:list-style-name="L118">
      <style:paragraph-properties fo:text-align="start" style:justify-single-word="false" style:writing-mode="lr-tb"/>
      <style:text-properties style:text-underline-style="solid" style:text-underline-width="auto" style:text-underline-color="font-color" officeooo:rsid="00fc6ec2" officeooo:paragraph-rsid="00fc6ec2"/>
    </style:style>
    <style:style style:name="P397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officeooo:rsid="00fcefad" officeooo:paragraph-rsid="00fcefad"/>
    </style:style>
    <style:style style:name="P398" style:family="paragraph" style:parent-style-name="Text_20_body" style:list-style-name="L119">
      <style:paragraph-properties fo:text-align="start" style:justify-single-word="false" style:writing-mode="lr-tb"/>
      <style:text-properties style:text-underline-style="solid" style:text-underline-width="auto" style:text-underline-color="font-color" officeooo:rsid="00fcefad" officeooo:paragraph-rsid="00fcefad"/>
    </style:style>
    <style:style style:name="P399" style:family="paragraph" style:parent-style-name="Text_20_body" style:list-style-name="L120">
      <style:paragraph-properties fo:text-align="start" style:justify-single-word="false" style:writing-mode="lr-tb"/>
      <style:text-properties style:text-underline-style="solid" style:text-underline-width="auto" style:text-underline-color="font-color" officeooo:rsid="00fcefad" officeooo:paragraph-rsid="00fcefad"/>
    </style:style>
    <style:style style:name="P400" style:family="paragraph" style:parent-style-name="Text_20_body" style:list-style-name="L120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01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02" style:family="paragraph" style:parent-style-name="Text_20_body" style:list-style-name="L121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03" style:family="paragraph" style:parent-style-name="Text_20_body" style:list-style-name="L122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04" style:family="paragraph" style:parent-style-name="Text_20_body" style:list-style-name="L123">
      <style:paragraph-properties fo:text-align="start" style:justify-single-word="false" style:writing-mode="lr-tb"/>
      <style:text-properties style:text-underline-style="solid" style:text-underline-width="auto" style:text-underline-color="font-color" officeooo:rsid="00fdb380" officeooo:paragraph-rsid="00fdb380"/>
    </style:style>
    <style:style style:name="P405" style:family="paragraph" style:parent-style-name="Text_20_body" style:list-style-name="L107">
      <style:paragraph-properties style:writing-mode="lr-tb"/>
      <style:text-properties style:text-underline-style="none" officeooo:rsid="00ef81f1" officeooo:paragraph-rsid="00ef81f1"/>
    </style:style>
    <style:style style:name="P406" style:family="paragraph" style:parent-style-name="Text_20_body" style:list-style-name="L108">
      <style:paragraph-properties style:writing-mode="lr-tb"/>
      <style:text-properties style:text-underline-style="none" officeooo:rsid="00efbe0e" officeooo:paragraph-rsid="00efbe0e"/>
    </style:style>
    <style:style style:name="P407" style:family="paragraph" style:parent-style-name="Text_20_body">
      <style:paragraph-properties style:writing-mode="lr-tb"/>
      <style:text-properties style:text-underline-style="none" officeooo:rsid="00efbe0e" officeooo:paragraph-rsid="00efbe0e"/>
    </style:style>
    <style:style style:name="P408" style:family="paragraph" style:parent-style-name="Text_20_body" style:list-style-name="L109">
      <style:paragraph-properties style:writing-mode="lr-tb"/>
      <style:text-properties style:text-underline-style="none" officeooo:rsid="00efd0df" officeooo:paragraph-rsid="00efd0df"/>
    </style:style>
    <style:style style:name="P409" style:family="paragraph" style:parent-style-name="Text_20_body">
      <style:paragraph-properties fo:text-align="start" style:justify-single-word="false" style:writing-mode="lr-tb"/>
      <style:text-properties officeooo:paragraph-rsid="00fb1cc3"/>
    </style:style>
    <style:style style:name="P410" style:family="paragraph" style:parent-style-name="Text_20_body" style:list-style-name="L117">
      <style:paragraph-properties fo:text-align="start" style:justify-single-word="false" style:writing-mode="lr-tb"/>
      <style:text-properties officeooo:rsid="00fb1cc3" officeooo:paragraph-rsid="00fb1c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8b5a"/>
    </style:style>
    <style:style style:name="T3" style:family="text">
      <style:text-properties style:text-underline-style="none" officeooo:rsid="003d8e50"/>
    </style:style>
    <style:style style:name="T4" style:family="text">
      <style:text-properties style:text-underline-style="none" officeooo:rsid="0041a3d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55ecc" style:font-weight-asian="normal" style:font-weight-complex="normal"/>
    </style:style>
    <style:style style:name="T7" style:family="text">
      <style:text-properties style:text-underline-style="none" officeooo:rsid="00464319"/>
    </style:style>
    <style:style style:name="T8" style:family="text">
      <style:text-properties style:text-underline-style="none" officeooo:rsid="004936eb"/>
    </style:style>
    <style:style style:name="T9" style:family="text">
      <style:text-properties style:text-underline-style="none" officeooo:rsid="007a6dba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a7ef52"/>
    </style:style>
    <style:style style:name="T13" style:family="text">
      <style:text-properties style:text-underline-style="none" officeooo:rsid="00acd243"/>
    </style:style>
    <style:style style:name="T14" style:family="text">
      <style:text-properties style:text-underline-style="none" officeooo:rsid="00ac8460"/>
    </style:style>
    <style:style style:name="T15" style:family="text">
      <style:text-properties style:text-underline-style="none" officeooo:rsid="00ad91a3"/>
    </style:style>
    <style:style style:name="T16" style:family="text">
      <style:text-properties style:text-underline-style="none" officeooo:rsid="00cee484"/>
    </style:style>
    <style:style style:name="T17" style:family="text">
      <style:text-properties style:text-underline-style="none" officeooo:rsid="00ce204a"/>
    </style:style>
    <style:style style:name="T18" style:family="text">
      <style:text-properties style:text-underline-style="none" officeooo:rsid="00cfe1db"/>
    </style:style>
    <style:style style:name="T19" style:family="text">
      <style:text-properties style:text-underline-style="none" officeooo:rsid="00f5baf6"/>
    </style:style>
    <style:style style:name="T20" style:family="text">
      <style:text-properties style:font-name="Helvetica LT Std Cond" fo:font-size="28pt" fo:font-weight="bold" officeooo:rsid="0008c9b9" style:font-name-asian="Noto Sans CJK SC" style:font-size-asian="28pt" style:font-weight-asian="bold" style:font-name-complex="FreeSans" style:font-size-complex="28pt" style:font-weight-complex="bold"/>
    </style:style>
    <style:style style:name="T21" style:family="text">
      <style:text-properties style:font-name="Helvetica LT Std Cond" fo:font-size="28pt" fo:font-weight="bold" officeooo:rsid="000a68b8" style:font-name-asian="Noto Sans CJK SC" style:font-size-asian="28pt" style:font-weight-asian="bold" style:font-name-complex="FreeSans" style:font-size-complex="28pt" style:font-weight-complex="bold"/>
    </style:style>
    <style:style style:name="T22" style:family="text">
      <style:text-properties style:font-name="Helvetica LT Std Cond" fo:font-size="14.1000003814697pt" style:text-underline-style="solid" style:text-underline-width="auto" style:text-underline-color="font-color" fo:font-weight="bold" officeooo:rsid="009078af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464319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464319" style:font-style-asian="italic" style:font-style-complex="italic"/>
    </style:style>
    <style:style style:name="T29" style:family="text">
      <style:text-properties fo:font-style="italic" style:text-underline-style="none" officeooo:rsid="00c3f96c" style:font-style-asian="italic" style:font-style-complex="italic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830b9" style:font-style-asian="italic" style:font-style-complex="italic"/>
    </style:style>
    <style:style style:name="T34" style:family="text">
      <style:text-properties fo:font-style="italic" officeooo:rsid="00169f22" style:font-style-asian="italic" style:font-style-complex="italic"/>
    </style:style>
    <style:style style:name="T35" style:family="text">
      <style:text-properties fo:font-style="italic" officeooo:rsid="001f118d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830b9" style:font-style-asian="normal" style:font-style-complex="normal"/>
    </style:style>
    <style:style style:name="T39" style:family="text">
      <style:text-properties fo:font-style="normal" officeooo:rsid="001933c6" style:font-style-asian="normal" style:font-style-complex="normal"/>
    </style:style>
    <style:style style:name="T40" style:family="text">
      <style:text-properties fo:font-style="normal" officeooo:rsid="00169f22" style:font-style-asian="normal" style:font-style-complex="normal"/>
    </style:style>
    <style:style style:name="T41" style:family="text">
      <style:text-properties fo:font-style="normal" officeooo:rsid="001f118d" style:font-style-asian="normal" style:font-style-complex="normal"/>
    </style:style>
    <style:style style:name="T42" style:family="text">
      <style:text-properties fo:font-style="normal" officeooo:rsid="0029bbcc" style:font-style-asian="normal" style:font-style-complex="normal"/>
    </style:style>
    <style:style style:name="T43" style:family="text">
      <style:text-properties fo:font-style="normal" officeooo:rsid="0030740c" style:font-style-asian="normal" style:font-style-complex="normal"/>
    </style:style>
    <style:style style:name="T44" style:family="text">
      <style:text-properties fo:font-style="normal" officeooo:rsid="00464319" style:font-style-asian="normal" style:font-style-complex="normal"/>
    </style:style>
    <style:style style:name="T45" style:family="text">
      <style:text-properties fo:font-style="normal" officeooo:rsid="00a7ef52" style:font-style-asian="normal" style:font-style-complex="normal"/>
    </style:style>
    <style:style style:name="T46" style:family="text">
      <style:text-properties fo:font-style="normal" officeooo:rsid="00e3b3aa" style:font-style-asian="normal" style:font-style-complex="normal"/>
    </style:style>
    <style:style style:name="T47" style:family="text">
      <style:text-properties fo:font-style="normal" officeooo:rsid="00e7cc27" style:font-style-asian="normal" style:font-style-complex="normal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fo:font-style="normal" style:text-underline-style="none" officeooo:rsid="000c2780" style:font-style-asian="normal" style:font-style-complex="normal"/>
    </style:style>
    <style:style style:name="T50" style:family="text">
      <style:text-properties fo:font-style="normal" style:text-underline-style="none" officeooo:rsid="000a68b8" style:font-style-asian="normal" style:font-style-complex="normal"/>
    </style:style>
    <style:style style:name="T51" style:family="text">
      <style:text-properties fo:font-style="normal" style:text-underline-style="none" officeooo:rsid="00218b5a" style:font-style-asian="normal" style:font-style-complex="normal"/>
    </style:style>
    <style:style style:name="T52" style:family="text">
      <style:text-properties fo:font-style="normal" style:text-underline-style="none" officeooo:rsid="002b4c6c" style:font-style-asian="normal" style:font-style-complex="normal"/>
    </style:style>
    <style:style style:name="T53" style:family="text">
      <style:text-properties fo:font-style="normal" style:text-underline-style="none" officeooo:rsid="002db7be" style:font-style-asian="normal" style:font-style-complex="normal"/>
    </style:style>
    <style:style style:name="T54" style:family="text">
      <style:text-properties fo:font-style="normal" style:text-underline-style="none" officeooo:rsid="00464319" style:font-style-asian="normal" style:font-style-complex="normal"/>
    </style:style>
    <style:style style:name="T55" style:family="text">
      <style:text-properties fo:font-style="normal" style:text-underline-style="none" officeooo:rsid="004936eb" style:font-style-asian="normal" style:font-style-complex="normal"/>
    </style:style>
    <style:style style:name="T56" style:family="text">
      <style:text-properties fo:font-style="normal" style:text-underline-style="none" officeooo:rsid="00530f20" style:font-style-asian="normal" style:font-style-complex="normal"/>
    </style:style>
    <style:style style:name="T57" style:family="text">
      <style:text-properties fo:font-style="normal" style:text-underline-style="none" officeooo:rsid="00817998" style:font-style-asian="normal" style:font-style-complex="normal"/>
    </style:style>
    <style:style style:name="T58" style:family="text">
      <style:text-properties fo:font-style="normal" style:text-underline-style="none" officeooo:rsid="00881867" style:font-style-asian="normal" style:font-style-complex="normal"/>
    </style:style>
    <style:style style:name="T59" style:family="text">
      <style:text-properties fo:font-style="normal" style:text-underline-style="none" officeooo:rsid="008e386e" style:font-style-asian="normal" style:font-style-complex="normal"/>
    </style:style>
    <style:style style:name="T60" style:family="text">
      <style:text-properties fo:font-style="normal" style:text-underline-style="none" officeooo:rsid="009fd9fd" style:font-style-asian="normal" style:font-style-complex="normal"/>
    </style:style>
    <style:style style:name="T61" style:family="text">
      <style:text-properties fo:font-style="normal" style:text-underline-style="none" officeooo:rsid="00a35f6c" style:font-style-asian="normal" style:font-style-complex="normal"/>
    </style:style>
    <style:style style:name="T62" style:family="text">
      <style:text-properties fo:font-style="normal" style:text-underline-style="none" officeooo:rsid="00c3f96c" style:font-style-asian="normal" style:font-style-complex="normal"/>
    </style:style>
    <style:style style:name="T63" style:family="text">
      <style:text-properties fo:font-style="normal" style:text-underline-style="none" officeooo:rsid="00d32252" style:font-style-asian="normal" style:font-style-complex="normal"/>
    </style:style>
    <style:style style:name="T64" style:family="text">
      <style:text-properties fo:font-style="normal" style:text-underline-style="none" officeooo:rsid="00d33c11" style:font-style-asian="normal" style:font-style-complex="normal"/>
    </style:style>
    <style:style style:name="T65" style:family="text">
      <style:text-properties fo:font-style="normal" style:text-underline-style="none" officeooo:rsid="00e57627" style:font-style-asian="normal" style:font-style-complex="normal"/>
    </style:style>
    <style:style style:name="T66" style:family="text">
      <style:text-properties fo:font-style="normal" style:text-underline-style="none" officeooo:rsid="00e65f94" style:font-style-asian="normal" style:font-style-complex="normal"/>
    </style:style>
    <style:style style:name="T67" style:family="text">
      <style:text-properties fo:font-style="normal" style:text-underline-style="none" officeooo:rsid="00ea4a63" style:font-style-asian="normal" style:font-style-complex="normal"/>
    </style:style>
    <style:style style:name="T68" style:family="text">
      <style:text-properties fo:font-style="normal" style:text-underline-style="none" officeooo:rsid="00e7cc27" style:font-style-asian="normal" style:font-style-complex="normal"/>
    </style:style>
    <style:style style:name="T69" style:family="text">
      <style:text-properties fo:font-style="normal" style:text-underline-style="none" officeooo:rsid="00ec3d8f" style:font-style-asian="normal" style:font-style-complex="normal"/>
    </style:style>
    <style:style style:name="T70" style:family="text">
      <style:text-properties fo:font-style="normal" style:text-underline-style="none" officeooo:rsid="00efbe0e" style:font-style-asian="normal" style:font-style-complex="normal"/>
    </style:style>
    <style:style style:name="T71" style:family="text">
      <style:text-properties fo:font-style="normal" style:text-underline-style="none" officeooo:rsid="00f800f2" style:font-style-asian="normal" style:font-style-complex="normal"/>
    </style:style>
    <style:style style:name="T72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officeooo:rsid="00a7ef52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officeooo:rsid="00e377f5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8f5c13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95b3aa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a7ef52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ac8460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ae2c40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9bbcc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0" style:family="text">
      <style:text-properties fo:font-style="normal" style:text-underline-style="solid" style:text-underline-width="auto" style:text-underline-color="font-color" officeooo:rsid="00efd0df" style:font-style-asian="normal" style:font-style-complex="normal"/>
    </style:style>
    <style:style style:name="T91" style:family="text">
      <style:text-properties fo:font-style="normal" style:text-underline-style="solid" style:text-underline-width="auto" style:text-underline-color="font-color" officeooo:rsid="00fb1cc3" style:font-style-asian="normal" style:font-style-complex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0d4510"/>
    </style:style>
    <style:style style:name="T94" style:family="text">
      <style:text-properties style:font-name="Philosopher" fo:font-size="11pt" officeooo:rsid="000d4510"/>
    </style:style>
    <style:style style:name="T95" style:family="text">
      <style:text-properties style:font-name="Philosopher" fo:font-size="11pt" fo:font-style="normal" style:font-style-asian="normal" style:font-style-complex="normal"/>
    </style:style>
    <style:style style:name="T96" style:family="text">
      <style:text-properties style:font-name="Philosopher" fo:font-size="11pt" fo:font-style="normal" officeooo:rsid="001830b9" style:font-style-asian="normal" style:font-style-complex="normal"/>
    </style:style>
    <style:style style:name="T97" style:family="text">
      <style:text-properties style:font-name="Philosopher" fo:font-size="11pt" fo:font-style="normal" style:text-underline-style="none" style:font-style-asian="normal" style:font-style-complex="normal"/>
    </style:style>
    <style:style style:name="T98" style:family="text">
      <style:text-properties style:font-name="Philosopher" fo:font-size="11pt" fo:font-style="normal" style:text-underline-style="none" officeooo:rsid="002732e0" style:font-style-asian="normal" style:font-style-complex="normal"/>
    </style:style>
    <style:style style:name="T99" style:family="text">
      <style:text-properties style:font-name="Philosopher" fo:font-size="11pt" fo:font-style="normal" style:text-underline-style="none" officeooo:rsid="002b4c6c" style:font-style-asian="normal" style:font-style-complex="normal"/>
    </style:style>
    <style:style style:name="T100" style:family="text">
      <style:text-properties style:font-name="Philosopher" fo:font-size="11pt" fo:font-style="normal" style:text-underline-style="none" officeooo:rsid="00464319" style:font-style-asian="normal" style:font-style-complex="normal"/>
    </style:style>
    <style:style style:name="T101" style:family="text">
      <style:text-properties style:font-name="Philosopher" fo:font-size="11pt" fo:font-style="normal" style:text-underline-style="none" officeooo:rsid="0047b0ee" style:font-style-asian="normal" style:font-style-complex="normal"/>
    </style:style>
    <style:style style:name="T102" style:family="text">
      <style:text-properties style:font-name="Philosopher" fo:font-size="11pt" fo:font-style="normal" style:text-underline-style="none" officeooo:rsid="00530f20" style:font-style-asian="normal" style:font-style-complex="normal"/>
    </style:style>
    <style:style style:name="T103" style:family="text">
      <style:text-properties style:font-name="Philosopher" fo:font-size="11pt" fo:font-style="normal" style:text-underline-style="none" officeooo:rsid="008e386e" style:font-style-asian="normal" style:font-style-complex="normal"/>
    </style:style>
    <style:style style:name="T104" style:family="text">
      <style:text-properties style:font-name="Philosopher" fo:font-size="11pt" fo:font-style="normal" style:text-underline-style="none" officeooo:rsid="00a35f6c" style:font-style-asian="normal" style:font-style-complex="normal"/>
    </style:style>
    <style:style style:name="T105" style:family="text">
      <style:text-properties style:font-name="Philosopher" fo:font-size="11pt" fo:font-style="normal" style:text-underline-style="none" officeooo:rsid="00c3f96c" style:font-style-asian="normal" style:font-style-complex="normal"/>
    </style:style>
    <style:style style:name="T106" style:family="text">
      <style:text-properties style:font-name="Philosopher" fo:font-size="11pt" fo:font-style="normal" style:text-underline-style="none" officeooo:rsid="00d32252" style:font-style-asian="normal" style:font-style-complex="normal"/>
    </style:style>
    <style:style style:name="T107" style:family="text">
      <style:text-properties style:font-name="Philosopher" fo:font-size="11pt" fo:font-style="normal" style:text-underline-style="none" officeooo:rsid="00d33c11" style:font-style-asian="normal" style:font-style-complex="normal"/>
    </style:style>
    <style:style style:name="T108" style:family="text">
      <style:text-properties style:font-name="Philosopher" fo:font-size="11pt" fo:font-style="normal" style:text-underline-style="none" officeooo:rsid="00e57627" style:font-style-asian="normal" style:font-style-complex="normal"/>
    </style:style>
    <style:style style:name="T109" style:family="text">
      <style:text-properties style:font-name="Philosopher" fo:font-size="11pt" fo:font-style="normal" style:text-underline-style="none" officeooo:rsid="00ea4a63" style:font-style-asian="normal" style:font-style-complex="normal"/>
    </style:style>
    <style:style style:name="T110" style:family="text">
      <style:text-properties style:font-name="Philosopher" fo:font-size="11pt" fo:font-style="normal" style:text-underline-style="none" fo:font-weight="normal" officeooo:rsid="0096e7c6" style:font-style-asian="normal" style:font-weight-asian="normal" style:font-style-complex="normal" style:font-weight-complex="normal"/>
    </style:style>
    <style:style style:name="T111" style:family="text">
      <style:text-properties style:font-name="Philosopher" fo:font-size="11pt" fo:font-style="normal" style:text-underline-style="none" fo:font-weight="normal" officeooo:rsid="0099881d" style:font-style-asian="normal" style:font-weight-asian="normal" style:font-style-complex="normal" style:font-weight-complex="normal"/>
    </style:style>
    <style:style style:name="T112" style:family="text">
      <style:text-properties style:font-name="Philosopher" fo:font-size="11pt" fo:font-style="normal" style:text-underline-style="none" fo:font-weight="normal" officeooo:rsid="00a467c1" style:font-style-asian="normal" style:font-weight-asian="normal" style:font-style-complex="normal" style:font-weight-complex="normal"/>
    </style:style>
    <style:style style:name="T113" style:family="text">
      <style:text-properties style:font-name="Philosopher" fo:font-size="11pt" fo:font-style="normal" style:text-underline-style="none" fo:font-weight="normal" officeooo:rsid="00e321f9" style:font-style-asian="normal" style:font-weight-asian="normal" style:font-style-complex="normal" style:font-weight-complex="normal"/>
    </style:style>
    <style:style style:name="T114" style:family="text">
      <style:text-properties style:font-name="Philosopher" fo:font-size="11pt" fo:font-style="normal" style:text-underline-style="none" fo:font-weight="normal" officeooo:rsid="00e377f5" style:font-style-asian="normal" style:font-weight-asian="normal" style:font-style-complex="normal" style:font-weight-complex="normal"/>
    </style:style>
    <style:style style:name="T115" style:family="text">
      <style:text-properties style:font-name="Philosopher" fo:font-size="11pt" fo:font-style="normal" style:text-underline-style="solid" style:text-underline-width="auto" style:text-underline-color="font-color" officeooo:rsid="004936eb" style:font-style-asian="normal" style:font-style-complex="normal"/>
    </style:style>
    <style:style style:name="T116" style:family="text">
      <style:text-properties style:font-name="Philosopher" fo:font-size="11pt" fo:font-style="normal" style:text-underline-style="solid" style:text-underline-width="auto" style:text-underline-color="font-color" officeooo:rsid="00fb1cc3" style:font-style-asian="normal" style:font-style-complex="normal"/>
    </style:style>
    <style:style style:name="T117" style:family="text">
      <style:text-properties style:font-name="Philosopher" fo:font-size="11pt" fo:font-style="italic" officeooo:rsid="001acd20" style:font-style-asian="italic" style:font-style-complex="italic"/>
    </style:style>
    <style:style style:name="T118" style:family="text">
      <style:text-properties style:font-name="Philosopher" fo:font-size="11pt" officeooo:rsid="00218b5a"/>
    </style:style>
    <style:style style:name="T119" style:family="text">
      <style:text-properties style:font-name="Philosopher" fo:font-size="11pt" style:text-underline-style="none" officeooo:rsid="003d8e50"/>
    </style:style>
    <style:style style:name="T120" style:family="text">
      <style:text-properties style:font-name="Philosopher" fo:font-size="11pt" style:text-underline-style="none" fo:font-weight="normal" officeooo:rsid="00455ecc" style:font-weight-asian="normal" style:font-weight-complex="normal"/>
    </style:style>
    <style:style style:name="T121" style:family="text">
      <style:text-properties style:font-name="Philosopher" fo:font-size="11pt" style:text-underline-style="none" officeooo:rsid="007a6dba"/>
    </style:style>
    <style:style style:name="T122" style:family="text">
      <style:text-properties style:font-name="Philosopher" fo:font-size="11pt" style:text-underline-style="none" officeooo:rsid="00cee484"/>
    </style:style>
    <style:style style:name="T123" style:family="text">
      <style:text-properties style:font-name="Philosopher" fo:font-size="11pt" style:text-underline-style="none" officeooo:rsid="00cfe1db"/>
    </style:style>
    <style:style style:name="T124" style:family="text">
      <style:text-properties style:font-name="Philosopher" fo:font-size="11pt" style:text-underline-style="none" officeooo:rsid="00f5baf6"/>
    </style:style>
    <style:style style:name="T125" style:family="text">
      <style:text-properties style:font-name="Philosopher" fo:font-size="11pt" officeooo:rsid="00f5baf6"/>
    </style:style>
    <style:style style:name="T126" style:family="text">
      <style:text-properties officeooo:rsid="000ef21f"/>
    </style:style>
    <style:style style:name="T127" style:family="text">
      <style:text-properties officeooo:rsid="000f9f34"/>
    </style:style>
    <style:style style:name="T128" style:family="text">
      <style:text-properties fo:color="#00763b" officeooo:rsid="000f9f34"/>
    </style:style>
    <style:style style:name="T129" style:family="text">
      <style:text-properties fo:color="#b00000" style:font-name="Philosopher" fo:font-size="11pt" officeooo:rsid="000f9f34"/>
    </style:style>
    <style:style style:name="T130" style:family="text">
      <style:text-properties officeooo:rsid="0015cd49"/>
    </style:style>
    <style:style style:name="T131" style:family="text">
      <style:text-properties officeooo:rsid="00169f22"/>
    </style:style>
    <style:style style:name="T132" style:family="text">
      <style:text-properties officeooo:rsid="001f118d"/>
    </style:style>
    <style:style style:name="T133" style:family="text">
      <style:text-properties officeooo:rsid="00218b5a"/>
    </style:style>
    <style:style style:name="T134" style:family="text">
      <style:text-properties officeooo:rsid="0022b47d"/>
    </style:style>
    <style:style style:name="T135" style:family="text">
      <style:text-properties officeooo:rsid="0040451f"/>
    </style:style>
    <style:style style:name="T136" style:family="text">
      <style:text-properties officeooo:rsid="00448964"/>
    </style:style>
    <style:style style:name="T137" style:family="text">
      <style:text-properties officeooo:rsid="004936eb"/>
    </style:style>
    <style:style style:name="T138" style:family="text">
      <style:text-properties style:text-position="super 58%"/>
    </style:style>
    <style:style style:name="T139" style:family="text">
      <style:text-properties style:use-window-font-color="true" style:font-name="Philosopher" fo:font-size="11pt" fo:font-style="normal" style:text-underline-style="none" officeooo:rsid="00530f20" fo:background-color="transparent" loext:char-shading-value="0" style:font-style-asian="normal" style:font-style-complex="normal"/>
    </style:style>
    <style:style style:name="T140" style:family="text">
      <style:text-properties style:use-window-font-color="true" style:font-name="Philosopher" fo:font-size="11pt" fo:font-style="normal" style:text-underline-style="none" fo:font-weight="normal" officeooo:rsid="00530f20" fo:background-color="transparent" loext:char-shading-value="0" style:font-name-asian="Noto Sans Mono CJK SC" style:font-style-asian="normal" style:font-name-complex="Liberation Mono" style:font-style-complex="normal"/>
    </style:style>
    <style:style style:name="T141" style:family="text">
      <style:text-properties officeooo:rsid="0063a347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0a7ef52"/>
    </style:style>
    <style:style style:name="T144" style:family="text">
      <style:text-properties officeooo:rsid="00bcbfac"/>
    </style:style>
    <style:style style:name="T145" style:family="text">
      <style:text-properties officeooo:rsid="00c111fc"/>
    </style:style>
    <style:style style:name="T146" style:family="text">
      <style:text-properties officeooo:rsid="00f5b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Certified <text:span text:style-name="T20">Dev</text:span><text:span text:style-name="T21">e</text:span><text:span text:style-name="T20">loper</text:span></text:p>
      <text:h text:style-name="Heading_20_3" text:outline-level="3">AWS Regions</text:h>
      <text:list xml:id="list790945306" text:style-name="L1">
        <text:list-item>
          <text:p text:style-name="P107"><text:span text:style-name="T49">Naming convention: </text:span><text:span text:style-name="T27">[country or union]-[region]-[delimiter]</text:span></text:p>
        </text:list-item>
        <text:list-item>
          <text:p text:style-name="P108">Example: “us-east-1” or “eu-west-3”</text:p>
        </text:list-item>
        <text:list-item>
          <text:p text:style-name="P210"><text:span text:style-name="T48">A </text:span><text:span text:style-name="T75">region</text:span><text:span text:style-name="T76"> is a cluster of data centers.</text:span></text:p>
        </text:list-item>
        <text:list-item>
          <text:p text:style-name="P210"><text:span text:style-name="T76">Most AWS services are </text:span><text:span text:style-name="T75">region scoped</text:span></text:p>
        </text:list-item>
      </text:list>
      <text:h text:style-name="P96" text:outline-level="3">AWS Availability Zones</text:h>
      <text:list xml:id="list1278823183" text:style-name="L2">
        <text:list-item>
          <text:p text:style-name="P211"><text:span text:style-name="T93">Each region has </text:span><text:span text:style-name="T94">between 2 and 6</text:span><text:span text:style-name="T93"> availability zones</text:span></text:p>
        </text:list-item>
        <text:list-item>
          <text:p text:style-name="P212"><text:span text:style-name="T50">E</text:span><text:span text:style-name="T48">ach Availability Zone is one or more discrete data centers</text:span></text:p>
        </text:list-item>
        <text:list-item>
          <text:p text:style-name="P109">Availability Zones are separate from each other to provide redundancy in the event of an outage or disaster</text:p>
        </text:list-item>
        <text:list-item>
          <text:p text:style-name="P109">AZs are connected with high bandwidth, ultra-low latency networking</text:p>
        </text:list-item>
      </text:list>
      <text:h text:style-name="P97" text:outline-level="3">Multi-Factor Authentication <text:span text:style-name="T130">(MFA)</text:span></text:h>
      <text:p text:style-name="P37">Use the combination of a secure password <text:span text:style-name="T32">and</text:span><text:span text:style-name="T37"> a physical security device (such as a phone using a security token generator app or a standalone third party device such as a Yubi key) to secure </text:span><text:span text:style-name="T32">at minimum</text:span><text:span text:style-name="T37"> any root level AWS account (and probably all IAM level accounts as well).</text:span></text:p>
      <text:h text:style-name="P97" text:outline-level="3">Access to AWS</text:h>
      <text:p text:style-name="P38">There are three ways to access AWS and AWS resources:</text:p>
      <text:list xml:id="list585166522" text:style-name="L3">
        <text:list-item>
          <text:p text:style-name="P213">AWS Management Console (Web browser, protected by password + MFA)</text:p>
        </text:list-item>
        <text:list-item>
          <text:p text:style-name="P213">AWS CLI (through a terminal emulator, protected by access keys)</text:p>
        </text:list-item>
        <text:list-item>
          <text:p text:style-name="P213">AWS Software Development Kit (SDK – connect with APIs, protected by access keys)</text:p>
        </text:list-item>
      </text:list>
      <text:p text:style-name="P38">Users are responsible for managing (not losing, not sharing, etc.) their own access keys.</text:p>
      <text:list xml:id="list3756565870" text:style-name="L4">
        <text:list-item>
          <text:p text:style-name="P214">Access Key ID ~= username</text:p>
        </text:list-item>
        <text:list-item>
          <text:p text:style-name="P110">Secret Access Key ~= password</text:p>
        </text:list-item>
      </text:list>
      <text:h text:style-name="P98" text:outline-level="3">IAM</text:h>
      <text:p text:style-name="P31">IAM<text:span text:style-name="T37"> stands for </text:span>Identity Access Management<text:span text:style-name="T37">. It’s how AWS manages user to resource and resource to resource access. Using AWS IAM, you can establish users, add users to groups, and attach polices to users and groups.</text:span></text:p>
      <text:h text:style-name="P102" text:outline-level="5">Users, Groups, and Policies</text:h>
      <text:list xml:id="list221256766185346" text:continue-numbering="true" text:style-name="L4">
        <text:list-item>
          <text:p text:style-name="P215"><text:span text:style-name="T131">A </text:span><text:span text:style-name="T34">Policy</text:span><text:span text:style-name="T40"> is a collection of </text:span><text:span text:style-name="T117">P</text:span><text:span text:style-name="T34">ermissions</text:span></text:p>
          <text:list>
            <text:list-item>
              <text:p text:style-name="P217"><text:soft-page-break/><text:span text:style-name="T37">A Policy can be </text:span><text:span text:style-name="T32">managed</text:span><text:span text:style-name="T37"> (by AWS) or you can create custom policies</text:span></text:p>
            </text:list-item>
          </text:list>
        </text:list-item>
        <text:list-item>
          <text:p text:style-name="P215"><text:span text:style-name="T38">A </text:span><text:span text:style-name="T33">User</text:span><text:span text:style-name="T38"> </text:span><text:span text:style-name="T96">can be</text:span><text:span text:style-name="T38"> added to one or more </text:span><text:span text:style-name="T33">Groups</text:span><text:span text:style-name="T38">, or can stand alone</text:span></text:p>
        </text:list-item>
        <text:list-item>
          <text:p text:style-name="P192">Policies should be attached to groups. Users inherit all the policies attached to the groups they’re in</text:p>
        </text:list-item>
        <text:list-item>
          <text:h text:style-name="P215" text:outline-level="3"><text:span text:style-name="T38">Policies can be added directly to Users (</text:span><text:span text:style-name="T33">inline</text:span><text:span text:style-name="T38">)</text:span></text:h>
        </text:list-item>
      </text:list>
      <text:h text:style-name="Heading_20_5" text:outline-level="5">IAM Policy Structure</text:h>
      <table:table table:name="Table1" table:style-name="Table1">
        <table:table-column table:style-name="Table1.A"/>
        <table:table-column table:style-name="Table1.B"/>
        <table:table-row table:style-name="TableLine93892467585760">
          <table:table-cell table:style-name="Table1.A1" office:value-type="string">
            <text:p text:style-name="P1">{</text:p>
          </table:table-cell>
          <table:table-cell table:style-name="Table1.A1" office:value-type="string">
            <text:p text:style-name="P5"><text:span text:style-name="T128">Optional</text:span><text:span text:style-name="T127"> / </text:span><text:span text:style-name="T129">Required</text:span></text:p>
          </table:table-cell>
        </table:table-row>
        <table:table-row table:style-name="TableLine93892467630048">
          <table:table-cell table:style-name="Table1.A1" office:value-type="string">
            <text:p text:style-name="Preformatted_20_Text"><text:s text:c="4"/>“<text:span text:style-name="T126">Version”: “2012-10-17”,</text:span></text:p>
          </table:table-cell>
          <table:table-cell table:style-name="Table1.A1" office:value-type="string">
            <text:p text:style-name="P7">Version: Policy language version</text:p>
          </table:table-cell>
        </table:table-row>
        <table:table-row table:style-name="TableLine93892467630400">
          <table:table-cell table:style-name="Table1.A1" office:value-type="string">
            <text:p text:style-name="Preformatted_20_Text"><text:s text:c="4"/>“<text:span text:style-name="T126">Id”: “S3-Account-Permissions,</text:span></text:p>
          </table:table-cell>
          <table:table-cell table:style-name="Table1.A1" office:value-type="string">
            <text:p text:style-name="P9">Id: policy identifier</text:p>
          </table:table-cell>
        </table:table-row>
        <table:table-row table:style-name="TableLine93892467630928">
          <table:table-cell table:style-name="Table1.A1" office:value-type="string">
            <text:p text:style-name="Preformatted_20_Text"><text:s text:c="4"/>“<text:span text:style-name="T126">Statement”: [</text:span></text:p>
          </table:table-cell>
          <table:table-cell table:style-name="Table1.A1" office:value-type="string">
            <text:p text:style-name="P7">Statement: one or more individual statements</text:p>
          </table:table-cell>
        </table:table-row>
        <table:table-row table:style-name="TableLine93892467631648">
          <table:table-cell table:style-name="Table1.A1" office:value-type="string">
            <text:p text:style-name="Preformatted_20_Text"><text:s text:c="8"/><text:span text:style-name="T126">{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32448">
          <table:table-cell table:style-name="Table1.A1" office:value-type="string">
            <text:p text:style-name="Preformatted_20_Text"><text:s text:c="12"/>“<text:span text:style-name="T126">Sid”: “1”,</text:span></text:p>
          </table:table-cell>
          <table:table-cell table:style-name="Table1.A1" office:value-type="string">
            <text:p text:style-name="P10">Sid: identifier for the statement</text:p>
          </table:table-cell>
        </table:table-row>
        <table:table-row table:style-name="TableLine93892467633200">
          <table:table-cell table:style-name="Table1.A1" office:value-type="string">
            <text:p text:style-name="Preformatted_20_Text"><text:s text:c="12"/>“<text:span text:style-name="T126">Effect”: “Allow”,</text:span></text:p>
          </table:table-cell>
          <table:table-cell table:style-name="Table1.A1" office:value-type="string">
            <text:p text:style-name="P8">Effect: [Allow / Deny] – the effect of the statement</text:p>
          </table:table-cell>
        </table:table-row>
        <table:table-row table:style-name="TableLine93892467634000">
          <table:table-cell table:style-name="Table1.A1" office:value-type="string">
            <text:p text:style-name="P2"><text:s text:c="12"/>“<text:span text:style-name="T126">Principal”: {</text:span></text:p>
          </table:table-cell>
          <table:table-cell table:style-name="Table1.A1" office:value-type="string">
            <text:p text:style-name="P8">Principal: account/user/role the policy applies to</text:p>
          </table:table-cell>
        </table:table-row>
        <table:table-row table:style-name="TableLine93892467634800">
          <table:table-cell table:style-name="Table1.A1" office:value-type="string">
            <text:p text:style-name="P2"><text:s text:c="16"/>“<text:span text:style-name="T126">AWS”: [“arn:aws:iam-”]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5520">
          <table:table-cell table:style-name="Table1.A1" office:value-type="string">
            <text:p text:style-name="P2"><text:s text:c="12"/><text:span text:style-name="T126">}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6320">
          <table:table-cell table:style-name="Table1.A1" office:value-type="string">
            <text:p text:style-name="P2"><text:s text:c="12"/>“<text:span text:style-name="T126">Action”: [</text:span></text:p>
          </table:table-cell>
          <table:table-cell table:style-name="Table1.A1" office:value-type="string">
            <text:p text:style-name="P8">Action: list of actions allowed / denied by the policy</text:p>
          </table:table-cell>
        </table:table-row>
        <table:table-row table:style-name="TableLine93892467637120">
          <table:table-cell table:style-name="Table1.A1" office:value-type="string">
            <text:p text:style-name="P2"><text:s text:c="16"/>“<text:span text:style-name="T126">s3:Ge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7920">
          <table:table-cell table:style-name="Table1.A1" office:value-type="string">
            <text:p text:style-name="P2"><text:s text:c="16"/>“<text:span text:style-name="T126">s3:PutObject”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8720">
          <table:table-cell table:style-name="Table1.A1" office:value-type="string">
            <text:p text:style-name="P2"><text:s text:c="12"/><text:span text:style-name="T126">],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Line93892467639520">
          <table:table-cell table:style-name="Table1.A1" office:value-type="string">
            <text:p text:style-name="P2"><text:s text:c="12"/>“<text:span text:style-name="T127">Resource”: [“arn:aws:s3/*”]</text:span></text:p>
          </table:table-cell>
          <table:table-cell table:style-name="Table1.A1" office:value-type="string">
            <text:p text:style-name="P8">Resource: list of resources the actions apply to</text:p>
          </table:table-cell>
        </table:table-row>
        <table:table-row table:style-name="TableLine93892467640320">
          <table:table-cell table:style-name="Table1.A1" office:value-type="string">
            <text:p text:style-name="P3"><text:s text:c="8"/><text:span text:style-name="T127">}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120">
          <table:table-cell table:style-name="Table1.A1" office:value-type="string">
            <text:p text:style-name="Preformatted_20_Text"><text:s text:c="4"/><text:span text:style-name="T127">]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92467641920">
          <table:table-cell table:style-name="Table1.A1" office:value-type="string">
            <text:p text:style-name="P4">}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P103" text:outline-level="5">IAM Roles (for Services)</text:h>
      <text:p text:style-name="P39"><text:span text:style-name="T32">Roles</text:span><text:span text:style-name="T37"> are like Policies for AWS services. They can be set to give a service (a resource in AWS, such as a Lambda function or EC2 instance) permission to access other resources (like storage, for </text:span><text:span text:style-name="T39">example).</text:span></text:p>
      <text:h text:style-name="P98" text:outline-level="3">EC2</text:h>
      <text:p text:style-name="P31">EC2<text:span text:style-name="T37"> stands for </text:span>Elastic Compute Cloud<text:span text:style-name="T37">. EC2 instances are virtual servers that you provision for various computing purposes like running a web server or performing complex financial calculations.</text:span></text:p>
      <text:h text:style-name="Heading_20_5" text:outline-level="5">EC2 Instance Designations</text:h>
      <text:p text:style-name="P40"><text:span text:style-name="T132">Instance names denote the </text:span><text:span text:style-name="T35">class</text:span><text:span text:style-name="T41">, </text:span><text:span text:style-name="T35">generation</text:span><text:span text:style-name="T41">, and </text:span><text:span text:style-name="T35">size</text:span><text:span text:style-name="T41">. For example, </text:span><text:span text:style-name="Source_20_Text"><text:span text:style-name="T41">t2.micro</text:span></text:span><text:span text:style-name="T41"> or </text:span><text:span text:style-name="Source_20_Text"><text:span text:style-name="T41">m5.2xlarge</text:span></text:span></text:p>
      <text:list xml:id="list2100691747" text:style-name="L5">
        <text:list-item>
          <text:p text:style-name="P218"><text:span text:style-name="Source_20_Text"><text:span text:style-name="T41">t</text:span></text:span> = class</text:p>
        </text:list-item>
        <text:list-item>
          <text:p text:style-name="P218"><text:span text:style-name="Source_20_Text"><text:span text:style-name="T41">2</text:span></text:span> = generation</text:p>
        </text:list-item>
        <text:list-item>
          <text:p text:style-name="P218"><text:span text:style-name="Source_20_Text"><text:span text:style-name="T41">micro</text:span></text:span> = size</text:p>
        </text:list-item>
      </text:list>
      <text:h text:style-name="Heading_20_5" text:outline-level="5"><text:soft-page-break/>EC2 Instance Types</text:h>
      <text:list xml:id="list3119267511" text:style-name="L6">
        <text:list-item>
          <text:p text:style-name="P219"><text:span text:style-name="T133">General Purpose – </text:span><text:span text:style-name="T118">b</text:span><text:span text:style-name="T133">alance between compute, memory, and networking (</text:span><text:span text:style-name="Source_20_Text"><text:span text:style-name="T133">t</text:span></text:span><text:span text:style-name="T133">)</text:span></text:p>
          <text:list>
            <text:list-item>
              <text:p text:style-name="P220">Web servers</text:p>
            </text:list-item>
            <text:list-item>
              <text:p text:style-name="P219"><text:span text:style-name="T118">C</text:span><text:span text:style-name="T133">ode repositories</text:span></text:p>
            </text:list-item>
          </text:list>
        </text:list-item>
        <text:list-item>
          <text:p text:style-name="P220">Compute Optimized – tasks requiring high performance processors (<text:span text:style-name="Source_20_Text">C</text:span>)</text:p>
          <text:list>
            <text:list-item>
              <text:p text:style-name="P220">Data batch processing</text:p>
            </text:list-item>
            <text:list-item>
              <text:p text:style-name="P220">Media transcoding</text:p>
            </text:list-item>
            <text:list-item>
              <text:p text:style-name="P220">Machine learning</text:p>
            </text:list-item>
            <text:list-item>
              <text:p text:style-name="P220">High performance computing</text:p>
            </text:list-item>
            <text:list-item>
              <text:p text:style-name="P220">Dedicated gaming server</text:p>
            </text:list-item>
          </text:list>
        </text:list-item>
        <text:list-item>
          <text:p text:style-name="P220">Memory Optimized – fast performance for large datasets <text:span text:style-name="T134">(</text:span><text:span text:style-name="Source_20_Text">R</text:span><text:span text:style-name="T134">, </text:span><text:span text:style-name="Source_20_Text">X</text:span><text:span text:style-name="T134">, </text:span><text:span text:style-name="Source_20_Text">High Memory</text:span><text:span text:style-name="T134">, </text:span><text:span text:style-name="Source_20_Text">z</text:span><text:span text:style-name="T134">)</text:span></text:p>
          <text:list>
            <text:list-item>
              <text:p text:style-name="P220">Databases</text:p>
            </text:list-item>
            <text:list-item>
              <text:p text:style-name="P220">Distributed cache stores for web</text:p>
            </text:list-item>
            <text:list-item>
              <text:p text:style-name="P220">Buisiness intelligence (BI)</text:p>
            </text:list-item>
            <text:list-item>
              <text:p text:style-name="P220">Realtime processing of big and unstructured data</text:p>
            </text:list-item>
          </text:list>
        </text:list-item>
        <text:list-item>
          <text:p text:style-name="P221">Storage Optimized – high sequential I/O access on large datasets in local storage (<text:span text:style-name="Source_20_Text"><text:span text:style-name="T133">I</text:span></text:span>, <text:span text:style-name="Source_20_Text"><text:span text:style-name="T133">D</text:span></text:span>, <text:span text:style-name="Source_20_Text"><text:span text:style-name="T133">H</text:span></text:span>)</text:p>
          <text:list>
            <text:list-item>
              <text:p text:style-name="P221">High frequency online transaction processing</text:p>
            </text:list-item>
            <text:list-item>
              <text:p text:style-name="P221">Databases</text:p>
            </text:list-item>
            <text:list-item>
              <text:p text:style-name="P221">Cache for in-memory databases</text:p>
            </text:list-item>
            <text:list-item>
              <text:p text:style-name="P221">Data warehousing</text:p>
            </text:list-item>
            <text:list-item>
              <text:p text:style-name="P221">Distributed file systems</text:p>
            </text:list-item>
          </text:list>
        </text:list-item>
      </text:list>
      <text:p text:style-name="P41">(See <text:a xlink:type="simple" xlink:href="https://instances.vantage.sh/" text:style-name="Internet_20_link" text:visited-style-name="Visited_20_Internet_20_Link">https://instances.vantage.sh/</text:a> for a fantastic spec and cost comparison of all the different types of EC2 instances)</text:p>
      <text:h text:style-name="Heading_20_5" text:outline-level="5">Security Groups</text:h>
      <text:p text:style-name="P42">Classic Ports<text:span text:style-name="T1">:</text:span></text:p>
      <text:list xml:id="list3364954140" text:style-name="L7">
        <text:list-item>
          <text:p text:style-name="P194"><text:span text:style-name="Source_20_Text"><text:span text:style-name="T2">22</text:span></text:span><text:span text:style-name="T1"> = SSH (Secure Shell) – log in to a Linux instance</text:span></text:p>
        </text:list-item>
        <text:list-item>
          <text:p text:style-name="P194"><text:span text:style-name="Source_20_Text"><text:span text:style-name="T2">21</text:span></text:span><text:span text:style-name="T1"> = FTP (File Transfer Protocol) – upload files to a file share</text:span></text:p>
        </text:list-item>
        <text:list-item>
          <text:p text:style-name="P194"><text:span text:style-name="Source_20_Text"><text:span text:style-name="T2">22</text:span></text:span><text:span text:style-name="T1"> = SFTP (Secure File Transfer Protocol) – upload files using SSH</text:span></text:p>
        </text:list-item>
        <text:list-item>
          <text:p text:style-name="P194"><text:span text:style-name="Source_20_Text"><text:span text:style-name="T2">80</text:span></text:span><text:span text:style-name="T1"> = HTTP – access unsecured websites</text:span></text:p>
        </text:list-item>
        <text:list-item>
          <text:p text:style-name="P195"><text:span text:style-name="Source_20_Text"><text:span text:style-name="T2">443</text:span></text:span><text:span text:style-name="T1"> = HTTPS – access secured websites</text:span></text:p>
        </text:list-item>
        <text:list-item>
          <text:p text:style-name="P195"><text:span text:style-name="Source_20_Text"><text:span text:style-name="T2">3389</text:span></text:span><text:span text:style-name="T1"> = RDP (Remote Desktop Protocol) – log in to a Windows instance</text:span></text:p>
        </text:list-item>
      </text:list>
      <text:p text:style-name="P78"/>
      <text:h text:style-name="Heading_20_5" text:outline-level="5"><text:soft-page-break/>SSH</text:h>
      <text:p text:style-name="P85">To remote in to an EC2 instance using SSH from a local terminal:</text:p>
      <text:list xml:id="list3216569072" text:style-name="L8">
        <text:list-item>
          <text:p text:style-name="P222">Prerequisite – modify permissions of the appropriate <text:span text:style-name="Source_20_Text"><text:span text:style-name="T51">*.pem</text:span></text:span> file by doing <text:span text:style-name="Source_20_Text"><text:span text:style-name="T51">chmod 0400 [your-key-file].pem</text:span></text:span></text:p>
        </text:list-item>
        <text:list-item>
          <text:p text:style-name="P222"><text:span text:style-name="Source_20_Text"><text:span text:style-name="T51">ssh -i [your-key-file].pem ec2-user@[your-public-ip4-address]</text:span></text:span></text:p>
        </text:list-item>
        <text:list-item>
          <text:p text:style-name="P105"><text:span text:style-name="T98">example: </text:span><text:span text:style-name="Source_20_Text"><text:span text:style-name="T48">ssh -i david-coffee-metal-test.pem ec2-user@54.205.232.239</text:span></text:span></text:p>
        </text:list-item>
      </text:list>
      <text:h text:style-name="Heading_20_5" text:outline-level="5">Roles</text:h>
      <text:p text:style-name="P33">Do Not:<text:span text:style-name="T87"> provide access directly in an EC2 instance with aws-configure and store client id and secret id in the instance filesystem.</text:span></text:p>
      <text:p text:style-name="P33">Do:<text:span text:style-name="T87"> grant permissions to an EC2 instance by </text:span><text:span text:style-name="T88">creating IAM roles and</text:span><text:span text:style-name="T87"> attaching security groups </text:span><text:span text:style-name="T88">to the instance.</text:span></text:p>
      <text:h text:style-name="Heading_20_5" text:outline-level="5"><text:span text:style-name="T42">E</text:span><text:span text:style-name="T37">C2 Instance Purchase Options</text:span></text:h>
      <text:list xml:id="list2022520364" text:style-name="L9">
        <text:list-item>
          <text:p text:style-name="P224"><text:span text:style-name="T37">On Demand</text:span><text:span text:style-name="T48">: short workload with predictable pricing</text:span></text:p>
          <text:list>
            <text:list-item>
              <text:p text:style-name="P111">Linux or Windows – billing per second after the first minute</text:p>
            </text:list-item>
            <text:list-item>
              <text:p text:style-name="P111">All other OS – billing per hour</text:p>
            </text:list-item>
            <text:list-item>
              <text:p text:style-name="P111">Highest cost, no upfront payment</text:p>
            </text:list-item>
            <text:list-item>
              <text:p text:style-name="P111">No long-term commitment</text:p>
            </text:list-item>
            <text:list-item>
              <text:p text:style-name="P111">Recommended for short-term, uninterrupted workloads</text:p>
            </text:list-item>
          </text:list>
        </text:list-item>
        <text:list-item>
          <text:p text:style-name="P224"><text:span text:style-name="T37">Reserved</text:span><text:span text:style-name="T48">: 1 year minimum</text:span></text:p>
          <text:list>
            <text:list-item>
              <text:p text:style-name="P111">Reserved Instances – for long workloads</text:p>
              <text:list>
                <text:list-item>
                  <text:p text:style-name="P112">Up to 75% discount compared with on-demand</text:p>
                </text:list-item>
                <text:list-item>
                  <text:p text:style-name="P112">Reserve for 1 or 3 year terms</text:p>
                </text:list-item>
                <text:list-item>
                  <text:p text:style-name="P223"><text:span text:style-name="T99">No u</text:span><text:span text:style-name="T52">pfront, partial upfront, or all upfront (in order of increasing discount)</text:span></text:p>
                </text:list-item>
                <text:list-item>
                  <text:p text:style-name="P223"><text:span text:style-name="T99">Can</text:span><text:span text:style-name="T52"> reserve a specific instance type</text:span></text:p>
                </text:list-item>
                <text:list-item>
                  <text:p text:style-name="P225"><text:span text:style-name="T52">Recommended for </text:span><text:span text:style-name="T99">s</text:span><text:span text:style-name="T52">teady state usage, </text:span><text:span text:style-name="T99">e.g</text:span><text:span text:style-name="T52">. for databases</text:span></text:p>
                </text:list-item>
              </text:list>
            </text:list-item>
            <text:list-item>
              <text:p text:style-name="P111">Convertible Reserved Instances – long workloads with flexible instances</text:p>
              <text:list>
                <text:list-item>
                  <text:p text:style-name="P112">Up to 54% discount compared with on-demand</text:p>
                </text:list-item>
                <text:list-item>
                  <text:p text:style-name="P112">Can convert between different instance types</text:p>
                </text:list-item>
              </text:list>
            </text:list-item>
            <text:list-item>
              <text:p text:style-name="P111">Scheduled Reserved Instances (deprecated) – short term on a predictable, scheduled basis</text:p>
              <text:list>
                <text:list-item>
                  <text:p text:style-name="P112">Launch within a window of time you reserve</text:p>
                </text:list-item>
                <text:list-item>
                  <text:p text:style-name="P112">Use when required for fractions of the reserve time</text:p>
                </text:list-item>
                <text:list-item>
                  <text:p text:style-name="P112">Reserve for 1 or 3 year terms</text:p>
                </text:list-item>
              </text:list>
            </text:list-item>
          </text:list>
        </text:list-item>
        <text:list-item>
          <text:p text:style-name="P224"><text:span text:style-name="T37">Spot Instances</text:span><text:span text:style-name="T48">: short workloads, cheaper, not guaranteed to run continuously (i.e. jobs may be interrupted and have to be restarted)</text:span></text:p>
          <text:list>
            <text:list-item>
              <text:p text:style-name="P113"><text:soft-page-break/>Up to 90% discount over on-demand</text:p>
            </text:list-item>
            <text:list-item>
              <text:p text:style-name="P113">Kind of like an auction – set your highest purchase price</text:p>
            </text:list-item>
            <text:list-item>
              <text:p text:style-name="P226"><text:span text:style-name="T48">Instances can be lost when your highest bid price isn’t </text:span><text:span text:style-name="T27">THE</text:span><text:span text:style-name="T48"> highest bid price</text:span></text:p>
              <text:list>
                <text:list-item>
                  <text:p text:style-name="P114">Batch jobs</text:p>
                </text:list-item>
                <text:list-item>
                  <text:p text:style-name="P114">Data analysis</text:p>
                </text:list-item>
                <text:list-item>
                  <text:p text:style-name="P114">Image processing</text:p>
                </text:list-item>
                <text:list-item>
                  <text:p text:style-name="P227"><text:span text:style-name="T48">Distributed</text:span><text:span text:style-name="T76"> workloads</text:span></text:p>
                </text:list-item>
                <text:list-item>
                  <text:p text:style-name="P161">Flexible start and end times</text:p>
                </text:list-item>
              </text:list>
            </text:list-item>
            <text:list-item>
              <text:p text:style-name="P161">Not suitable for mission critical jobs or databases</text:p>
            </text:list-item>
          </text:list>
        </text:list-item>
        <text:list-item>
          <text:p text:style-name="P224"><text:span text:style-name="T37">Dedicated Host</text:span><text:span text:style-name="T48">: entire physical server – used for when software licenses </text:span><text:span text:style-name="T53">or government regulations </text:span><text:span text:style-name="T48">prohibit installation on shared resource</text:span></text:p>
          <text:list>
            <text:list-item>
              <text:p text:style-name="P115">Available for 3 year terms</text:p>
            </text:list-item>
            <text:list-item>
              <text:p text:style-name="P115">More expensive than on-demand</text:p>
            </text:list-item>
          </text:list>
        </text:list-item>
        <text:list-item>
          <text:p text:style-name="P229"><text:span text:style-name="T37">Dedicated Instance</text:span><text:span text:style-name="T48">: instance (part of a physical server’s capacity) running on a physical server dedicated to you</text:span></text:p>
        </text:list-item>
      </text:list>
      <text:h text:style-name="Heading_20_5" text:outline-level="5">AMI (Amazon Machine Image)</text:h>
      <text:p text:style-name="P86">An AMI is the operating system and software on the root file system of an EC2 instance. It contains all the files, software packages and utilities, and configurations of a fresh installation of an operating system (like Ubuntu or Windows Server).</text:p>
      <text:p text:style-name="P86">AMIs can be customized with specific operating system versions / flavors, pre-loaded software, and configurations to meet specific computing requirements; reducing the setup time when provisioning new EC2 instances.</text:p>
      <text:p text:style-name="P14">AMI Options<text:span text:style-name="T1">:</text:span></text:p>
      <text:list xml:id="list1711333187" text:style-name="L10">
        <text:list-item>
          <text:p text:style-name="P269">Public AMI – created or curated by Amazon</text:p>
        </text:list-item>
        <text:list-item>
          <text:p text:style-name="P269">Custom AMI – roll your own</text:p>
        </text:list-item>
        <text:list-item>
          <text:p text:style-name="P269">AWS Marketplace AMI – buy, sell, trade, collect ‘em all</text:p>
        </text:list-item>
      </text:list>
      <text:h text:style-name="Heading_20_3" text:outline-level="3">Storage</text:h>
      <text:h text:style-name="Heading_20_5" text:outline-level="5">EBS (Elastic Block Storage)</text:h>
      <text:list xml:id="list44016710" text:style-name="L11">
        <text:list-item>
          <text:p text:style-name="P293"><text:span text:style-name="T23">Network</text:span> drive that can be attached to EC2 instances while running</text:p>
        </text:list-item>
        <text:list-item>
          <text:p text:style-name="P293">Attached EBS volumes continue to exist even after an EC2 instance is terminated (when ‘Delete on Termination’ attribute is <text:span text:style-name="T32">not</text:span><text:span text:style-name="T37"> selected at time of connection to </text:span><text:span text:style-name="T43">EC2</text:span></text:p>
        </text:list-item>
        <text:list-item>
          <text:p text:style-name="P293">In most circumstances, they can only be attached to one instance at a time</text:p>
        </text:list-item>
        <text:list-item>
          <text:p text:style-name="P293">Bound to Availability Zones</text:p>
          <text:list>
            <text:list-item>
              <text:p text:style-name="P293"><text:soft-page-break/>‘Snapshots’ enable copies of EBS state to be written to other EBS volumes in other availability zones</text:p>
            </text:list-item>
          </text:list>
        </text:list-item>
        <text:list-item>
          <text:p text:style-name="P293">Size and IOPS provisioned in advance – price based on size and IOPS specs reserved at time of provisioning</text:p>
          <text:list>
            <text:list-item>
              <text:p text:style-name="P293">Capacity can be increased over time if needed</text:p>
            </text:list-item>
          </text:list>
        </text:list-item>
      </text:list>
      <text:h text:style-name="Heading_20_6" text:outline-level="6">EBS Volume Types</text:h>
      <text:p text:style-name="P15">General Purpose SSD</text:p>
      <text:list xml:id="list2765652346" text:style-name="L12">
        <text:list-item>
          <text:p text:style-name="P270">gp2 / gp3 (SSD): general purpose, balance of price and performance</text:p>
          <text:list>
            <text:list-item>
              <text:p text:style-name="P294"><text:span text:style-name="T119">C</text:span><text:span text:style-name="T3">ost effective, low-latency</text:span></text:p>
            </text:list-item>
            <text:list-item>
              <text:p text:style-name="P294"><text:span text:style-name="T119">S</text:span><text:span text:style-name="T3">ystem boot, virtual desktops, development and test environments</text:span></text:p>
            </text:list-item>
            <text:list-item>
              <text:p text:style-name="P294"><text:span text:style-name="T3">1 GiB – 16 </text:span><text:span text:style-name="T119">Ti</text:span><text:span text:style-name="T3">B</text:span></text:p>
            </text:list-item>
            <text:list-item>
              <text:p text:style-name="P230">gp3</text:p>
              <text:list>
                <text:list-item>
                  <text:p text:style-name="P270">Baseline 3k IOPS, throughput = 125 MiB/s</text:p>
                </text:list-item>
                <text:list-item>
                  <text:p text:style-name="P270">Bursts up to 16k IOPS, 1k MiB/s</text:p>
                </text:list-item>
              </text:list>
            </text:list-item>
            <text:list-item>
              <text:p text:style-name="P230">gp2</text:p>
              <text:list>
                <text:list-item>
                  <text:p text:style-name="P270">Burst up to 3k IOPS</text:p>
                </text:list-item>
                <text:list-item>
                  <text:p text:style-name="P270">Volume size and IOPS are linked – max IOPS of 16k</text:p>
                </text:list-item>
                <text:list-item>
                  <text:p text:style-name="P271">3 IOPS / GiB means max IOPS at 5334 GiB</text:p>
                </text:list-item>
              </text:list>
            </text:list-item>
          </text:list>
        </text:list-item>
      </text:list>
      <text:p text:style-name="P15">Provisioned IOPS SSD</text:p>
      <text:list xml:id="list221256639798024" text:continue-numbering="true" text:style-name="L12">
        <text:list-item>
          <text:p text:style-name="P270">io1 / io2 (SSD): high performance for mission-critical, low-latency or high throughput workloads</text:p>
        </text:list-item>
      </text:list>
      <text:list xml:id="list2652764302" text:style-name="L13">
        <text:list-item>
          <text:list>
            <text:list-item>
              <text:p text:style-name="P272">Critical business applications with sustained IOPS performance</text:p>
            </text:list-item>
            <text:list-item>
              <text:p text:style-name="P272">Applications that require more than 16k IOPS</text:p>
            </text:list-item>
            <text:list-item>
              <text:p text:style-name="P272">Database workloads with sensitive storage performance and consistency requirements</text:p>
            </text:list-item>
          </text:list>
        </text:list-item>
      </text:list>
      <text:p text:style-name="P15">Throughput Optimized HDD <text:span text:style-name="T135">(</text:span>125 MiB – 16 TiB<text:span text:style-name="T135">)</text:span></text:p>
      <text:list xml:id="list221256043988264" text:continue-list="list221256639798024" text:style-name="L12">
        <text:list-item>
          <text:p text:style-name="P270">st1 (HDD): low cost, frequently accessed throughput-intensive workloads</text:p>
          <text:list>
            <text:list-item>
              <text:p text:style-name="P273">Max IOPS 500, max throughput 500 MiB/s</text:p>
            </text:list-item>
            <text:list-item>
              <text:p text:style-name="P273">Big data, data warehouses, log processing</text:p>
            </text:list-item>
          </text:list>
        </text:list-item>
      </text:list>
      <text:p text:style-name="P15">Cold Storage HDD</text:p>
      <text:list xml:id="list221256830817199" text:continue-numbering="true" text:style-name="L12">
        <text:list-item>
          <text:p text:style-name="P270">sc1 (HDD): lowest cost, less frequently accessed</text:p>
          <text:list>
            <text:list-item>
              <text:p text:style-name="P273">Max IOPS 250, max throughput 250 MiB/s</text:p>
            </text:list-item>
            <text:list-item>
              <text:p text:style-name="P273">Use when low cost is more important than frequency of access</text:p>
            </text:list-item>
          </text:list>
        </text:list-item>
      </text:list>
      <text:p text:style-name="P35"><text:span text:style-name="T1">Only gp2 / gp3 or io1 / io2 types can be used as boot volume</text:span><text:span text:style-name="T4">s</text:span></text:p>
      <text:h text:style-name="P104" text:outline-level="6"><text:soft-page-break/><text:span text:style-name="T4">E</text:span><text:span text:style-name="T1">BS Multi-Attach (io1 / io2)</text:span></text:h>
      <text:list xml:id="list1708910041" text:style-name="L14">
        <text:list-item>
          <text:p text:style-name="P274">Can be attached to multiple EC2 instances in the same availability zone</text:p>
        </text:list-item>
        <text:list-item>
          <text:p text:style-name="P274">Each instance has full read/write permissions to the volume</text:p>
        </text:list-item>
        <text:list-item>
          <text:p text:style-name="P274">For higher availability in clustered Linux applications</text:p>
        </text:list-item>
        <text:list-item>
          <text:p text:style-name="P274">Applications must be able to manage concurrent write operations</text:p>
        </text:list-item>
        <text:list-item>
          <text:p text:style-name="P295"><text:span text:style-name="T1">Must use a filesystem that is </text:span><text:span text:style-name="T27">cluster aware</text:span><text:span text:style-name="T48"> (i.e. - </text:span><text:span text:style-name="T25">NOT</text:span><text:span text:style-name="T48"> </text:span><text:span text:style-name="Source_20_Text"><text:span text:style-name="T48">xfs</text:span></text:span><text:span text:style-name="T48">, </text:span><text:span text:style-name="Source_20_Text"><text:span text:style-name="T48">ext4</text:span></text:span><text:span text:style-name="T48">, etc.)</text:span></text:p>
        </text:list-item>
      </text:list>
      <text:h text:style-name="Heading_20_5" text:outline-level="5">EC2 Instance Store</text:h>
      <text:list xml:id="list464215141" text:style-name="L15">
        <text:list-item>
          <text:p text:style-name="P297"><text:span text:style-name="T23">Physical</text:span> drive that can be connected to an EC2 instance</text:p>
        </text:list-item>
        <text:list-item>
          <text:p text:style-name="P297">Better I/O performance</text:p>
        </text:list-item>
        <text:list-item>
          <text:p text:style-name="P297">Ephemeral – data will be destroyed when connected instance is stopped or terminated or if the instance fails</text:p>
        </text:list-item>
        <text:list-item>
          <text:p text:style-name="P297">Buffer, cache, scratch data, temporary content – data that doesn’t need to be persisted</text:p>
        </text:list-item>
      </text:list>
      <text:h text:style-name="Heading_20_3" text:outline-level="3">EFS <text:span text:style-name="T136">(</text:span>Elastic File System<text:span text:style-name="T136">)</text:span></text:h>
      <text:list xml:id="list3596847492" text:style-name="L16">
        <text:list-item>
          <text:p text:style-name="P296">Managed Network File System (NFS) that can be mounted on any EC2</text:p>
        </text:list-item>
        <text:list-item>
          <text:p text:style-name="P296">An EFS is available to EC2 instances in multiple availability zones</text:p>
        </text:list-item>
        <text:list-item>
          <text:p text:style-name="P296">Highly available, and about 3× the cost of gp2 (pay per use)</text:p>
        </text:list-item>
        <text:list-item>
          <text:p text:style-name="P299">Use for content management, web serving, data sharing</text:p>
        </text:list-item>
        <text:list-item>
          <text:p text:style-name="P299">Uses NFSv4.1 protocol, plus security group for access</text:p>
        </text:list-item>
        <text:list-item>
          <text:p text:style-name="P300">Compatible only with Linux AMIs (no Windows)</text:p>
        </text:list-item>
        <text:list-item>
          <text:p text:style-name="P231">Scale</text:p>
          <text:list>
            <text:list-item>
              <text:p text:style-name="P275">Thousands of concurrent NFS clients at 10+ GiB/s throughput</text:p>
            </text:list-item>
            <text:list-item>
              <text:p text:style-name="P275">Grow to petabyte scale NFS automatically based on capacity need (it grows)</text:p>
            </text:list-item>
          </text:list>
        </text:list-item>
        <text:list-item>
          <text:p text:style-name="P231">Performance Mode Options</text:p>
          <text:list>
            <text:list-item>
              <text:p text:style-name="P275">General Purpose (default) – latency sensitive use cases like web servers and content management</text:p>
            </text:list-item>
            <text:list-item>
              <text:p text:style-name="P275">Max I/O – higher throughput, highly parallel at the cost of higher latency, use for big data, media processing, etc.</text:p>
            </text:list-item>
          </text:list>
        </text:list-item>
        <text:list-item>
          <text:p text:style-name="P231">Throughput Mode Options</text:p>
          <text:list>
            <text:list-item>
              <text:p text:style-name="P298"><text:span text:style-name="T6">Bursting – 1 TiB </text:span><text:span text:style-name="T120">=</text:span><text:span text:style-name="T6"> 50 MiB/s + burst of up to 100 MiB/s (throughput linked to capacity)</text:span></text:p>
            </text:list-item>
            <text:list-item>
              <text:p text:style-name="P275">Provisioned – set throughput independently of storage size</text:p>
            </text:list-item>
          </text:list>
        </text:list-item>
        <text:list-item>
          <text:p text:style-name="P232"><text:span text:style-name="T92">Storage Tier Options (move file(s) after </text:span><text:span text:style-name="T36">n</text:span><text:span text:style-name="T87"> days)</text:span></text:p>
          <text:list>
            <text:list-item>
              <text:p text:style-name="P276">Standard – frequently accessed files</text:p>
            </text:list-item>
            <text:list-item>
              <text:p text:style-name="P276">Infrequent access (EFS-IA) – cost to retrieve files, lower cost to store</text:p>
            </text:list-item>
          </text:list>
        </text:list-item>
      </text:list>
      <text:h text:style-name="Heading_20_5" text:outline-level="5"><text:soft-page-break/>Scalability</text:h>
      <text:p text:style-name="P16">Vertical Scalability<text:span text:style-name="T1"> – increasing the size of an instance; common use case for non-distributed systems like a database or cache, subject to physical (hardware) limits</text:span></text:p>
      <text:p text:style-name="P16">Horizontal Scalability<text:span text:style-name="T1"> – increasing the number of instances; common use case for distributed systems like web applications that need more capacity to handle more traffic as needed</text:span></text:p>
      <text:p text:style-name="P17">High Availability<text:span text:style-name="T1"> – usually linked with horizontal scaling, </text:span><text:span text:style-name="T7">to run instances in at least 2 data centers (or Availability Zones); use case for surviving a data center outage or hardware failure.</text:span></text:p>
      <text:list xml:id="list1858664680" text:style-name="L17">
        <text:list-item>
          <text:p text:style-name="P302"><text:span text:style-name="T24">P</text:span><text:span text:style-name="T23">assive HA</text:span><text:span text:style-name="T1">: If a failure occurs in one center or AZ, another center’s </text:span><text:span text:style-name="T27">current capacity</text:span><text:span text:style-name="T48"> will handle traffic not served by the down center or AZ</text:span></text:p>
        </text:list-item>
        <text:list-item>
          <text:p text:style-name="P301"><text:span text:style-name="T24">Active HA</text:span><text:span text:style-name="T7">: If a failure occurs in one center or AZ, another center or AZ can scale </text:span><text:span text:style-name="T28">horizontally</text:span><text:span text:style-name="T54"> to support the amount of traffic not served by </text:span><text:span text:style-name="T100">down center or AZ</text:span></text:p>
        </text:list-item>
      </text:list>
      <text:h text:style-name="P99" text:outline-level="3"><text:span text:style-name="T44">E</text:span><text:span text:style-name="T37">lastic Load Balancer (ELB)</text:span></text:h>
      <text:p text:style-name="P87"><text:span text:style-name="T97">Load Balancers are servers that forward traffic to multiple servers downstream. They distribute the load more evenly across servers running the same application. </text:span><text:span text:style-name="T101">With a Load Balancer, you’ll</text:span></text:p>
      <text:list xml:id="list2959535265" text:style-name="L18">
        <text:list-item>
          <text:p text:style-name="P303">Spread traffic load across multiple downstream instances</text:p>
        </text:list-item>
        <text:list-item>
          <text:p text:style-name="P303">Expose a single point of access to your application</text:p>
        </text:list-item>
        <text:list-item>
          <text:p text:style-name="P303">Seamlessly handle failures of downstream instances</text:p>
        </text:list-item>
        <text:list-item>
          <text:p text:style-name="P303">Do regular instance health checks</text:p>
        </text:list-item>
        <text:list-item>
          <text:p text:style-name="P303">Provide SSL termination (HTTPS) for your site(s)</text:p>
        </text:list-item>
        <text:list-item>
          <text:p text:style-name="P303">Enforce stickiness (cookies)</text:p>
        </text:list-item>
        <text:list-item>
          <text:p text:style-name="P303">HA across zones</text:p>
        </text:list-item>
        <text:list-item>
          <text:p text:style-name="P303">Separate public and private traffic</text:p>
        </text:list-item>
      </text:list>
      <text:p text:style-name="P18"><text:span text:style-name="T95">AWS ELB</text:span><text:span text:style-name="T97">:</text:span></text:p>
      <text:list xml:id="list1641569586" text:style-name="L19">
        <text:list-item>
          <text:p text:style-name="P304">AWS managed load balancer; AWS guarantees that it</text:p>
          <text:list>
            <text:list-item>
              <text:p text:style-name="P304">Will work</text:p>
            </text:list-item>
            <text:list-item>
              <text:p text:style-name="P304">Will be upgraded, maintained, and highly available</text:p>
            </text:list-item>
            <text:list-item>
              <text:p text:style-name="P304">Will only have a few configuration options (no tyranny of choice)</text:p>
            </text:list-item>
          </text:list>
        </text:list-item>
        <text:list-item>
          <text:p text:style-name="P304">It will cost less in money, time, and effort than setting up your own load balancer</text:p>
        </text:list-item>
        <text:list-item>
          <text:p text:style-name="P304">Integrated with many AWS services</text:p>
        </text:list-item>
      </text:list>
      <text:p text:style-name="P88"><text:span text:style-name="T115">Managed Load Balancer Types</text:span><text:span text:style-name="T101">:</text:span></text:p>
      <text:list xml:id="list3644085988" text:style-name="L20">
        <text:list-item>
          <text:p text:style-name="P313"><text:span text:style-name="T101">C</text:span><text:span text:style-name="T97">lassic Load Balancer (deprecated)</text:span></text:p>
          <text:list>
            <text:list-item>
              <text:p text:style-name="P313"><text:span text:style-name="Source_20_Text"><text:span text:style-name="T48">HTTP</text:span></text:span><text:span text:style-name="T97">, </text:span><text:span text:style-name="Source_20_Text"><text:span text:style-name="T48">HTTPS</text:span></text:span><text:span text:style-name="T97">, </text:span><text:span text:style-name="Source_20_Text"><text:span text:style-name="T48">TCP</text:span></text:span><text:span text:style-name="T97">, </text:span><text:span text:style-name="Source_20_Text"><text:span text:style-name="T48">SSL</text:span></text:span><text:span text:style-name="T97"> (secure </text:span><text:span text:style-name="Source_20_Text"><text:span text:style-name="T48">TCP</text:span></text:span><text:span text:style-name="T97">)</text:span></text:p>
            </text:list-item>
          </text:list>
        </text:list-item>
        <text:list-item>
          <text:p text:style-name="P305">Application Load Balancer</text:p>
          <text:list>
            <text:list-item>
              <text:p text:style-name="P313"><text:span text:style-name="Source_20_Text"><text:span text:style-name="T48">HTTP</text:span></text:span><text:span text:style-name="T97">, </text:span><text:span text:style-name="Source_20_Text"><text:span text:style-name="T48">HTTPS</text:span></text:span><text:span text:style-name="T97">, </text:span><text:span text:style-name="Source_20_Text"><text:span text:style-name="T48">WebSocket</text:span></text:span></text:p>
            </text:list-item>
          </text:list>
        </text:list-item>
        <text:list-item>
          <text:p text:style-name="P305"><text:soft-page-break/>Network Load Balancer</text:p>
          <text:list>
            <text:list-item>
              <text:p text:style-name="P313"><text:span text:style-name="Source_20_Text"><text:span text:style-name="T48">TCP</text:span></text:span><text:span text:style-name="T97">, </text:span><text:span text:style-name="Source_20_Text"><text:span text:style-name="T48">TLS</text:span></text:span><text:span text:style-name="T97"> (secure </text:span><text:span text:style-name="Source_20_Text"><text:span text:style-name="T48">TCP</text:span></text:span><text:span text:style-name="T97">), </text:span><text:span text:style-name="Source_20_Text"><text:span text:style-name="T48">UDP</text:span></text:span></text:p>
            </text:list-item>
          </text:list>
        </text:list-item>
        <text:list-item>
          <text:p text:style-name="P305">Gateway Load Balancer</text:p>
          <text:list>
            <text:list-item>
              <text:p text:style-name="P305">Operates at “layer 3” (Network layer)</text:p>
            </text:list-item>
          </text:list>
        </text:list-item>
      </text:list>
      <text:p text:style-name="P19"><text:span text:style-name="T95">Security</text:span><text:span text:style-name="T97">:</text:span></text:p>
      <text:list xml:id="list2607093080" text:style-name="L21">
        <text:list-item>
          <text:p text:style-name="P306">Allow inbound traffic from anywhere to load balancer</text:p>
          <text:list>
            <text:list-item>
              <text:p text:style-name="P233"><text:span text:style-name="Source_20_Text"><text:span text:style-name="T55">HTTP</text:span></text:span><text:span text:style-name="T97">, </text:span><text:span text:style-name="Source_20_Text"><text:span text:style-name="T55">TCP</text:span></text:span><text:span text:style-name="T97">, Port </text:span><text:span text:style-name="Source_20_Text"><text:span text:style-name="T55">80</text:span></text:span><text:span text:style-name="T97">, </text:span><text:span text:style-name="Source_20_Text"><text:span text:style-name="T55">0.0.0.0/0</text:span></text:span></text:p>
            </text:list-item>
            <text:list-item>
              <text:p text:style-name="P233"><text:span text:style-name="Source_20_Text"><text:span text:style-name="T55">HTTPS</text:span></text:span><text:span text:style-name="T97">, </text:span><text:span text:style-name="Source_20_Text"><text:span text:style-name="T55">TCP</text:span></text:span><text:span text:style-name="T97">, Port </text:span><text:span text:style-name="Source_20_Text"><text:span text:style-name="T55">443</text:span></text:span><text:span text:style-name="T97">, </text:span><text:span text:style-name="Source_20_Text"><text:span text:style-name="T55">0.0.0.0/0</text:span></text:span></text:p>
            </text:list-item>
          </text:list>
        </text:list-item>
        <text:list-item>
          <text:p text:style-name="P314"><text:span text:style-name="T55">A</text:span><text:span text:style-name="T48">llow inbound traffic </text:span><text:span text:style-name="T27">only</text:span><text:span text:style-name="T48"> from load balancer to EC2 instances</text:span></text:p>
          <text:list>
            <text:list-item>
              <text:p text:style-name="P314"><text:span text:style-name="Source_20_Text"><text:span text:style-name="T55">HTTP</text:span></text:span><text:span text:style-name="T48">, </text:span><text:span text:style-name="Source_20_Text"><text:span text:style-name="T55">TCP</text:span></text:span><text:span text:style-name="T48">, Port </text:span><text:span text:style-name="Source_20_Text"><text:span text:style-name="T55">80</text:span></text:span><text:span text:style-name="T48">, </text:span><text:span text:style-name="T27">security group</text:span></text:p>
            </text:list-item>
          </text:list>
        </text:list-item>
      </text:list>
      <text:p text:style-name="P79"><text:span text:style-name="T23">Classic Load Balancer</text:span>:</text:p>
      <text:list xml:id="list399863126" text:style-name="L22">
        <text:list-item>
          <text:p text:style-name="P116"><text:span text:style-name="Source_20_Text"><text:span text:style-name="T137">TCP</text:span></text:span> (Layer 4), <text:span text:style-name="Source_20_Text"><text:span text:style-name="T137">HTTP</text:span></text:span> &amp; <text:span text:style-name="Source_20_Text"><text:span text:style-name="T137">HTTPS</text:span></text:span> (Layer 7)</text:p>
        </text:list-item>
        <text:list-item>
          <text:p text:style-name="P116">Health checks are in <text:span text:style-name="Source_20_Text"><text:span text:style-name="T137">TCP</text:span></text:span> or <text:span text:style-name="Source_20_Text"><text:span text:style-name="T137">HTTP</text:span></text:span></text:p>
        </text:list-item>
        <text:list-item>
          <text:p text:style-name="P116">Fixed hostname</text:p>
        </text:list-item>
      </text:list>
      <text:p text:style-name="P43">Application Load Balancer<text:span text:style-name="T1">:</text:span></text:p>
      <text:list xml:id="list1954023487" text:style-name="L23">
        <text:list-item>
          <text:p text:style-name="P117">Bullet</text:p>
        </text:list-item>
      </text:list>
      <text:p text:style-name="P43">Network Load Balancer<text:span text:style-name="T1">:</text:span></text:p>
      <text:list xml:id="list3269005374" text:style-name="L24">
        <text:list-item>
          <text:p text:style-name="P307"><text:span text:style-name="Source_20_Text"><text:span text:style-name="T137">TCP</text:span></text:span> and <text:span text:style-name="Source_20_Text"><text:span text:style-name="T137">UDP</text:span></text:span> (Layer 4)</text:p>
        </text:list-item>
        <text:list-item>
          <text:p text:style-name="P307">Handle millions of requests per second</text:p>
        </text:list-item>
        <text:list-item>
          <text:p text:style-name="P307">Low latency (~100ms, vs ~400ms for ALB)</text:p>
        </text:list-item>
        <text:list-item>
          <text:p text:style-name="P307">Exposes one static IP per Availability Zone, and supports assigning Elastic IP (helpful for allowlisting specific IP)</text:p>
        </text:list-item>
        <text:list-item>
          <text:p text:style-name="P307">Use when you need extreme performance, <text:span text:style-name="Source_20_Text"><text:span text:style-name="T137">TCP</text:span></text:span>, or <text:span text:style-name="Source_20_Text"><text:span text:style-name="T137">UDP</text:span></text:span> traffic</text:p>
        </text:list-item>
        <text:list-item>
          <text:p text:style-name="P307">Not included in AWS Free Tier</text:p>
        </text:list-item>
        <text:list-item>
          <text:p text:style-name="P307">Target Groups can be of</text:p>
          <text:list>
            <text:list-item>
              <text:p text:style-name="P307">EC2 instances</text:p>
            </text:list-item>
            <text:list-item>
              <text:p text:style-name="P311">Private<text:span text:style-name="T37"> IP addresses</text:span></text:p>
            </text:list-item>
            <text:list-item>
              <text:p text:style-name="P307">Application load balancers</text:p>
            </text:list-item>
          </text:list>
        </text:list-item>
      </text:list>
      <text:p text:style-name="P43">Gateway Load Balancer<text:span text:style-name="T1">:</text:span></text:p>
      <text:list xml:id="list3112921169" text:style-name="L25">
        <text:list-item>
          <text:p text:style-name="P308">Deploy, scale, and manage a fleet of 3<text:span text:style-name="T138">rd</text:span> party network virtual appliances in AWS</text:p>
        </text:list-item>
        <text:list-item>
          <text:p text:style-name="P308">Examples – firewalls, intrusion detection and prevention systems, deep packet inspection systems, payload manipulation, etc.</text:p>
        </text:list-item>
        <text:list-item>
          <text:p text:style-name="P309">Network layer (Layer 3) – IP packets</text:p>
        </text:list-item>
        <text:list-item>
          <text:p text:style-name="P309"><text:soft-page-break/>Combines:</text:p>
          <text:list>
            <text:list-item>
              <text:p text:style-name="P309">Transparent network gateway (single entry / exit for all traffic)</text:p>
            </text:list-item>
            <text:list-item>
              <text:p text:style-name="P309">Load balancer, distributing traffic to your virtual appliances</text:p>
            </text:list-item>
          </text:list>
        </text:list-item>
        <text:list-item>
          <text:p text:style-name="P309">Uses the GENEVE protocol on port 6081</text:p>
        </text:list-item>
        <text:list-item>
          <text:p text:style-name="P309">Target Groups can be of</text:p>
          <text:list>
            <text:list-item>
              <text:p text:style-name="P309">EC2 instances</text:p>
            </text:list-item>
            <text:list-item>
              <text:p text:style-name="P312">Private <text:span text:style-name="T37">IP addresses</text:span></text:p>
            </text:list-item>
          </text:list>
        </text:list-item>
      </text:list>
      <text:p text:style-name="P93">ELB Session Affinity (Sticky Sessions)</text:p>
      <text:p text:style-name="P92">It’s possible to implement “stickiness” so that the same client is always redirected to the same instance behind a load balancer (Classic Load Balancer and Application Load Balancer only)</text:p>
      <text:list xml:id="list3256977967" text:style-name="L26">
        <text:list-item>
          <text:p text:style-name="P310">Implemented with a cookie (with expiration date)</text:p>
        </text:list-item>
        <text:list-item>
          <text:p text:style-name="P310">Use case: prevent user from losing session data</text:p>
        </text:list-item>
        <text:list-item>
          <text:p text:style-name="P310">Possibly results in load imbalance</text:p>
        </text:list-item>
      </text:list>
      <text:p text:style-name="P44">The Cookies</text:p>
      <text:list xml:id="list2323097340" text:style-name="L27">
        <text:list-item>
          <text:p text:style-name="P118">Application based cookies</text:p>
          <text:list>
            <text:list-item>
              <text:p text:style-name="P118">Custom cookie</text:p>
              <text:list>
                <text:list-item>
                  <text:p text:style-name="P315"><text:span text:style-name="T102">G</text:span><text:span text:style-name="T56">enerated by target</text:span></text:p>
                </text:list-item>
                <text:list-item>
                  <text:p text:style-name="P118">Can include any custom attributes required by the application</text:p>
                </text:list-item>
                <text:list-item>
                  <text:p text:style-name="P118">Cookie name must be specified individually for each target group</text:p>
                </text:list-item>
                <text:list-item>
                  <text:p text:style-name="P196"><text:span text:style-name="T1">Cannot use reserved names </text:span><text:span text:style-name="Source_20_Text"><text:span text:style-name="T8">AWSALB</text:span></text:span><text:span text:style-name="T1">, </text:span><text:span text:style-name="Source_20_Text"><text:span text:style-name="T8">AWSALBAPP</text:span></text:span><text:span text:style-name="T1">, or </text:span><text:span text:style-name="Source_20_Text"><text:span text:style-name="T8">AWSALBTG</text:span></text:span></text:p>
                </text:list-item>
              </text:list>
            </text:list-item>
            <text:list-item>
              <text:p text:style-name="P315"><text:span text:style-name="Source_20_Text"><text:span text:style-name="T140">A</text:span></text:span><text:span text:style-name="Source_20_Text"><text:span text:style-name="T139">pplication Cookie</text:span></text:span></text:p>
              <text:list>
                <text:list-item>
                  <text:p text:style-name="P315"><text:span text:style-name="Source_20_Text"><text:span text:style-name="T139">Generated by load balancer</text:span></text:span></text:p>
                </text:list-item>
                <text:list-item>
                  <text:p text:style-name="P315"><text:span text:style-name="Source_20_Text"><text:span text:style-name="T139">Will use <text:s/></text:span></text:span><text:span text:style-name="Source_20_Text"><text:span text:style-name="T55">AWSALBAPP</text:span></text:span></text:p>
                </text:list-item>
              </text:list>
            </text:list-item>
          </text:list>
        </text:list-item>
        <text:list-item>
          <text:p text:style-name="P118">Duration based cookies</text:p>
          <text:list>
            <text:list-item>
              <text:p text:style-name="P315"><text:span text:style-name="T102">G</text:span><text:span text:style-name="T56">enerated by load balancer</text:span></text:p>
            </text:list-item>
            <text:list-item>
              <text:p text:style-name="P316"><text:span text:style-name="T48">Will use </text:span><text:span text:style-name="Source_20_Text"><text:span text:style-name="T55">AWSALB</text:span></text:span><text:span text:style-name="T48"> for ALB, or </text:span><text:span text:style-name="Source_20_Text"><text:span text:style-name="T55">AWSCLB</text:span></text:span><text:span text:style-name="T48"> for CLB</text:span></text:p>
            </text:list-item>
          </text:list>
        </text:list-item>
      </text:list>
      <text:p text:style-name="P45">Cross Zone Load Balancing</text:p>
      <text:list xml:id="list1457191088" text:style-name="L28">
        <text:list-item>
          <text:p text:style-name="P234"><text:span text:style-name="T48">With Cross Zone Load Balancing, each load balancer instance spreads incoming traffic evenly across all registered instances </text:span><text:span text:style-name="T30">regardless of AZ</text:span></text:p>
        </text:list-item>
        <text:list-item>
          <text:p text:style-name="P234"><text:span text:style-name="T76">Without Cross Zone Load Balancing, each load balancer instance spreads incoming traffic evenly across registered instances </text:span><text:span text:style-name="T30">in the same AZ as the load balancer</text:span></text:p>
        </text:list-item>
        <text:list-item>
          <text:p text:style-name="P201">ALB</text:p>
          <text:list>
            <text:list-item>
              <text:p text:style-name="P162">Always on (can’t be disabled)</text:p>
            </text:list-item>
            <text:list-item>
              <text:p text:style-name="P162"><text:soft-page-break/>No extra charge for inter AZ traffic / data</text:p>
            </text:list-item>
          </text:list>
        </text:list-item>
        <text:list-item>
          <text:p text:style-name="P201">NLB</text:p>
          <text:list>
            <text:list-item>
              <text:p text:style-name="P162">Disabled by default</text:p>
            </text:list-item>
            <text:list-item>
              <text:p text:style-name="P162">Extra charges for inter AZ traffic / data if enabled</text:p>
            </text:list-item>
          </text:list>
        </text:list-item>
        <text:list-item>
          <text:p text:style-name="P201">CLB</text:p>
          <text:list>
            <text:list-item>
              <text:p text:style-name="P162">Disabled by default</text:p>
            </text:list-item>
            <text:list-item>
              <text:p text:style-name="P162">No extra charge for inter AZ traffic / data</text:p>
            </text:list-item>
          </text:list>
        </text:list-item>
      </text:list>
      <text:h text:style-name="Heading_20_5" text:outline-level="5">SSL / TLS</text:h>
      <text:p text:style-name="P89">An <text:span text:style-name="T32">SSL Certificate</text:span><text:span text:style-name="T37"> allows traffic between clients and load balancers to encrypted in transit</text:span></text:p>
      <text:p text:style-name="P84">(SSL = “Secure Socket Layer”, TLS = “Transport Layer Security)</text:p>
      <text:list xml:id="list3351425125" text:style-name="L29">
        <text:list-item>
          <text:p text:style-name="P193">Public SSL certificates are issued by Certificate Authorities (CA)</text:p>
        </text:list-item>
        <text:list-item>
          <text:p text:style-name="P317"><text:span text:style-name="T37">Load balancer uses an </text:span><text:span text:style-name="Source_20_Text"><text:span text:style-name="T55">X.509</text:span></text:span><text:span text:style-name="T37"> certificate (SSL/TLS server certificate)</text:span></text:p>
        </text:list-item>
        <text:list-item>
          <text:p text:style-name="P193">Use ACM (Amazon Certificate Manager) to manage certificates</text:p>
        </text:list-item>
        <text:list-item>
          <text:p text:style-name="P317"><text:span text:style-name="T37">Specify a default certificate whenever setting up a new </text:span><text:span text:style-name="Source_20_Text"><text:span text:style-name="T55">HTTPS</text:span></text:span><text:span text:style-name="T37"> listener</text:span></text:p>
        </text:list-item>
        <text:list-item>
          <text:p text:style-name="P193">Add an optional list of certifications to support multiple domains</text:p>
        </text:list-item>
        <text:list-item>
          <text:p text:style-name="P193">Clients can use SNI (Server Name Identification) to specify the hostname they reach</text:p>
        </text:list-item>
        <text:list-item>
          <text:p text:style-name="P193">Possible to specify a security policy to support clients using legacy versions of SSL or TLS</text:p>
        </text:list-item>
      </text:list>
      <text:p text:style-name="P46">SSL – Server Name Identification</text:p>
      <text:list xml:id="list4131467537" text:style-name="L30">
        <text:list-item>
          <text:p text:style-name="P119">With SNI, you can load multiple SSL certificates onto one web server (to serve multiple websites from the one server)</text:p>
        </text:list-item>
        <text:list-item>
          <text:p text:style-name="P119">This newer protocol requires the client to indicate the hostname of the target server in the initial SSL handshake</text:p>
        </text:list-item>
        <text:list-item>
          <text:p text:style-name="P120">Server then finds the correct certificate or returns the default one</text:p>
        </text:list-item>
        <text:list-item>
          <text:p text:style-name="P120">Works only for ALB &amp; NLB and Cloudfront</text:p>
        </text:list-item>
        <text:list-item>
          <text:p text:style-name="P120">(CLB supports only one SSL certificate per server – you must use multiple CLBs for multiple hostnames with multiple SSL certificates)</text:p>
        </text:list-item>
      </text:list>
      <text:h text:style-name="Heading_20_5" text:outline-level="5">Connection Draining</text:h>
      <text:p text:style-name="P20">Feature Naming</text:p>
      <text:list xml:id="list3665316004" text:style-name="L31">
        <text:list-item>
          <text:p text:style-name="P277">“Connection Draining” – on CLB</text:p>
        </text:list-item>
        <text:list-item>
          <text:p text:style-name="P277">“Deregistration Delay” – on ALB &amp; NLB</text:p>
        </text:list-item>
      </text:list>
      <text:p text:style-name="P90">Provides time to complete in-flight requests during instance de-registration.</text:p>
      <text:list xml:id="list1256886074" text:style-name="L32">
        <text:list-item>
          <text:p text:style-name="P278">New requests are ceased</text:p>
        </text:list-item>
        <text:list-item>
          <text:p text:style-name="P278">Instance begins de-registering</text:p>
        </text:list-item>
        <text:list-item>
          <text:p text:style-name="P278"><text:soft-page-break/>In-flight requests are allowed to complete</text:p>
        </text:list-item>
        <text:list-item>
          <text:p text:style-name="P278">Instance completes de-registration process when there are no requests left in queue</text:p>
        </text:list-item>
        <text:list-item>
          <text:p text:style-name="P279">Off ramp time can be set to between <text:span text:style-name="Source_20_Text">1</text:span> and <text:span text:style-name="Source_20_Text">3600</text:span> seconds</text:p>
          <text:list>
            <text:list-item>
              <text:p text:style-name="P279">Default is <text:span text:style-name="Source_20_Text">300</text:span> seconds</text:p>
            </text:list-item>
            <text:list-item>
              <text:p text:style-name="P280">Set to <text:span text:style-name="Source_20_Text"><text:span text:style-name="T141">0</text:span></text:span> to disable</text:p>
            </text:list-item>
            <text:list-item>
              <text:p text:style-name="P280">Set to a low value when requests are short</text:p>
            </text:list-item>
          </text:list>
        </text:list-item>
      </text:list>
      <text:h text:style-name="Heading_20_5" text:outline-level="5">Auto Scaling</text:h>
      <text:p text:style-name="P94">Auto scaling allows you to add or remove additional instances quickly in response to level of traffic</text:p>
      <text:p text:style-name="P21">Set up an Auto Scaling Group (ASG)</text:p>
      <text:list xml:id="list1186534794" text:style-name="L33">
        <text:list-item>
          <text:p text:style-name="P318">Scale out (add EC2 instances) to match increased load</text:p>
        </text:list-item>
        <text:list-item>
          <text:p text:style-name="P318">Scale in (remove EC2 instances) to match decreased load</text:p>
        </text:list-item>
        <text:list-item>
          <text:p text:style-name="P318">Set minimum and maximum for number of instances in your ASG</text:p>
        </text:list-item>
        <text:list-item>
          <text:p text:style-name="P318">Automatically register new instances to a load balancer</text:p>
        </text:list-item>
      </text:list>
      <text:p text:style-name="P94">ASGs have attributes:</text:p>
      <text:list xml:id="list2088976413" text:style-name="L34">
        <text:list-item>
          <text:p text:style-name="P319">Launch Configuration</text:p>
          <text:list>
            <text:list-item>
              <text:p text:style-name="P319">AMI + instance type</text:p>
            </text:list-item>
            <text:list-item>
              <text:p text:style-name="P319">EC2 User Data</text:p>
            </text:list-item>
            <text:list-item>
              <text:p text:style-name="P319">EBS Volumes</text:p>
            </text:list-item>
            <text:list-item>
              <text:p text:style-name="P319">Security Groups</text:p>
            </text:list-item>
            <text:list-item>
              <text:p text:style-name="P319">SSH Key Pair</text:p>
            </text:list-item>
          </text:list>
        </text:list-item>
        <text:list-item>
          <text:p text:style-name="P320">Min size, max size, and initial capacity</text:p>
        </text:list-item>
        <text:list-item>
          <text:p text:style-name="P320">Network + Subnets information</text:p>
        </text:list-item>
        <text:list-item>
          <text:p text:style-name="P320">Load balancer information</text:p>
        </text:list-item>
        <text:list-item>
          <text:p text:style-name="P320">Scaling policies</text:p>
        </text:list-item>
      </text:list>
      <text:p text:style-name="P22">Auto Scaling Alarms</text:p>
      <text:list xml:id="list2566364575" text:style-name="L35">
        <text:list-item>
          <text:p text:style-name="P321">It is possible to scale an ASG based on CloudWatch alarms</text:p>
        </text:list-item>
        <text:list-item>
          <text:p text:style-name="P321">Such alarms can monitor any metric available to it from EC2, such as average CPU</text:p>
          <text:list>
            <text:list-item>
              <text:p text:style-name="P321">Metrics are computed as an average of all instances in an ASG</text:p>
            </text:list-item>
          </text:list>
        </text:list-item>
        <text:list-item>
          <text:p text:style-name="P321">The current best practice is to define polices that are managed by EC2 directly (as opposed to the CloudWatch option)</text:p>
          <text:list>
            <text:list-item>
              <text:p text:style-name="P321">Target average CPU usage</text:p>
            </text:list-item>
            <text:list-item>
              <text:p text:style-name="P322">Number of requests through ELB per instance</text:p>
            </text:list-item>
          </text:list>
        </text:list-item>
        <text:list-item>
          <text:p text:style-name="P322"><text:soft-page-break/>These rules offer easier setup than the CloudWatch policies</text:p>
        </text:list-item>
      </text:list>
      <text:p text:style-name="P23">Custom ASG Metrics</text:p>
      <text:list xml:id="list3748660357" text:style-name="L36">
        <text:list-item>
          <text:p text:style-name="P323">Send custom metric from application on EC2 to CloudWatch (PutMetric API)</text:p>
        </text:list-item>
        <text:list-item>
          <text:p text:style-name="P323">Create CloudWatch alarm to react to low / high values (which you define)</text:p>
        </text:list-item>
        <text:list-item>
          <text:p text:style-name="P323">Use alarm to trigger ASG scaling policy</text:p>
        </text:list-item>
      </text:list>
      <text:p text:style-name="P23">ASG Tips</text:p>
      <text:list xml:id="list417121993" text:style-name="L37">
        <text:list-item>
          <text:p text:style-name="P324">Policies can be set on metrics such as CPU usage, Network usage, a schedule, etc.</text:p>
        </text:list-item>
        <text:list-item>
          <text:p text:style-name="P324">Use launch configurations or Launch Templates (use templates)</text:p>
        </text:list-item>
        <text:list-item>
          <text:p text:style-name="P324">Updating an ASG entails providing a new launch configuration or template</text:p>
        </text:list-item>
        <text:list-item>
          <text:p text:style-name="P324">IAM roles attached to ASG will be assigned to EC2 instances in the ASG</text:p>
        </text:list-item>
        <text:list-item>
          <text:p text:style-name="P324">ASG is free. You will pay for the resources you enable it to launch on your behalf</text:p>
        </text:list-item>
        <text:list-item>
          <text:p text:style-name="P324">If an instance in an ASG is terminated, the ASG will automatically scale new instances to fulfill the capacity set forth in the ASG policies you create</text:p>
          <text:list>
            <text:list-item>
              <text:p text:style-name="P324">For example, your ELB marks an instance as unhealthy and terminates it</text:p>
            </text:list-item>
            <text:list-item>
              <text:p text:style-name="P324">Your ASG will launch a replacement instance to fulfill the policy</text:p>
            </text:list-item>
          </text:list>
        </text:list-item>
      </text:list>
      <text:p text:style-name="P24">Dynamic Scaling Policies</text:p>
      <text:list xml:id="list4085475780" text:style-name="L38">
        <text:list-item>
          <text:p text:style-name="P281">Target Tracking Scaling</text:p>
          <text:list>
            <text:list-item>
              <text:p text:style-name="P281">Easiest</text:p>
            </text:list-item>
            <text:list-item>
              <text:p text:style-name="P281">Set for average ASG CPU usage (for example, 40%)</text:p>
            </text:list-item>
            <text:list-item>
              <text:p text:style-name="P281">If the average exceeds the policy threshold, ASG will scale out. As demand drops, ASG will scale in</text:p>
            </text:list-item>
          </text:list>
        </text:list-item>
        <text:list-item>
          <text:p text:style-name="P281">Simple / Step Scaling</text:p>
          <text:list>
            <text:list-item>
              <text:p text:style-name="P281">Use with CloudWatch alarms – trigger an alarm when average ASG CPU exceeds a threshold (example: CPU &gt; 70%, add 2 instances)</text:p>
            </text:list-item>
            <text:list-item>
              <text:p text:style-name="P281">Trigger an alarm when average ASG CPU dips below lower threshold (example: CPU &lt; 30%, subtract an instance)</text:p>
            </text:list-item>
          </text:list>
        </text:list-item>
        <text:list-item>
          <text:p text:style-name="P281">Scheduled Actions</text:p>
          <text:list>
            <text:list-item>
              <text:p text:style-name="P281">Anticipate needed scaling based on known usage patterns</text:p>
            </text:list-item>
            <text:list-item>
              <text:p text:style-name="P281">Example: increase minimum capacity to a certain number of instances at a certain date / time when expecting a jump in demand</text:p>
            </text:list-item>
          </text:list>
        </text:list-item>
        <text:list-item>
          <text:p text:style-name="P282">Predictive Scaling</text:p>
          <text:list>
            <text:list-item>
              <text:p text:style-name="P282">Continuously forecast load and schedule scaling ahead</text:p>
            </text:list-item>
          </text:list>
        </text:list-item>
      </text:list>
      <text:p text:style-name="P25">Scaling Metrics</text:p>
      <text:list xml:id="list2797783055" text:style-name="L39">
        <text:list-item>
          <text:p text:style-name="P283"><text:span text:style-name="Source_20_Text"><text:span text:style-name="T141">CPUUtilization</text:span></text:span>: Average CPU of instances in ASG</text:p>
        </text:list-item>
        <text:list-item>
          <text:p text:style-name="P283"><text:soft-page-break/><text:span text:style-name="Source_20_Text"><text:span text:style-name="T141">RequestCountPerTarget</text:span></text:span>: Scale to keep the number of requests per instance stable</text:p>
        </text:list-item>
        <text:list-item>
          <text:p text:style-name="P283">Average Network I/O (if application is network bound)</text:p>
        </text:list-item>
        <text:list-item>
          <text:p text:style-name="P283">Any custom metric (using CloudWatch)</text:p>
        </text:list-item>
      </text:list>
      <text:p text:style-name="P26">Scaling Cooldown</text:p>
      <text:list xml:id="list2543668320" text:style-name="L40">
        <text:list-item>
          <text:p text:style-name="P284">After scaling activity, a default cooldown period of 300 seconds</text:p>
        </text:list-item>
        <text:list-item>
          <text:p text:style-name="P284">No instances will be launched or terminated during cooldown to allow for stabilization of metrics</text:p>
        </text:list-item>
        <text:list-item>
          <text:p text:style-name="P325"><text:span text:style-name="T9">Tip: Utilize ready-to-launch AMIs to reduce </text:span><text:span text:style-name="T121">configuration</text:span><text:span text:style-name="T9"> time needed for new instance launch so you can serve requests faster and reduce cooldown period</text:span></text:p>
        </text:list-item>
      </text:list>
      <text:h text:style-name="Heading_20_3" text:outline-level="3">AWS RDS</text:h>
      <text:list xml:id="list2124411252" text:style-name="L41">
        <text:list-item>
          <text:p text:style-name="P285">RDS = Relational Database Service</text:p>
        </text:list-item>
        <text:list-item>
          <text:p text:style-name="P285">Managed service for SQL databases</text:p>
        </text:list-item>
        <text:list-item>
          <text:p text:style-name="P286">Allows to create databases in the cloud that are managed by AWS</text:p>
          <text:list>
            <text:list-item>
              <text:p text:style-name="P286">PostgreSQL</text:p>
            </text:list-item>
            <text:list-item>
              <text:p text:style-name="P286">MySQL</text:p>
            </text:list-item>
            <text:list-item>
              <text:p text:style-name="P286">MariaDB</text:p>
            </text:list-item>
            <text:list-item>
              <text:p text:style-name="P286">Oracle</text:p>
            </text:list-item>
            <text:list-item>
              <text:p text:style-name="P286">Microsoft SQL Server</text:p>
            </text:list-item>
            <text:list-item>
              <text:p text:style-name="P286">Aurora (AWS proprietary SQL database)</text:p>
            </text:list-item>
          </text:list>
        </text:list-item>
      </text:list>
      <text:p text:style-name="P91">Advantage of using RDS vs installing any of the other options on an EC2:</text:p>
      <text:list xml:id="list2838905718" text:style-name="L42">
        <text:list-item>
          <text:p text:style-name="P287">RDS is <text:span text:style-name="T32">managed</text:span></text:p>
          <text:list>
            <text:list-item>
              <text:p text:style-name="P121">Automated provisioning, OS patching</text:p>
            </text:list-item>
            <text:list-item>
              <text:p text:style-name="P121">Continuous backups and restore points</text:p>
            </text:list-item>
            <text:list-item>
              <text:p text:style-name="P121">Monitoring</text:p>
            </text:list-item>
            <text:list-item>
              <text:p text:style-name="P121">Read replicas for improved read performance</text:p>
            </text:list-item>
            <text:list-item>
              <text:p text:style-name="P121">Multi AZ for disaster recovery</text:p>
            </text:list-item>
            <text:list-item>
              <text:p text:style-name="P121">Maintenance window for upgrades</text:p>
            </text:list-item>
            <text:list-item>
              <text:p text:style-name="P121">Horizontal and vertical scaling available</text:p>
            </text:list-item>
            <text:list-item>
              <text:p text:style-name="P121">Storage backed by EBS (gp2 or io1)</text:p>
            </text:list-item>
          </text:list>
        </text:list-item>
        <text:list-item>
          <text:p text:style-name="P326">No ability to remote in to RDS using SSH!</text:p>
        </text:list-item>
      </text:list>
      <text:p text:style-name="P47">RDS Backups</text:p>
      <text:list xml:id="list3149323374" text:style-name="L43">
        <text:list-item>
          <text:p text:style-name="P122">Automatically enabled in RDS</text:p>
        </text:list-item>
        <text:list-item>
          <text:p text:style-name="P122">Backups are automated</text:p>
          <text:list>
            <text:list-item>
              <text:p text:style-name="P122"><text:soft-page-break/>Daily full backup (during maintenance window)</text:p>
            </text:list-item>
            <text:list-item>
              <text:p text:style-name="P122">Transaction logs backed up every 5 minutes</text:p>
            </text:list-item>
            <text:list-item>
              <text:p text:style-name="P122">Ability to restore DB to any point in time beginning with the latest backup that was performed in the last 5 minutes</text:p>
            </text:list-item>
            <text:list-item>
              <text:p text:style-name="P122">7 day retention of backups by default – can be increased to 35 days</text:p>
            </text:list-item>
          </text:list>
        </text:list-item>
        <text:list-item>
          <text:p text:style-name="P122">DB Snapshots</text:p>
          <text:list>
            <text:list-item>
              <text:p text:style-name="P122">Manually triggered by you, the user</text:p>
            </text:list-item>
            <text:list-item>
              <text:p text:style-name="P122">Retention for snapshots is user-defined – not limited to a specified period of time</text:p>
            </text:list-item>
          </text:list>
        </text:list-item>
      </text:list>
      <text:p text:style-name="P47">Auto Scaling</text:p>
      <text:list xml:id="list1322290301" text:style-name="L44">
        <text:list-item>
          <text:p text:style-name="P123">Increase DB storage dynamically</text:p>
        </text:list-item>
        <text:list-item>
          <text:p text:style-name="P123">RDS will notice when you’re running out of space and scale out automatically</text:p>
        </text:list-item>
        <text:list-item>
          <text:p text:style-name="P123">You must set a maximum storage threshold (upper limit on storage capacity)</text:p>
        </text:list-item>
        <text:list-item>
          <text:p text:style-name="P123">Automatically modify storage if:</text:p>
          <text:list>
            <text:list-item>
              <text:p text:style-name="P123">Less than 10% remaining free storage, and</text:p>
            </text:list-item>
            <text:list-item>
              <text:p text:style-name="P123">Low storage lasts at least 5 minutes, and</text:p>
            </text:list-item>
            <text:list-item>
              <text:p text:style-name="P327"><text:span text:style-name="T37">Storage threshold has </text:span>not<text:span text:style-name="T37"> been modified more recently than 6 hours ago</text:span></text:p>
            </text:list-item>
          </text:list>
        </text:list-item>
        <text:list-item>
          <text:p text:style-name="P123">Useful if your application has an unpredictable workload</text:p>
        </text:list-item>
        <text:list-item>
          <text:p text:style-name="P123">Available for all DB engines</text:p>
        </text:list-item>
      </text:list>
      <text:p text:style-name="P48">RDS Read Replicas</text:p>
      <text:list xml:id="list2840246500" text:style-name="L45">
        <text:list-item>
          <text:p text:style-name="P124">Create up to 5 read replicas</text:p>
        </text:list-item>
        <text:list-item>
          <text:p text:style-name="P124">Within AZ, cross AZ, or cross region</text:p>
        </text:list-item>
        <text:list-item>
          <text:p text:style-name="P328"><text:span text:style-name="T37">Replication is </text:span>asynchronous<text:span text:style-name="T37">, so reads are eventually consistent</text:span></text:p>
        </text:list-item>
        <text:list-item>
          <text:p text:style-name="P124">Replicas can be promoted to standalone DB instances</text:p>
        </text:list-item>
        <text:list-item>
          <text:p text:style-name="P124">Application must update the connection string to take advantage of read replicas</text:p>
        </text:list-item>
      </text:list>
      <text:p text:style-name="P48">Read Replica Use Cases</text:p>
      <text:list xml:id="list2363453087" text:style-name="L46">
        <text:list-item>
          <text:p text:style-name="P125">Production database has normal production load</text:p>
        </text:list-item>
        <text:list-item>
          <text:p text:style-name="P125">Want to add a reporting application to gather analytics</text:p>
        </text:list-item>
        <text:list-item>
          <text:p text:style-name="P333"><text:span text:style-name="T48">Create a </text:span><text:span text:style-name="T1">Read Replica</text:span><text:span text:style-name="T48"> to run the new workload instead of adding traffic to the main DB in production</text:span></text:p>
        </text:list-item>
        <text:list-item>
          <text:p text:style-name="P333"><text:span text:style-name="T1">Read Replica</text:span><text:span text:style-name="T48"> will only accept </text:span><text:span text:style-name="Source_20_Text"><text:span text:style-name="T48">SELECT</text:span></text:span><text:span text:style-name="T48"> queries</text:span></text:p>
        </text:list-item>
      </text:list>
      <text:p text:style-name="P48">Network Cost</text:p>
      <text:list xml:id="list83694694" text:style-name="L47">
        <text:list-item>
          <text:p text:style-name="P126">Typically, there is a cost whenever data goes from one AZ to another</text:p>
        </text:list-item>
        <text:list-item>
          <text:p text:style-name="P126">For RDS Read Replicas in the same region, there is no such fee</text:p>
          <text:list>
            <text:list-item>
              <text:p text:style-name="P334"><text:soft-page-break/><text:span text:style-name="T48">Ex 1. Main RDS instance in AZ </text:span><text:span text:style-name="Source_20_Text"><text:span text:style-name="T48">us-east-1a</text:span></text:span></text:p>
            </text:list-item>
            <text:list-item>
              <text:p text:style-name="P334"><text:span text:style-name="T48">Read Replica in AZ </text:span><text:span text:style-name="Source_20_Text"><text:span text:style-name="T48">us-east-1b</text:span></text:span></text:p>
              <text:list>
                <text:list-item>
                  <text:p text:style-name="P334"><text:span text:style-name="T48">No charge to transfer data to Read Replica because it’s in the same region as the main instance – </text:span><text:span text:style-name="Source_20_Text"><text:span text:style-name="T48">us-east</text:span></text:span></text:p>
                </text:list-item>
              </text:list>
            </text:list-item>
            <text:list-item>
              <text:p text:style-name="P334"><text:span text:style-name="T48">Ex 2. Main RDS instance in AZ </text:span><text:span text:style-name="Source_20_Text"><text:span text:style-name="T48">us-east-1c</text:span></text:span></text:p>
            </text:list-item>
            <text:list-item>
              <text:p text:style-name="P334"><text:span text:style-name="T48">Read Replica in AZ </text:span><text:span text:style-name="Source_20_Text"><text:span text:style-name="T48">eu-west-1a</text:span></text:span></text:p>
              <text:list>
                <text:list-item>
                  <text:p text:style-name="P334"><text:span text:style-name="T48">Charge because now you’re sending data to from </text:span><text:span text:style-name="Source_20_Text"><text:span text:style-name="T48">us-east</text:span></text:span><text:span text:style-name="T48"> to </text:span><text:span text:style-name="Source_20_Text"><text:span text:style-name="T48">eu-west</text:span></text:span></text:p>
                </text:list-item>
              </text:list>
            </text:list-item>
          </text:list>
        </text:list-item>
      </text:list>
      <text:p text:style-name="P49">Multi-AZ (Disaster Recovery)</text:p>
      <text:list xml:id="list2315615231" text:style-name="L48">
        <text:list-item>
          <text:p text:style-name="P127">Main DB in one AZ</text:p>
        </text:list-item>
        <text:list-item>
          <text:p text:style-name="P127">Second (standby) DB in a second AZ</text:p>
          <text:list>
            <text:list-item>
              <text:p text:style-name="P335"><text:span text:style-name="T48">Linked by synchronous replication – changes (</text:span><text:span text:style-name="Source_20_Text"><text:span text:style-name="T57">CREATE</text:span></text:span><text:span text:style-name="T48">, </text:span><text:span text:style-name="Source_20_Text"><text:span text:style-name="T57">UPDATE</text:span></text:span><text:span text:style-name="T48">, </text:span><text:span text:style-name="Source_20_Text"><text:span text:style-name="T57">DELETE</text:span></text:span><text:span text:style-name="T48">) written to the main database must also be written to the standby database in order to be accepted (automatic failover)</text:span></text:p>
            </text:list-item>
            <text:list-item>
              <text:p text:style-name="P127">One DNS name</text:p>
            </text:list-item>
          </text:list>
        </text:list-item>
        <text:list-item>
          <text:p text:style-name="P127">Increased availability</text:p>
        </text:list-item>
        <text:list-item>
          <text:p text:style-name="P127">Failover in case of loss of AZ, network, instance, or storage</text:p>
        </text:list-item>
        <text:list-item>
          <text:p text:style-name="P127">No manual intervention in apps (because of same DNS)</text:p>
        </text:list-item>
        <text:list-item>
          <text:p text:style-name="P127">Not used for scaling – standby database is just used for standby</text:p>
        </text:list-item>
        <text:list-item>
          <text:p text:style-name="P335"><text:span text:style-name="T37">NOTE</text:span><text:span text:style-name="T48">: It </text:span><text:span text:style-name="T1">is</text:span><text:span text:style-name="T48"> possible to set up a Read Replica as a multi-AZ disaster recovery failover</text:span></text:p>
        </text:list-item>
      </text:list>
      <text:p text:style-name="P50">Single AZ to Multi AZ</text:p>
      <text:list xml:id="list2392032557" text:style-name="L49">
        <text:list-item>
          <text:p text:style-name="P128">Zero downtime operation – can be performed while DB is running (don’t need to stop instance)</text:p>
        </text:list-item>
        <text:list-item>
          <text:p text:style-name="P128">Just “modify” the database instance from the console</text:p>
        </text:list-item>
        <text:list-item>
          <text:p text:style-name="P128">Under the hood:</text:p>
          <text:list>
            <text:list-item>
              <text:p text:style-name="P128">Snapshot of Main DB is taken</text:p>
            </text:list-item>
            <text:list-item>
              <text:p text:style-name="P128">Snapshot used to hydrate a new DB in the new AZ</text:p>
            </text:list-item>
            <text:list-item>
              <text:p text:style-name="P128">Synchronization is established between the two</text:p>
            </text:list-item>
          </text:list>
        </text:list-item>
      </text:list>
      <text:p text:style-name="P51">RDS Security</text:p>
      <text:list xml:id="list1196927149" text:style-name="L50">
        <text:list-item>
          <text:p text:style-name="P129">At Rest encryption</text:p>
          <text:list>
            <text:list-item>
              <text:p text:style-name="P129">Possibility to encrypt master &amp; read replicas with AWS KMS – AES-256 encryption</text:p>
            </text:list-item>
            <text:list-item>
              <text:p text:style-name="P129">Encryption must be defined at launch time</text:p>
            </text:list-item>
            <text:list-item>
              <text:p text:style-name="P129">Master must be encrypted to enable encryption for read replicas</text:p>
            </text:list-item>
            <text:list-item>
              <text:p text:style-name="P129">Transparent Data Encryption (TDE) available for Oracle and Microsoft SQL Server</text:p>
            </text:list-item>
          </text:list>
        </text:list-item>
        <text:list-item>
          <text:p text:style-name="P129">In-Flight encryption</text:p>
          <text:list>
            <text:list-item>
              <text:p text:style-name="P129"><text:soft-page-break/>SSL certificates to encrypt data to RDS in flight</text:p>
            </text:list-item>
            <text:list-item>
              <text:p text:style-name="P129">Provide SSL options with trust certificate when connecting to database</text:p>
            </text:list-item>
            <text:list-item>
              <text:p text:style-name="P336"><text:span text:style-name="T48">To </text:span><text:span text:style-name="T37">enforce</text:span><text:span text:style-name="T48"> SSL:</text:span></text:p>
              <text:list>
                <text:list-item>
                  <text:p text:style-name="P336"><text:span text:style-name="T48">PostgreSQL – </text:span><text:span text:style-name="Source_20_Text"><text:span text:style-name="T48">rds.force_ssl=1</text:span></text:span><text:span text:style-name="T48"> in AWS RDS Console (Parameter Groups)</text:span></text:p>
                </text:list-item>
                <text:list-item>
                  <text:p text:style-name="P336"><text:span text:style-name="T48">MySQL, within DB – </text:span><text:span text:style-name="Source_20_Text"><text:span text:style-name="T48">GRANT USAGE ON *.* TO 'mysqluser'@'%' REQUIRE SSL </text:span></text:span><text:span text:style-name="T58">(Command issued in MySQL)</text:span></text:p>
                </text:list-item>
              </text:list>
            </text:list-item>
          </text:list>
        </text:list-item>
      </text:list>
      <text:p text:style-name="P52">RDS Encryption Operations</text:p>
      <text:list xml:id="list467675409" text:style-name="L51">
        <text:list-item>
          <text:p text:style-name="P130">Encrypting RDS Backups</text:p>
          <text:list>
            <text:list-item>
              <text:p text:style-name="P130">Snapshots of un-encrypted RDS databases will be un-encrypted</text:p>
            </text:list-item>
            <text:list-item>
              <text:p text:style-name="P130">Snapshots of encrypted RDS databases will by encrypted</text:p>
            </text:list-item>
            <text:list-item>
              <text:p text:style-name="P130">Possible to copy un-encrypted snapshot into an encrypted one</text:p>
            </text:list-item>
          </text:list>
        </text:list-item>
        <text:list-item>
          <text:p text:style-name="P131">To encrypt an un-encrypted RDS database:</text:p>
          <text:list>
            <text:list-item>
              <text:p text:style-name="P131">Create a snapshot of the un-encrypted database</text:p>
            </text:list-item>
            <text:list-item>
              <text:p text:style-name="P131">Copy snapshot and enable encryption for the snapshot</text:p>
            </text:list-item>
            <text:list-item>
              <text:p text:style-name="P131">Restore database from the encrypted snapshot</text:p>
            </text:list-item>
            <text:list-item>
              <text:p text:style-name="P131">Migrate applications to the new database and delete the old</text:p>
            </text:list-item>
          </text:list>
        </text:list-item>
      </text:list>
      <text:p text:style-name="P53">RDS Security – Network &amp; IAM</text:p>
      <text:list xml:id="list1263659394" text:style-name="L52">
        <text:list-item>
          <text:p text:style-name="P132">Network Security</text:p>
          <text:list>
            <text:list-item>
              <text:p text:style-name="P132">RDS databases are usually deployed within a private subnet, no in a public one</text:p>
            </text:list-item>
            <text:list-item>
              <text:p text:style-name="P337"><text:span text:style-name="T48">Use </text:span><text:span text:style-name="T75">Security Groups</text:span><text:span text:style-name="T48"> to control which IP / other Security Groups can communicate with RDS (just like with EC2)</text:span></text:p>
            </text:list-item>
          </text:list>
        </text:list-item>
        <text:list-item>
          <text:p text:style-name="P132">Access Management</text:p>
          <text:list>
            <text:list-item>
              <text:p text:style-name="P132">IAM policies help control who can manage AWS RDS (through the RDS API)</text:p>
            </text:list-item>
            <text:list-item>
              <text:p text:style-name="P132">Use a regular username / password to log in on the database</text:p>
            </text:list-item>
            <text:list-item>
              <text:p text:style-name="P132">For MySQL and PostgreSQL, IAM-based authentication is available</text:p>
            </text:list-item>
          </text:list>
        </text:list-item>
        <text:list-item>
          <text:p text:style-name="P132">IAM Authentication (MySQL and PostgreSQL only)</text:p>
          <text:list>
            <text:list-item>
              <text:p text:style-name="P132">Use just an authentication token (no password needed) obtained through IAM &amp; RDS API calls</text:p>
            </text:list-item>
            <text:list-item>
              <text:p text:style-name="P132">Auth token has a 15 minute lifespan</text:p>
            </text:list-item>
            <text:list-item>
              <text:p text:style-name="P132">Benefits</text:p>
              <text:list>
                <text:list-item>
                  <text:p text:style-name="P132">Network i/o must be encrypted using SSL</text:p>
                </text:list-item>
                <text:list-item>
                  <text:p text:style-name="P132">IAM centrally manages users instead of them being managed from inside the DB</text:p>
                </text:list-item>
                <text:list-item>
                  <text:p text:style-name="P133">Ability to leverage IAM Roles and EC2 instance profiles for easy integration</text:p>
                </text:list-item>
              </text:list>
            </text:list-item>
          </text:list>
        </text:list-item>
      </text:list>
      <text:p text:style-name="P54">RDS Security – Summary</text:p>
      <text:list xml:id="list3211811062" text:style-name="L53">
        <text:list-item>
          <text:p text:style-name="P134"><text:soft-page-break/>Encryption at rest:</text:p>
          <text:list>
            <text:list-item>
              <text:p text:style-name="P134">Done only when you first create the DB instance</text:p>
            </text:list-item>
            <text:list-item>
              <text:p text:style-name="P134">or: unencrypted DB → snapshot → copy snapshot as encrypted → restore DB from encrypted snapshot</text:p>
            </text:list-item>
          </text:list>
        </text:list-item>
        <text:list-item>
          <text:p text:style-name="P134">Developer responsibility:</text:p>
          <text:list>
            <text:list-item>
              <text:p text:style-name="P134">Check ports, IP ranges, SG inbound rules in the RDS Security Group</text:p>
            </text:list-item>
            <text:list-item>
              <text:p text:style-name="P134">In-database user creation with permissions, or manage through IAM</text:p>
            </text:list-item>
            <text:list-item>
              <text:p text:style-name="P134">Creating a database with or without public access</text:p>
            </text:list-item>
            <text:list-item>
              <text:p text:style-name="P134">Ensure parameter groups or DB is configured to only allow SSL connections</text:p>
            </text:list-item>
          </text:list>
        </text:list-item>
        <text:list-item>
          <text:p text:style-name="P134">AWS responsibility</text:p>
          <text:list>
            <text:list-item>
              <text:p text:style-name="P134">No SSH access</text:p>
            </text:list-item>
            <text:list-item>
              <text:p text:style-name="P134">No manual DB patching</text:p>
            </text:list-item>
            <text:list-item>
              <text:p text:style-name="P134">No manual OS patching</text:p>
            </text:list-item>
            <text:list-item>
              <text:p text:style-name="P134">No way to audit underlying instance</text:p>
            </text:list-item>
          </text:list>
        </text:list-item>
      </text:list>
      <text:h text:style-name="Heading_20_3" text:outline-level="3">AWS Aurora</text:h>
      <text:list xml:id="list955676481" text:style-name="L54">
        <text:list-item>
          <text:p text:style-name="P135">Proprietary technology from AWS</text:p>
        </text:list-item>
        <text:list-item>
          <text:p text:style-name="P135">Aurora DB supports both MySQL and PostgreSQL (drivers for both will work with Aurora)</text:p>
        </text:list-item>
        <text:list-item>
          <text:p text:style-name="P135">“AWS Cloud Optimized” – AWS claims 5× performance improvement over MySQL and 3× over PostgreSQL on RDS</text:p>
        </text:list-item>
        <text:list-item>
          <text:p text:style-name="P338"><text:span text:style-name="T48">Aurora storage automatically grows in increments of </text:span><text:span text:style-name="Source_20_Text"><text:span text:style-name="T48">10GB</text:span></text:span><text:span text:style-name="T48"> to a maximum size of </text:span><text:span text:style-name="Source_20_Text"><text:span text:style-name="T48">64TB</text:span></text:span></text:p>
        </text:list-item>
        <text:list-item>
          <text:p text:style-name="P353"><text:span text:style-name="T59">Up to 16 read replicas (MySQL can have only 5), with a faster replication process (</text:span><text:span text:style-name="T103">less</text:span><text:span text:style-name="T59"> than </text:span><text:span text:style-name="Source_20_Text"><text:span text:style-name="T59">10ms</text:span></text:span><text:span text:style-name="T59"> replica lag)</text:span></text:p>
        </text:list-item>
        <text:list-item>
          <text:p text:style-name="P135">Failover in Aurora is instantaneous – HA native</text:p>
        </text:list-item>
        <text:list-item>
          <text:p text:style-name="P135">Cost is 20% more than RDS, but it’s more efficient</text:p>
        </text:list-item>
      </text:list>
      <text:p text:style-name="P55">Aurora High Availability and Read Scaling</text:p>
      <text:list xml:id="list3238524493" text:style-name="L55">
        <text:list-item>
          <text:p text:style-name="P136">6 copies of your data across 3 AZ</text:p>
          <text:list>
            <text:list-item>
              <text:p text:style-name="P136">4 copies out of 6 needed for writes</text:p>
            </text:list-item>
            <text:list-item>
              <text:p text:style-name="P136">3 copies out of 6 needed for reads</text:p>
            </text:list-item>
            <text:list-item>
              <text:p text:style-name="P136">Self-healing with peer-to-peer replication</text:p>
            </text:list-item>
            <text:list-item>
              <text:p text:style-name="P136">Storage is stripped across hundreds of volumes</text:p>
            </text:list-item>
          </text:list>
        </text:list-item>
        <text:list-item>
          <text:p text:style-name="P354"><text:span text:style-name="T48">One Aurora instance takes writes (</text:span><text:span text:style-name="Source_20_Text"><text:span text:style-name="T59">master</text:span></text:span><text:span text:style-name="T48">)</text:span></text:p>
        </text:list-item>
        <text:list-item>
          <text:p text:style-name="P354"><text:span text:style-name="T48">Automated failover for </text:span><text:span text:style-name="Source_20_Text"><text:span text:style-name="T59">master</text:span></text:span><text:span text:style-name="T48"> in less than 30 seconds</text:span></text:p>
        </text:list-item>
        <text:list-item>
          <text:p text:style-name="P354"><text:span text:style-name="Source_20_Text"><text:span text:style-name="T59">master</text:span></text:span><text:span text:style-name="T48"> + up to 15 Read Replicas serve reads</text:span></text:p>
        </text:list-item>
        <text:list-item>
          <text:p text:style-name="P137"><text:soft-page-break/>Support for cross-region replication</text:p>
        </text:list-item>
      </text:list>
      <text:p text:style-name="P56">Aurora DB Cluster</text:p>
      <text:list xml:id="list2101875821" text:style-name="L56">
        <text:list-item>
          <text:p text:style-name="P346"><text:span text:style-name="T1">Writer Endpoint</text:span><text:span text:style-name="T48"> – static endpoint for writing to </text:span><text:span text:style-name="Source_20_Text"><text:span text:style-name="T59">master</text:span></text:span><text:span text:style-name="T48"> or new </text:span><text:span text:style-name="Source_20_Text"><text:span text:style-name="T59">master</text:span></text:span><text:span text:style-name="T48"> in the case of failover</text:span></text:p>
        </text:list-item>
        <text:list-item>
          <text:p text:style-name="P138">Auto scaling for read replicas – similar to scaling in / out with EC2 instances, read replicas can be scaled out or in with changes in demand</text:p>
          <text:list>
            <text:list-item>
              <text:p text:style-name="P346"><text:span text:style-name="T1">Reader Endpoint</text:span><text:span text:style-name="T48"> – connected to load balancer to distribute traffic among various read replicas</text:span></text:p>
            </text:list-item>
          </text:list>
        </text:list-item>
      </text:list>
      <text:p text:style-name="P56">Aurora DB Features</text:p>
      <text:list xml:id="list664183307" text:style-name="L57">
        <text:list-item>
          <text:p text:style-name="P139">Automatic failover</text:p>
        </text:list-item>
        <text:list-item>
          <text:p text:style-name="P139">Backup and recovery</text:p>
        </text:list-item>
        <text:list-item>
          <text:p text:style-name="P139">Isolation and security</text:p>
        </text:list-item>
        <text:list-item>
          <text:p text:style-name="P139">Industry compliance</text:p>
        </text:list-item>
        <text:list-item>
          <text:p text:style-name="P139">Push-button scaling</text:p>
        </text:list-item>
        <text:list-item>
          <text:p text:style-name="P139">Automated patching with no downtime</text:p>
        </text:list-item>
        <text:list-item>
          <text:p text:style-name="P139">Advanced monitoring</text:p>
        </text:list-item>
        <text:list-item>
          <text:p text:style-name="P139">Routine maintenance</text:p>
        </text:list-item>
        <text:list-item>
          <text:p text:style-name="P348"><text:span text:style-name="T48">Backtrack</text:span><text:span text:style-name="T76">: restore data to any point in time without using backups</text:span></text:p>
        </text:list-item>
      </text:list>
      <text:p text:style-name="P68">Aurora Security</text:p>
      <text:list xml:id="list2057388475" text:style-name="L58">
        <text:list-item>
          <text:p text:style-name="P163">Similar to RDS because it uses the same engines</text:p>
        </text:list-item>
        <text:list-item>
          <text:p text:style-name="P163">Encryption at rest using KMS</text:p>
        </text:list-item>
        <text:list-item>
          <text:p text:style-name="P349"><text:span text:style-name="T76">Automated backups, </text:span><text:span text:style-name="T77">snapshots, and replicas are also encrypted</text:span></text:p>
        </text:list-item>
        <text:list-item>
          <text:p text:style-name="P164">In flight encryption using SSL (same process as MySQL or PostgreSQL)</text:p>
        </text:list-item>
        <text:list-item>
          <text:p text:style-name="P164">Authentication using IAM tokens available (same method as RDS)</text:p>
        </text:list-item>
        <text:list-item>
          <text:p text:style-name="P164">Important: Protect Aurora instance with Security Groups</text:p>
        </text:list-item>
        <text:list-item>
          <text:p text:style-name="P164">SSH unavailable for interacting with Auroroa</text:p>
        </text:list-item>
      </text:list>
      <text:h text:style-name="Heading_20_3" text:outline-level="3">Amazon Elasti<text:span text:style-name="T22">C</text:span>ache</text:h>
      <text:list xml:id="list929189809" text:style-name="L59">
        <text:list-item>
          <text:p text:style-name="P165">ElsatiCache allows you to set up managed Redis or Memcached caching</text:p>
          <text:list>
            <text:list-item>
              <text:p text:style-name="P165">Caches are in-memory databases with high performance and low latency</text:p>
            </text:list-item>
            <text:list-item>
              <text:p text:style-name="P165">Help reduce load on databases for read intensive workloads</text:p>
            </text:list-item>
            <text:list-item>
              <text:p text:style-name="P165">Enables stateless applications</text:p>
            </text:list-item>
            <text:list-item>
              <text:p text:style-name="P350"><text:span text:style-name="T76">AWS performs OS maintenance and patching, optimization, setup, configuration, monitoring, failure recovery, and backups (ElastiCache is </text:span><text:span text:style-name="T5">managed</text:span><text:span text:style-name="T76">)</text:span></text:p>
            </text:list-item>
            <text:list-item>
              <text:p text:style-name="P165">Implementation will involve significant changes in your application code</text:p>
            </text:list-item>
          </text:list>
        </text:list-item>
      </text:list>
      <text:p text:style-name="P69"><text:soft-page-break/>ElastiCache Implementation Strategy (flow)</text:p>
      <text:list xml:id="list90800690" text:style-name="L60">
        <text:list-item>
          <text:p text:style-name="P166">Application queries ElastiCache for data</text:p>
          <text:list>
            <text:list-item>
              <text:p text:style-name="P166">If queried data is not available in ElastiCache, Application queries from RDS</text:p>
            </text:list-item>
            <text:list-item>
              <text:p text:style-name="P166">Queried data is stored in ElastiCache and returned to the Application</text:p>
            </text:list-item>
          </text:list>
        </text:list-item>
        <text:list-item>
          <text:p text:style-name="P351"><text:span text:style-name="T76">Cache must have an </text:span><text:span text:style-name="T5">invalidation strategy</text:span><text:span text:style-name="T76"> (bust the cache) for when data becomes outdated, so only current data is stored in the cache</text:span></text:p>
        </text:list-item>
      </text:list>
      <text:p text:style-name="P69">Using ElastiCache as a User Session Store</text:p>
      <text:list xml:id="list2315633379" text:style-name="L61">
        <text:list-item>
          <text:p text:style-name="P167">User logs into any instance of the application</text:p>
        </text:list-item>
        <text:list-item>
          <text:p text:style-name="P167">Application writes session data to ElastiCache</text:p>
        </text:list-item>
        <text:list-item>
          <text:p text:style-name="P167">If the user hits another application instance, persistent session data is retrieved from ElastiCache</text:p>
        </text:list-item>
        <text:list-item>
          <text:p text:style-name="P167">The application can be free of responsibility for keeping track of session state while the user is logged in, regardless of which instance the user interacts with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892468928784">
          <table:table-cell table:style-name="Table2.A1" office:value-type="string">
            <text:p text:style-name="P70">Redis</text:p>
          </table:table-cell>
          <table:table-cell table:style-name="Table2.A1" office:value-type="string">
            <text:p text:style-name="P11">Memcached</text:p>
          </table:table-cell>
        </table:table-row>
        <table:table-row table:style-name="TableLine93892467855344">
          <table:table-cell table:style-name="Table2.A1" office:value-type="string">
            <text:list xml:id="list579282208" text:style-name="L62">
              <text:list-item>
                <text:p text:style-name="P106">Multi AZ with auto failover</text:p>
              </text:list-item>
              <text:list-item>
                <text:p text:style-name="P106">Read Replicas to scale reads with high availability</text:p>
              </text:list-item>
              <text:list-item>
                <text:p text:style-name="P106">Data durability using auto failover persistence</text:p>
              </text:list-item>
              <text:list-item>
                <text:p text:style-name="P106">Backup and restore features</text:p>
              </text:list-item>
            </text:list>
          </table:table-cell>
          <table:table-cell table:style-name="Table2.A1" office:value-type="string">
            <text:list xml:id="list221256265336164" text:continue-numbering="true" text:style-name="L62">
              <text:list-item>
                <text:p text:style-name="P106">Multi-node for partitioning of data (sharding)</text:p>
              </text:list-item>
              <text:list-item>
                <text:p text:style-name="P106">No high availability (no replication)</text:p>
              </text:list-item>
              <text:list-item>
                <text:p text:style-name="P106">Not persistent</text:p>
              </text:list-item>
              <text:list-item>
                <text:p text:style-name="P106">No backup and restore</text:p>
              </text:list-item>
              <text:list-item>
                <text:p text:style-name="P106">Multi-threaded architecture</text:p>
              </text:list-item>
            </text:list>
          </table:table-cell>
        </table:table-row>
      </table:table>
      <text:p text:style-name="P81"/>
      <text:p text:style-name="P71">Caching Implementation Considerations</text:p>
      <text:p text:style-name="P34"><text:span text:style-name="T76">(</text:span><text:span text:style-name="T78">S</text:span><text:span text:style-name="T76">ee </text:span><text:a xlink:type="simple" xlink:href="https://aws.amazon.com/caching/best-practices/" office:target-frame-name="_blank" xlink:show="new" text:style-name="Internet_20_link" text:visited-style-name="Visited_20_Internet_20_Link">this link</text:a><text:span text:style-name="T76">)</text:span></text:p>
      <text:list xml:id="list3027475061" text:style-name="L63">
        <text:list-item>
          <text:p text:style-name="P168">Is it safe to cache your data?</text:p>
          <text:list>
            <text:list-item>
              <text:p text:style-name="P168">Data may be out of date</text:p>
            </text:list-item>
          </text:list>
        </text:list-item>
        <text:list-item>
          <text:p text:style-name="P168">Is caching effective for your data?</text:p>
          <text:list>
            <text:list-item>
              <text:p text:style-name="P355"><text:span text:style-name="T79">Pattern: </text:span><text:span text:style-name="T110">data is changing slowly and only a few keys are frequently needed / requested</text:span></text:p>
            </text:list-item>
            <text:list-item>
              <text:p text:style-name="P355"><text:span text:style-name="T79">Anti pattern: </text:span><text:span text:style-name="T110">data changes quickly, many or all keys frequently needed / requested</text:span></text:p>
            </text:list-item>
          </text:list>
        </text:list-item>
        <text:list-item>
          <text:p text:style-name="P168">Is your data well structured for caching?</text:p>
          <text:list>
            <text:list-item>
              <text:p text:style-name="P168">Pattern: key / value caching</text:p>
            </text:list-item>
            <text:list-item>
              <text:p text:style-name="P168">Pattern: aggregation of results caching</text:p>
            </text:list-item>
          </text:list>
        </text:list-item>
        <text:list-item>
          <text:p text:style-name="P168">Which caching design pattern is the most appropriate?</text:p>
          <text:p text:style-name="P202">Lazy Loading (or Cache-Aside or Lazy Population)</text:p>
          <text:list>
            <text:list-item>
              <text:p text:style-name="P168">Application queries cache</text:p>
              <text:list>
                <text:list-item>
                  <text:p text:style-name="P168">Cache hit → cache returns data to application</text:p>
                </text:list-item>
                <text:list-item>
                  <text:p text:style-name="P168">Cache miss →</text:p>
                  <text:list>
                    <text:list-item>
                      <text:p text:style-name="P352"><text:soft-page-break/><text:span text:style-name="T76">Cache returns </text:span><text:span text:style-name="Source_20_Text"><text:span text:style-name="T72">null</text:span></text:span><text:span text:style-name="T76"> to application</text:span></text:p>
                    </text:list-item>
                    <text:list-item>
                      <text:p text:style-name="P168">Application queries RDS</text:p>
                    </text:list-item>
                    <text:list-item>
                      <text:p text:style-name="P168">RDS returns data to application</text:p>
                    </text:list-item>
                    <text:list-item>
                      <text:p text:style-name="P168">Application stores data in cache</text:p>
                    </text:list-item>
                  </text:list>
                </text:list-item>
              </text:list>
            </text:list-item>
            <text:list-item>
              <text:p text:style-name="P169">Pros</text:p>
              <text:list>
                <text:list-item>
                  <text:p text:style-name="P169">Only requested data is cached – unused data isn’t stored</text:p>
                </text:list-item>
                <text:list-item>
                  <text:p text:style-name="P169">Node failures not fatal – application will just experience some increased latency as the cache is rebuilt over time</text:p>
                </text:list-item>
              </text:list>
            </text:list-item>
            <text:list-item>
              <text:p text:style-name="P169">Cons</text:p>
              <text:list>
                <text:list-item>
                  <text:p text:style-name="P169">Cache miss results in three round trip network calls = app latency</text:p>
                </text:list-item>
                <text:list-item>
                  <text:p text:style-name="P169">Data can be updated in the database but outdated (stale) in the cache</text:p>
                </text:list-item>
              </text:list>
            </text:list-item>
          </text:list>
          <text:p text:style-name="P203">Write Through (add or update cache whenever database is updated)</text:p>
          <text:list text:continue-numbering="true">
            <text:list-item>
              <text:p text:style-name="P169">Application read – application reads data from the cache (cache hit)</text:p>
            </text:list-item>
            <text:list-item>
              <text:p text:style-name="P169">Application write</text:p>
              <text:list>
                <text:list-item>
                  <text:p text:style-name="P169">Application writes data to database</text:p>
                </text:list-item>
                <text:list-item>
                  <text:p text:style-name="P169">Application writes data to cache</text:p>
                </text:list-item>
              </text:list>
            </text:list-item>
            <text:list-item>
              <text:p text:style-name="P170">Pros</text:p>
              <text:list>
                <text:list-item>
                  <text:p text:style-name="P170">Data in cache is never stale</text:p>
                </text:list-item>
                <text:list-item>
                  <text:p text:style-name="P170">Reads are fast</text:p>
                </text:list-item>
                <text:list-item>
                  <text:p text:style-name="P170">Write penalty vs read penalty – writes take longer (require 2 calls), but users expect writes to take longer than reads</text:p>
                </text:list-item>
              </text:list>
            </text:list-item>
            <text:list-item>
              <text:p text:style-name="P170">Cons</text:p>
              <text:list>
                <text:list-item>
                  <text:p text:style-name="P170">Data in cache is missing until it is updated in the database</text:p>
                </text:list-item>
                <text:list-item>
                  <text:p text:style-name="P170">Cache will become large with data that is not frequently accessed (but it will never be stale!)</text:p>
                </text:list-item>
              </text:list>
            </text:list-item>
          </text:list>
        </text:list-item>
      </text:list>
      <text:p text:style-name="P72">Cache Evictions and Time-to-Live (TTL)</text:p>
      <text:p text:style-name="P82">Three ways to evict a cache:</text:p>
      <text:list xml:id="list2580754009" text:style-name="L64">
        <text:list-item>
          <text:p text:style-name="P171">Delete an item from the cache explicitly</text:p>
        </text:list-item>
        <text:list-item>
          <text:p text:style-name="P171">Item evicted because it is the least recently used (LRU) item when memory becomes full</text:p>
        </text:list-item>
        <text:list-item>
          <text:p text:style-name="P171">Set item time-to-live (TTL), after which the item will be automatically evicted from cache</text:p>
        </text:list-item>
      </text:list>
      <text:p text:style-name="P82">TTL are useful for managing</text:p>
      <text:list xml:id="list1751412609" text:style-name="L65">
        <text:list-item>
          <text:p text:style-name="P172">Leaderboards</text:p>
        </text:list-item>
        <text:list-item>
          <text:p text:style-name="P172">Comments</text:p>
        </text:list-item>
        <text:list-item>
          <text:p text:style-name="P172"><text:soft-page-break/>Activity streams</text:p>
        </text:list-item>
      </text:list>
      <text:p text:style-name="P82">TTL can range from a few seconds to hours or even days</text:p>
      <text:p text:style-name="P82">If too many evictions are happening because of the memory threshold, then it’s time to scale up or out.</text:p>
      <text:p text:style-name="P72">Summary</text:p>
      <text:list xml:id="list98332330" text:style-name="L66">
        <text:list-item>
          <text:p text:style-name="P173">Lazy Loading / Cache Aside is easier to implement and works as a foundation for most situations, especially on the read side</text:p>
        </text:list-item>
        <text:list-item>
          <text:p text:style-name="P356"><text:span text:style-name="T80">Write Through is often combined with Lazy Loading on targeted queries or workloads that would benefit from it (e.g. - frequently accessed or </text:span><text:span text:style-name="T111">frequently</text:span><text:span text:style-name="T80"> changing data keys)</text:span></text:p>
        </text:list-item>
        <text:list-item>
          <text:p text:style-name="P357"><text:span text:style-name="T80">T</text:span><text:span text:style-name="T76">TL is a good idea except for when using Write Through. Set sensible TTL for items used in your application</text:span></text:p>
        </text:list-item>
        <text:list-item>
          <text:p text:style-name="P174">Only cache data that makes sense to cache (user profiles, blogs, etc.) – probably not bank account information or other sensitive data</text:p>
        </text:list-item>
      </text:list>
      <text:p text:style-name="P73">ElastiCache Replication: Cluster Mode Disabled</text:p>
      <text:list xml:id="list590930934" text:style-name="L67">
        <text:list-item>
          <text:p text:style-name="P175">One primary node, up to 5 replicas</text:p>
        </text:list-item>
        <text:list-item>
          <text:p text:style-name="P175">Asynchronous replication</text:p>
        </text:list-item>
        <text:list-item>
          <text:p text:style-name="P175">Primary node is used for read and write</text:p>
        </text:list-item>
        <text:list-item>
          <text:p text:style-name="P175">Other nodes are read-only</text:p>
        </text:list-item>
        <text:list-item>
          <text:p text:style-name="P175">One shard, all nodes have all the data</text:p>
        </text:list-item>
        <text:list-item>
          <text:p text:style-name="P175">Guards against data loss in case of a node failure</text:p>
        </text:list-item>
        <text:list-item>
          <text:p text:style-name="P175">Multi-AZ enabled by default for failover</text:p>
        </text:list-item>
        <text:list-item>
          <text:p text:style-name="P175">Helpful for scaling read performance</text:p>
        </text:list-item>
      </text:list>
      <text:p text:style-name="P73">ElastiCache Replication: Cluster Mode Enabled</text:p>
      <text:list xml:id="list265059874" text:style-name="L68">
        <text:list-item>
          <text:p text:style-name="P176">Data is partitioned across shards (helpful for scaling writes)</text:p>
        </text:list-item>
        <text:list-item>
          <text:p text:style-name="P176">Each shard has a primary and up to 5 replica nodes</text:p>
        </text:list-item>
        <text:list-item>
          <text:p text:style-name="P176">Multi-AZ capability</text:p>
        </text:list-item>
        <text:list-item>
          <text:p text:style-name="P176">Up to 500 nodes per cluster</text:p>
          <text:list>
            <text:list-item>
              <text:p text:style-name="P176">500 shards, each with a single master (no replicas)</text:p>
            </text:list-item>
            <text:list-item>
              <text:p text:style-name="P176">250 shards, each with 1 master and 1 replica</text:p>
            </text:list-item>
            <text:list-item>
              <text:p text:style-name="P176">…</text:p>
            </text:list-item>
            <text:list-item>
              <text:p text:style-name="P176">83 shards, each with 1 master and 5 replicas</text:p>
            </text:list-item>
          </text:list>
        </text:list-item>
      </text:list>
      <text:h text:style-name="P100" text:outline-level="3">Amazon Route 53</text:h>
      <text:list xml:id="list4177604372" text:style-name="L69">
        <text:list-item>
          <text:p text:style-name="P358">Highly available, scalable, fully managed and <text:span text:style-name="T32">authoritative</text:span><text:span text:style-name="T37"> DNS</text:span></text:p>
          <text:list>
            <text:list-item>
              <text:p text:style-name="P347">Authoritative<text:span text:style-name="T37"> = </text:span><text:span text:style-name="T89">you</text:span><text:span text:style-name="T48"> can update the DNS record</text:span></text:p>
            </text:list-item>
          </text:list>
        </text:list-item>
        <text:list-item>
          <text:p text:style-name="P140"><text:soft-page-break/>Route 53 is also a Domain Registrar</text:p>
        </text:list-item>
        <text:list-item>
          <text:p text:style-name="P140">Ability to check the health of your resources</text:p>
        </text:list-item>
        <text:list-item>
          <text:p text:style-name="P140">The only AWS service which provides 100% availability in its SLA</text:p>
        </text:list-item>
        <text:list-item>
          <text:p text:style-name="P347"><text:span text:style-name="T1">Route 53</text:span><text:span text:style-name="T48"> because </text:span><text:span text:style-name="T1">53</text:span><text:span text:style-name="T48"> is a reference to the traditional DNS port used by DNS services</text:span></text:p>
        </text:list-item>
      </text:list>
      <text:p text:style-name="P57">Route 53 Records</text:p>
      <text:list xml:id="list3808583742" text:style-name="L70">
        <text:list-item>
          <text:p text:style-name="P141">Records define how to route traffic for a domain</text:p>
          <text:list>
            <text:list-item>
              <text:p text:style-name="P141">Domain / subdomain name – e.g. example.com</text:p>
            </text:list-item>
            <text:list-item>
              <text:p text:style-name="P339"><text:span text:style-name="T48">Record type – e.g. </text:span><text:span text:style-name="Source_20_Text"><text:span text:style-name="T48">A</text:span></text:span><text:span text:style-name="T48"> or </text:span><text:span text:style-name="Source_20_Text"><text:span text:style-name="T48">AAAA</text:span></text:span></text:p>
            </text:list-item>
            <text:list-item>
              <text:p text:style-name="P359"><text:span text:style-name="T48">Value – e.g. </text:span><text:span text:style-name="Source_20_Text"><text:span text:style-name="T48">12.34.56.78</text:span></text:span></text:p>
            </text:list-item>
            <text:list-item>
              <text:p text:style-name="P141">Routing policy – how Route 53 responds to requests</text:p>
            </text:list-item>
            <text:list-item>
              <text:p text:style-name="P141">TTL (Time to Live) – amount of time the record is cached at DNS Resolvers</text:p>
            </text:list-item>
          </text:list>
        </text:list-item>
        <text:list-item>
          <text:p text:style-name="P141">Route 53 supported record types:</text:p>
          <text:list>
            <text:list-item>
              <text:p text:style-name="P359"><text:span text:style-name="T48">(for exam) </text:span><text:span text:style-name="Source_20_Text"><text:span text:style-name="T48">A</text:span></text:span><text:span text:style-name="T48">, </text:span><text:span text:style-name="Source_20_Text"><text:span text:style-name="T48">AAAA</text:span></text:span><text:span text:style-name="T48">, </text:span><text:span text:style-name="Source_20_Text"><text:span text:style-name="T48">CNAME</text:span></text:span><text:span text:style-name="T48">, </text:span><text:span text:style-name="Source_20_Text"><text:span text:style-name="T48">NS</text:span></text:span></text:p>
            </text:list-item>
            <text:list-item>
              <text:p text:style-name="P359"><text:span text:style-name="T48">(advanced) </text:span><text:span text:style-name="Source_20_Text"><text:span text:style-name="T48">CAA</text:span></text:span><text:span text:style-name="T48">, </text:span><text:span text:style-name="Source_20_Text"><text:span text:style-name="T48">DS</text:span></text:span><text:span text:style-name="T48">, </text:span><text:span text:style-name="Source_20_Text"><text:span text:style-name="T48">MX</text:span></text:span><text:span text:style-name="T48">, </text:span><text:span text:style-name="Source_20_Text"><text:span text:style-name="T48">NAPTR</text:span></text:span><text:span text:style-name="T48">, </text:span><text:span text:style-name="Source_20_Text"><text:span text:style-name="T48">PTR</text:span></text:span><text:span text:style-name="T48">, </text:span><text:span text:style-name="Source_20_Text"><text:span text:style-name="T48">SOA</text:span></text:span><text:span text:style-name="T48">, </text:span><text:span text:style-name="Source_20_Text"><text:span text:style-name="T48">TXT</text:span></text:span><text:span text:style-name="T48">, </text:span><text:span text:style-name="Source_20_Text"><text:span text:style-name="T48">SPF</text:span></text:span><text:span text:style-name="T48">, </text:span><text:span text:style-name="Source_20_Text"><text:span text:style-name="T48">SRV</text:span></text:span></text:p>
            </text:list-item>
          </text:list>
        </text:list-item>
      </text:list>
      <text:p text:style-name="P58">Record Types (for exam)</text:p>
      <text:list xml:id="list583929017" text:style-name="L71">
        <text:list-item>
          <text:p text:style-name="P235"><text:span text:style-name="Source_20_Text"><text:span text:style-name="T60">A</text:span></text:span><text:span text:style-name="T48"> – maps a hostname to </text:span><text:span text:style-name="Source_20_Text"><text:span text:style-name="T60">IPv4</text:span></text:span></text:p>
        </text:list-item>
        <text:list-item>
          <text:p text:style-name="P235"><text:span text:style-name="Source_20_Text"><text:span text:style-name="T60">AAAA</text:span></text:span><text:span text:style-name="T48"> – maps a hostname to </text:span><text:span text:style-name="Source_20_Text"><text:span text:style-name="T60">IPv6</text:span></text:span></text:p>
        </text:list-item>
        <text:list-item>
          <text:p text:style-name="P235"><text:span text:style-name="Source_20_Text"><text:span text:style-name="T60">CNAME</text:span></text:span><text:span text:style-name="T48"> – maps a hostname to another hostname</text:span></text:p>
          <text:list>
            <text:list-item>
              <text:p text:style-name="P235"><text:span text:style-name="T48">Target domain may have an </text:span><text:span text:style-name="Source_20_Text"><text:span text:style-name="T60">A</text:span></text:span><text:span text:style-name="T48"> or </text:span><text:span text:style-name="Source_20_Text"><text:span text:style-name="T60">AAAA</text:span></text:span><text:span text:style-name="T48"> record</text:span></text:p>
            </text:list-item>
            <text:list-item>
              <text:p text:style-name="P235"><text:span text:style-name="T48">Can’t create a </text:span><text:span text:style-name="Source_20_Text"><text:span text:style-name="T60">CNAME</text:span></text:span><text:span text:style-name="T48"> record for the top node (Zone Apex) of a DNS namespace</text:span></text:p>
            </text:list-item>
            <text:list-item>
              <text:p text:style-name="P235"><text:span text:style-name="T48">e.g. </text:span><text:span text:style-name="Source_20_Text"><text:span text:style-name="T60">CNAME</text:span></text:span><text:span text:style-name="T48"> for </text:span><text:span text:style-name="Source_20_Text"><text:span text:style-name="T60">example.com</text:span></text:span><text:span text:style-name="T48"> is not possible, but </text:span><text:span text:style-name="Source_20_Text"><text:span text:style-name="T60">CNAME</text:span></text:span><text:span text:style-name="T48"> for </text:span><text:span text:style-name="Source_20_Text"><text:span text:style-name="T60">www.example.com</text:span></text:span><text:span text:style-name="T48"> is possible (because </text:span><text:span text:style-name="Source_20_Text"><text:span text:style-name="T60">www.example.com</text:span></text:span><text:span text:style-name="T48"> is a subdomain of </text:span><text:span text:style-name="Source_20_Text"><text:span text:style-name="T60">example.com</text:span></text:span><text:span text:style-name="T48">)</text:span></text:p>
            </text:list-item>
          </text:list>
        </text:list-item>
        <text:list-item>
          <text:p text:style-name="P236"><text:span text:style-name="Source_20_Text"><text:span text:style-name="T60">NS</text:span></text:span><text:span text:style-name="T48"> – name servers for the Hosted Zone</text:span></text:p>
          <text:list>
            <text:list-item>
              <text:p text:style-name="P142">Control how traffic is routed for a domain</text:p>
            </text:list-item>
          </text:list>
        </text:list-item>
      </text:list>
      <text:p text:style-name="P59">Hosted Zones</text:p>
      <text:list xml:id="list911235613" text:style-name="L72">
        <text:list-item>
          <text:p text:style-name="P143">A container for records that defines how to route traffic to a domain and its subdomains</text:p>
        </text:list-item>
        <text:list-item>
          <text:p text:style-name="P143">Public Hosted Zones – contain records that specify how to route traffic on the Internet (public domain names)</text:p>
        </text:list-item>
        <text:list-item>
          <text:p text:style-name="P143">Private Hosted Zones – contain records that specify how you route traffic within one or more VPCs (private domain names)</text:p>
        </text:list-item>
        <text:list-item>
          <text:p text:style-name="P143">Price is $0.50 / mo. per Hosted Zone</text:p>
        </text:list-item>
      </text:list>
      <text:p text:style-name="P60">Route 53 Records TTL</text:p>
      <text:list xml:id="list3213335156" text:style-name="L73">
        <text:list-item>
          <text:p text:style-name="P144">DNS TTL value is mandatory for all records except Alias records</text:p>
        </text:list-item>
        <text:list-item>
          <text:p text:style-name="P144"><text:soft-page-break/>Setting a high TTL value (like 24 hours)</text:p>
          <text:list>
            <text:list-item>
              <text:p text:style-name="P144">Client caches the record for 24 hours</text:p>
            </text:list-item>
            <text:list-item>
              <text:p text:style-name="P144">Less traffic on Route 53 ($)</text:p>
            </text:list-item>
            <text:list-item>
              <text:p text:style-name="P360"><text:span text:style-name="T61">Cached records </text:span><text:span text:style-name="T104">likely to</text:span><text:span text:style-name="T61"> go stale if the record changes at DNS level</text:span></text:p>
            </text:list-item>
          </text:list>
        </text:list-item>
        <text:list-item>
          <text:p text:style-name="P144">Setting a low TTL value (like 60 seconds)</text:p>
          <text:list>
            <text:list-item>
              <text:p text:style-name="P144">Client caches the record for 60 seconds</text:p>
            </text:list-item>
            <text:list-item>
              <text:p text:style-name="P144">More traffic on Route 53 ($$$)</text:p>
            </text:list-item>
            <text:list-item>
              <text:p text:style-name="P144">Cached records less likely to go stale, easy to change records at DNS level</text:p>
            </text:list-item>
          </text:list>
        </text:list-item>
      </text:list>
      <text:p text:style-name="P61">CNAME and Alias Records</text:p>
      <text:list xml:id="list3777652706" text:style-name="L74">
        <text:list-item>
          <text:p text:style-name="P145">CNAME:</text:p>
          <text:list>
            <text:list-item>
              <text:p text:style-name="P145">Points a hostname to any other hostname</text:p>
            </text:list-item>
            <text:list-item>
              <text:p text:style-name="P197"><text:span text:style-name="T1">Only for </text:span><text:span text:style-name="T10">non-root</text:span><text:span text:style-name="T5"> domains (e.g. </text:span><text:span text:style-name="Source_20_Text"><text:span text:style-name="T11">demo.example.com</text:span></text:span><text:span text:style-name="T5">)</text:span></text:p>
            </text:list-item>
          </text:list>
        </text:list-item>
        <text:list-item>
          <text:p text:style-name="P177">Alias:</text:p>
          <text:list>
            <text:list-item>
              <text:p text:style-name="P177">Points a hostname to an AWS resource</text:p>
            </text:list-item>
            <text:list-item>
              <text:p text:style-name="P197"><text:span text:style-name="T5">For </text:span><text:span text:style-name="T10">root </text:span><text:span text:style-name="T5">domains </text:span><text:span text:style-name="T31">and</text:span><text:span text:style-name="T5"> </text:span><text:span text:style-name="T10">non-root</text:span><text:span text:style-name="T5"> domains (e.g. </text:span><text:span text:style-name="Source_20_Text"><text:span text:style-name="T11">example.com</text:span></text:span><text:span text:style-name="T5"> </text:span><text:span text:style-name="T31">or</text:span><text:span text:style-name="T5"> </text:span><text:span text:style-name="Source_20_Text"><text:span text:style-name="T11">demo.example.com</text:span></text:span><text:span text:style-name="T5">)</text:span></text:p>
            </text:list-item>
            <text:list-item>
              <text:p text:style-name="P177">TTL is managed by Route 53 (user cannot edit TTL value)</text:p>
            </text:list-item>
          </text:list>
        </text:list-item>
      </text:list>
      <text:p text:style-name="P83">Targets for Alias Records</text:p>
      <text:list xml:id="list195960352" text:style-name="L75">
        <text:list-item>
          <text:p text:style-name="P178">Elastic Load Balancers</text:p>
        </text:list-item>
        <text:list-item>
          <text:p text:style-name="P178">Cloudfront Distributions</text:p>
        </text:list-item>
        <text:list-item>
          <text:p text:style-name="P361"><text:span text:style-name="T81">AP</text:span><text:span text:style-name="T112">I</text:span><text:span text:style-name="T81"> Gateway</text:span></text:p>
        </text:list-item>
        <text:list-item>
          <text:p text:style-name="P178">Elastic Beanstalk environments</text:p>
        </text:list-item>
        <text:list-item>
          <text:p text:style-name="P178">S3 Websites</text:p>
        </text:list-item>
        <text:list-item>
          <text:p text:style-name="P178">VPC Interface Endpoints</text:p>
        </text:list-item>
        <text:list-item>
          <text:p text:style-name="P361"><text:span text:style-name="T81">Global Accel</text:span><text:span text:style-name="T112">e</text:span><text:span text:style-name="T81">rator accel</text:span><text:span text:style-name="T112">e</text:span><text:span text:style-name="T81">rator</text:span></text:p>
        </text:list-item>
        <text:list-item>
          <text:p text:style-name="P178">Route 53 record in the same Hosted Zone</text:p>
        </text:list-item>
      </text:list>
      <text:p text:style-name="P74">Route 53 Routing Policies</text:p>
      <text:list xml:id="list2540912883" text:style-name="L76">
        <text:list-item>
          <text:p text:style-name="P179">Simple</text:p>
          <text:list>
            <text:list-item>
              <text:p text:style-name="P180">Use when routing traffic to a single resource</text:p>
            </text:list-item>
            <text:list-item>
              <text:p text:style-name="P180">Can specify multiple values in the same record</text:p>
              <text:list>
                <text:list-item>
                  <text:p text:style-name="P237"><text:span text:style-name="T76">...in which case a random choice is made by the </text:span><text:span text:style-name="T87">client</text:span></text:p>
                </text:list-item>
              </text:list>
            </text:list-item>
            <text:list-item>
              <text:p text:style-name="P180">When Alias is enabled, specify only one AWS resource</text:p>
            </text:list-item>
            <text:list-item>
              <text:p text:style-name="P237"><text:span text:style-name="T76">Can’t associate with </text:span><text:span text:style-name="Source_20_Text"><text:span text:style-name="T72">/health</text:span></text:span><text:span text:style-name="T76"> checks</text:span></text:p>
            </text:list-item>
          </text:list>
        </text:list-item>
        <text:list-item>
          <text:p text:style-name="P179"><text:soft-page-break/>Weighted</text:p>
          <text:list>
            <text:list-item>
              <text:p text:style-name="P181">Route requests to different resources based on a percentage of total requests</text:p>
            </text:list-item>
            <text:list-item>
              <text:p text:style-name="P181">Assign each record a relative weight (expressed as a percentage (<text:span text:style-name="Source_20_Text">%</text:span>)</text:p>
            </text:list-item>
            <text:list-item>
              <text:p text:style-name="P182">DNS records must have the same name and type</text:p>
            </text:list-item>
            <text:list-item>
              <text:p text:style-name="P331">Can<text:span text:style-name="T37"> be associated with </text:span><text:span text:style-name="Source_20_Text"><text:span text:style-name="T45">/health</text:span></text:span><text:span text:style-name="T45"> checks</text:span></text:p>
            </text:list-item>
            <text:list-item>
              <text:p text:style-name="P331"><text:span text:style-name="T45">U</text:span><text:span text:style-name="T37">se cases:</text:span></text:p>
              <text:list>
                <text:list-item>
                  <text:p text:style-name="P182">Load balance between regions</text:p>
                </text:list-item>
                <text:list-item>
                  <text:p text:style-name="P182">Test new application version with subset of user population</text:p>
                </text:list-item>
              </text:list>
            </text:list-item>
            <text:list-item>
              <text:p text:style-name="P331"><text:span text:style-name="T37">Assign a single record a weight of </text:span><text:span text:style-name="Source_20_Text"><text:span text:style-name="T45">0</text:span></text:span><text:span text:style-name="T37"> to stop sending it traffic (distributing the traffic to other resources based on their relative weights)</text:span></text:p>
            </text:list-item>
            <text:list-item>
              <text:p text:style-name="P331"><text:span text:style-name="T37">Assign </text:span>all<text:span text:style-name="T37"> records a weight of </text:span><text:span text:style-name="Source_20_Text"><text:span text:style-name="T45">0</text:span></text:span><text:span text:style-name="T37"> to distribute traffic equally among resources</text:span></text:p>
            </text:list-item>
          </text:list>
        </text:list-item>
        <text:list-item>
          <text:p text:style-name="P179">Latency Based</text:p>
          <text:list>
            <text:list-item>
              <text:p text:style-name="P183">Redirect requests to the resource with the lowest latency (probably the closes to the user)</text:p>
            </text:list-item>
            <text:list-item>
              <text:p text:style-name="P183">Helpful when low latency is a high priority for users</text:p>
            </text:list-item>
            <text:list-item>
              <text:p text:style-name="P183">Latency is based on traffic between users and AWS regions</text:p>
            </text:list-item>
            <text:list-item>
              <text:p text:style-name="P332">Can<text:span text:style-name="T37"> be associated with </text:span><text:span text:style-name="Source_20_Text"><text:span text:style-name="T45">/health</text:span></text:span><text:span text:style-name="T37"> checks</text:span></text:p>
            </text:list-item>
          </text:list>
        </text:list-item>
        <text:list-item>
          <text:p text:style-name="P179">Failover</text:p>
          <text:list>
            <text:list-item>
              <text:p text:style-name="P184">Set A records for two resources – one <text:span text:style-name="T32">primary</text:span> and one <text:span text:style-name="T32">secondary</text:span></text:p>
            </text:list-item>
            <text:list-item>
              <text:p text:style-name="P184">The <text:span text:style-name="T32">primary</text:span> record <text:span text:style-name="T142">must</text:span> be associated with a <text:span text:style-name="Source_20_Text"><text:span text:style-name="T143">/health</text:span></text:span> check</text:p>
            </text:list-item>
            <text:list-item>
              <text:p text:style-name="P185">The <text:span text:style-name="T32">secondary</text:span> record may optionally be associated with a <text:span text:style-name="Source_20_Text"><text:span text:style-name="T143">/health</text:span></text:span> check</text:p>
            </text:list-item>
            <text:list-item>
              <text:p text:style-name="P185">When the /health check fails for the <text:span text:style-name="T32">primary</text:span> record, Route 53 will route traffic to the <text:span text:style-name="T32">secondary</text:span> record</text:p>
            </text:list-item>
          </text:list>
        </text:list-item>
        <text:list-item>
          <text:p text:style-name="P179">Geolocation</text:p>
          <text:list>
            <text:list-item>
              <text:p text:style-name="P186">Different from Latency based routing</text:p>
            </text:list-item>
            <text:list-item>
              <text:p text:style-name="P186">Based on user location delineated by continent, country, or US state</text:p>
              <text:list>
                <text:list-item>
                  <text:p text:style-name="P186">Most precise location is chosen whenever there is overlap</text:p>
                </text:list-item>
              </text:list>
            </text:list-item>
            <text:list-item>
              <text:p text:style-name="P186">Create a <text:span text:style-name="T142">default</text:span> record to use whenever there is no match on a user’s location</text:p>
            </text:list-item>
            <text:list-item>
              <text:p text:style-name="P186">Use cases:</text:p>
              <text:list>
                <text:list-item>
                  <text:p text:style-name="P186">Localization</text:p>
                </text:list-item>
                <text:list-item>
                  <text:p text:style-name="P186">Restrict content per location (i.e. for regulatory or licensing purposes)</text:p>
                </text:list-item>
                <text:list-item>
                  <text:p text:style-name="P186">Load balancing</text:p>
                </text:list-item>
              </text:list>
            </text:list-item>
          </text:list>
        </text:list-item>
        <text:list-item>
          <text:p text:style-name="P179">Geoproximity (using Route 53 Traffic Flow feature)</text:p>
          <text:list>
            <text:list-item>
              <text:p text:style-name="P187">Route traffic to resources based on geographic location of users and resources</text:p>
            </text:list-item>
            <text:list-item>
              <text:p text:style-name="P187"><text:soft-page-break/>Ability to shift more traffic to resources based on the defined bias</text:p>
            </text:list-item>
            <text:list-item>
              <text:p text:style-name="P187">To change the size of the geographic region, specify bias values:</text:p>
              <text:list>
                <text:list-item>
                  <text:p text:style-name="P188">Expand (+1 to +99) traffic</text:p>
                </text:list-item>
                <text:list-item>
                  <text:p text:style-name="P188">Shrink (-1 to -99) traffic</text:p>
                </text:list-item>
              </text:list>
            </text:list-item>
            <text:list-item>
              <text:p text:style-name="P187">Resources can be:</text:p>
              <text:list>
                <text:list-item>
                  <text:p text:style-name="P187">AWS resources (specify AWS region)</text:p>
                </text:list-item>
                <text:list-item>
                  <text:p text:style-name="P187">Non-AWS resources (specify lattitude &amp; longitude)</text:p>
                </text:list-item>
              </text:list>
            </text:list-item>
            <text:list-item>
              <text:p text:style-name="P188">Use Route 53 traffic flow (advanced) feature to enable</text:p>
            </text:list-item>
          </text:list>
        </text:list-item>
        <text:list-item>
          <text:p text:style-name="P179">Multi-Value Answer</text:p>
          <text:list>
            <text:list-item>
              <text:p text:style-name="P189">Use when routing to multiple resources</text:p>
            </text:list-item>
            <text:list-item>
              <text:p text:style-name="P189">Route 53 returns multiple values per resource</text:p>
            </text:list-item>
            <text:list-item>
              <text:p text:style-name="P189">Up to 8 healthy records can be returned for each multi-value query</text:p>
            </text:list-item>
            <text:list-item>
              <text:p text:style-name="P189">Not a substitute for using a load balancer</text:p>
            </text:list-item>
          </text:list>
        </text:list-item>
      </text:list>
      <text:p text:style-name="P75">Route 53 Health Checks</text:p>
      <text:list xml:id="list1390122050" text:style-name="L77">
        <text:list-item>
          <text:p text:style-name="P204"><text:span text:style-name="Source_20_Text"><text:span text:style-name="T12">HTTP</text:span></text:span><text:span text:style-name="T1"> </text:span><text:span text:style-name="Source_20_Text"><text:span text:style-name="T12">/health</text:span></text:span><text:span text:style-name="T1"> checks are for public resources</text:span></text:p>
        </text:list-item>
        <text:list-item>
          <text:p text:style-name="P204"><text:span text:style-name="Source_20_Text"><text:span text:style-name="T12">/health</text:span></text:span><text:span text:style-name="T1"> checks can be leveraged to trigger automatic DNS failover:</text:span></text:p>
          <text:list>
            <text:list-item>
              <text:p text:style-name="P204"><text:span text:style-name="Source_20_Text"><text:span text:style-name="T12">/health</text:span></text:span><text:span text:style-name="T1"> checks that monitor an endpoint (application, servier, other AWS resource)</text:span></text:p>
            </text:list-item>
            <text:list-item>
              <text:p text:style-name="P205"><text:span text:style-name="Source_20_Text"><text:span text:style-name="T12">/health</text:span></text:span><text:span text:style-name="T1"> checks </text:span><text:span text:style-name="T13">that monitor other </text:span><text:span text:style-name="Source_20_Text"><text:span text:style-name="T12">/health</text:span></text:span><text:span text:style-name="T1"> checks </text:span><text:span text:style-name="T13">(Calculated Health Checks)</text:span></text:p>
            </text:list-item>
            <text:list-item>
              <text:p text:style-name="P205"><text:span text:style-name="Source_20_Text"><text:span text:style-name="T12">/health</text:span></text:span><text:span text:style-name="T13"> checks that monitor CloudWatch alarms</text:span></text:p>
            </text:list-item>
          </text:list>
        </text:list-item>
        <text:list-item>
          <text:p text:style-name="P205"><text:span text:style-name="Source_20_Text"><text:span text:style-name="T12">/health</text:span></text:span><text:span text:style-name="T13"> checks are integrated with CloudWatch metrics</text:span></text:p>
        </text:list-item>
        <text:list-item>
          <text:p text:style-name="P205"><text:span text:style-name="Source_20_Text"><text:span text:style-name="T12">/health</text:span></text:span><text:span text:style-name="T13"> checks monitor an endpoint</text:span></text:p>
        </text:list-item>
        <text:list-item>
          <text:p text:style-name="P207"><text:span text:style-name="T13">A</text:span><text:span text:style-name="T1">bout 15 global </text:span><text:span text:style-name="Source_20_Text"><text:span text:style-name="T12">/health</text:span></text:span><text:span text:style-name="T14"> check</text:span><text:span text:style-name="T1">ers will monitor the endpoint </text:span><text:span text:style-name="Source_20_Text"><text:span text:style-name="T12">/health</text:span></text:span></text:p>
          <text:list>
            <text:list-item>
              <text:p text:style-name="P207"><text:span text:style-name="T14">S</text:span><text:span text:style-name="T1">et a threshold for Healthy / Unhealthy (the default is </text:span><text:span text:style-name="Source_20_Text"><text:span text:style-name="T1">3</text:span></text:span><text:span text:style-name="T1">)</text:span></text:p>
            </text:list-item>
            <text:list-item>
              <text:p text:style-name="P207"><text:span text:style-name="T1">Set an interval (default is </text:span><text:span text:style-name="Source_20_Text"><text:span text:style-name="T1">30</text:span></text:span><text:span text:style-name="T1"> seconds – setting lower can incur higher costs)</text:span></text:p>
            </text:list-item>
            <text:list-item>
              <text:p text:style-name="P207"><text:span text:style-name="T1">Supported protocols: </text:span><text:span text:style-name="Source_20_Text"><text:span text:style-name="T12">HTTP</text:span></text:span><text:span text:style-name="T1">, </text:span><text:span text:style-name="Source_20_Text"><text:span text:style-name="T12">HTTPS</text:span></text:span><text:span text:style-name="T1">, </text:span><text:span text:style-name="Source_20_Text"><text:span text:style-name="T12">TCP</text:span></text:span></text:p>
            </text:list-item>
            <text:list-item>
              <text:p text:style-name="P362"><text:span text:style-name="T82">I</text:span><text:span text:style-name="T76">f </text:span><text:span text:style-name="Source_20_Text"><text:span text:style-name="T73">&gt; 18</text:span></text:span><text:span text:style-name="T76"> percent of </text:span><text:span text:style-name="Source_20_Text"><text:span text:style-name="T73">/health</text:span></text:span><text:span text:style-name="T76"> checkers report the endpoint is healthy, Route 53 considers the endpoint healthy</text:span></text:p>
            </text:list-item>
            <text:list-item>
              <text:p text:style-name="P363"><text:span text:style-name="T76">You can choose which locations for Route 53 to use for </text:span><text:span text:style-name="Source_20_Text"><text:span text:style-name="T73">/health</text:span></text:span><text:span text:style-name="T83"> checks</text:span></text:p>
            </text:list-item>
          </text:list>
        </text:list-item>
        <text:list-item>
          <text:p text:style-name="P206"><text:span text:style-name="Source_20_Text"><text:span text:style-name="T12">/health</text:span></text:span><text:span text:style-name="T1"> checks </text:span><text:span text:style-name="T15">pass only when the endpoint responds with </text:span><text:span text:style-name="Source_20_Text"><text:span text:style-name="T12">2xx</text:span></text:span><text:span text:style-name="T15"> and </text:span><text:span text:style-name="Source_20_Text"><text:span text:style-name="T12">3xx</text:span></text:span><text:span text:style-name="T15"> status codes</text:span></text:p>
        </text:list-item>
        <text:list-item>
          <text:p text:style-name="P206"><text:span text:style-name="Source_20_Text"><text:span text:style-name="T12">/health</text:span></text:span><text:span text:style-name="T15"> checks can be set up to pass / fail based on the text in the first </text:span><text:span text:style-name="Source_20_Text"><text:span text:style-name="T12">5120</text:span></text:span><text:span text:style-name="T15"> bytes of the response</text:span></text:p>
        </text:list-item>
        <text:list-item>
          <text:p text:style-name="P208"><text:span text:style-name="T15">Y</text:span><text:span text:style-name="T1">ou must configure your router / firewall / alb to allow incoming requests from Route 53 </text:span><text:span text:style-name="Source_20_Text"><text:span text:style-name="T12">/health</text:span></text:span><text:span text:style-name="T14"> check</text:span><text:span text:style-name="T1">ers</text:span></text:p>
        </text:list-item>
        <text:list-item>
          <text:p text:style-name="P208"><text:soft-page-break/>Calculated Health Checks<text:span text:style-name="T1"> – combine results of multiple </text:span><text:span text:style-name="Source_20_Text"><text:span text:style-name="T12">/health</text:span></text:span><text:span text:style-name="T14"> checks </text:span><text:span text:style-name="T1">into a single </text:span><text:span text:style-name="Source_20_Text"><text:span text:style-name="T12">/health</text:span></text:span><text:span text:style-name="T14"> check</text:span></text:p>
          <text:list>
            <text:list-item>
              <text:p text:style-name="P208"><text:span text:style-name="T14">A </text:span><text:span text:style-name="T1">singl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monitors multiple </text:span><text:span text:style-name="T27">child</text:span><text:span text:style-name="T1"> </text:span><text:span text:style-name="Source_20_Text"><text:span text:style-name="T12">/health</text:span></text:span><text:span text:style-name="T14"> checks, </text:span><text:span text:style-name="T1">each of which is monitoring a resource (EC2 instance, etc)</text:span></text:p>
            </text:list-item>
            <text:list-item>
              <text:p text:style-name="P208"><text:span text:style-name="T1">You can configure th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to use </text:span><text:span text:style-name="Source_20_Text"><text:span text:style-name="T12">OR</text:span></text:span><text:span text:style-name="T1">, </text:span><text:span text:style-name="Source_20_Text"><text:span text:style-name="T12">AND</text:span></text:span><text:span text:style-name="T1">, or </text:span><text:span text:style-name="Source_20_Text"><text:span text:style-name="T12">NOT</text:span></text:span><text:span text:style-name="T1"> to intelligently evaluate </text:span><text:span text:style-name="T27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8"><text:span text:style-name="T14">E</text:span><text:span text:style-name="T1">ach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can monitor up to </text:span><text:span text:style-name="Source_20_Text"><text:span text:style-name="T1">256</text:span></text:span><text:span text:style-name="T1"> </text:span><text:span text:style-name="T27">child</text:span><text:span text:style-name="T1"> </text:span><text:span text:style-name="Source_20_Text"><text:span text:style-name="T12">/health</text:span></text:span><text:span text:style-name="T14"> checks</text:span></text:p>
            </text:list-item>
            <text:list-item>
              <text:p text:style-name="P208"><text:span text:style-name="T14">S</text:span><text:span text:style-name="T1">pecify how many</text:span><text:span text:style-name="T27"> child </text:span><text:span text:style-name="Source_20_Text"><text:span text:style-name="T12">/health</text:span></text:span><text:span text:style-name="T14"> checks </text:span><text:span text:style-name="T1">must pass for the </text:span><text:span text:style-name="T27">parent</text:span><text:span text:style-name="T1"> </text:span><text:span text:style-name="Source_20_Text"><text:span text:style-name="T12">/health</text:span></text:span><text:span text:style-name="T14"> check </text:span><text:span text:style-name="T1">to password</text:span></text:p>
            </text:list-item>
            <text:list-item>
              <text:p text:style-name="P208">Use case<text:span text:style-name="T1">: perform site maintenance without causing all </text:span><text:span text:style-name="Source_20_Text"><text:span text:style-name="T12">/health</text:span></text:span><text:span text:style-name="T14"> checks </text:span><text:span text:style-name="T1">to fail</text:span></text:p>
            </text:list-item>
          </text:list>
        </text:list-item>
      </text:list>
      <text:p text:style-name="P76">Health Checks in Private Hosted Zones</text:p>
      <text:list xml:id="list2939145738" text:style-name="L78">
        <text:list-item>
          <text:p text:style-name="P364"><text:span text:style-name="T84">Route 53 </text:span><text:span text:style-name="Source_20_Text"><text:span text:style-name="T73">/health</text:span></text:span><text:span text:style-name="T83"> check</text:span><text:span text:style-name="T84">ers are outside of the VPC, on the public web</text:span></text:p>
        </text:list-item>
        <text:list-item>
          <text:p text:style-name="P365"><text:span text:style-name="T76">But! You can create a CloudWatch metric and associate a CloudWatch alarm, then create a </text:span><text:span text:style-name="Source_20_Text"><text:span text:style-name="T73">/health</text:span></text:span><text:span text:style-name="T83"> check </text:span><text:span text:style-name="T76">for the alarm</text:span></text:p>
        </text:list-item>
      </text:list>
      <text:p text:style-name="P77">Route 53 Traffic Flow</text:p>
      <text:list xml:id="list2421606217" text:style-name="L79">
        <text:list-item>
          <text:p text:style-name="P190">Simplify creating and maintaining records in large, complex configurations</text:p>
        </text:list-item>
        <text:list-item>
          <text:p text:style-name="P190">Visual editor for complex routing decision trees</text:p>
        </text:list-item>
        <text:list-item>
          <text:p text:style-name="P209"><text:span text:style-name="T1">Configurations are saves as a </text:span><text:span text:style-name="T10">Traffic Flow Policy</text:span></text:p>
          <text:list>
            <text:list-item>
              <text:p text:style-name="P190">Applied to any Route 53 Hosted Zone</text:p>
            </text:list-item>
            <text:list-item>
              <text:p text:style-name="P190">Versioning is supported</text:p>
            </text:list-item>
          </text:list>
        </text:list-item>
      </text:list>
      <text:h text:style-name="P101" text:outline-level="3">Amazon VPC</text:h>
      <text:p text:style-name="P95"><text:span text:style-name="T23">VPC</text:span> = Virtual Private Network, <text:span text:style-name="T144">a Region level construct</text:span></text:p>
      <text:list xml:id="list3967951932" text:style-name="L80">
        <text:list-item>
          <text:p text:style-name="P288">Subnets allow to partition your network inside your VPC (at the Availability Zone level)</text:p>
          <text:list>
            <text:list-item>
              <text:p text:style-name="P289">Public Subnets – accessible from the public internet</text:p>
            </text:list-item>
            <text:list-item>
              <text:p text:style-name="P289">Private Subnets – not accessible from the public internet</text:p>
            </text:list-item>
          </text:list>
        </text:list-item>
        <text:list-item>
          <text:p text:style-name="P289">Route Tables are used to define access to / from the internet and between subnets</text:p>
        </text:list-item>
      </text:list>
      <text:p text:style-name="P27">Internet Gateway &amp; NAT Gateways</text:p>
      <text:list xml:id="list1631612041" text:style-name="L81">
        <text:list-item>
          <text:p text:style-name="P290">Internet Gateways facilitate instances in a VPC connect to the public internet</text:p>
          <text:list>
            <text:list-item>
              <text:p text:style-name="P290">Public subnet will have a route to the Internet Gateway</text:p>
            </text:list-item>
          </text:list>
        </text:list-item>
        <text:list-item>
          <text:p text:style-name="P238"><text:span text:style-name="T1">NAT Gateway (AWS managed) and NAT Instances (self-managed) allow egress from instances from </text:span><text:span text:style-name="T27">private</text:span><text:span text:style-name="T48"> subnets, but not ingress</text:span></text:p>
          <text:list>
            <text:list-item>
              <text:p text:style-name="P239"><text:span text:style-name="T48">Instance in </text:span><text:span text:style-name="T27">private</text:span><text:span text:style-name="T48"> subnet connects to NAT in </text:span><text:span text:style-name="T27">public</text:span><text:span text:style-name="T48"> subnet</text:span></text:p>
            </text:list-item>
            <text:list-item>
              <text:p text:style-name="P239"><text:span text:style-name="T48">NAT in </text:span><text:span text:style-name="T27">public</text:span><text:span text:style-name="T48"> subnet connects to Internet Gateway</text:span></text:p>
            </text:list-item>
          </text:list>
        </text:list-item>
      </text:list>
      <text:p text:style-name="P62">Network ACL &amp; Security Groups</text:p>
      <text:list xml:id="list2908564151" text:style-name="L82">
        <text:list-item>
          <text:p text:style-name="P146"><text:soft-page-break/>NACL (Network ACL)</text:p>
          <text:list>
            <text:list-item>
              <text:p text:style-name="P146">Firewall which controls traffic to and from subnet</text:p>
            </text:list-item>
            <text:list-item>
              <text:p text:style-name="P240"><text:span text:style-name="T48">Can have </text:span><text:span text:style-name="Source_20_Text"><text:span text:style-name="T48">ALLOW</text:span></text:span><text:span text:style-name="T48"> and </text:span><text:span text:style-name="Source_20_Text"><text:span text:style-name="T48">DENY</text:span></text:span><text:span text:style-name="T48"> rules</text:span></text:p>
            </text:list-item>
            <text:list-item>
              <text:p text:style-name="P146">Attached at the subnet level</text:p>
            </text:list-item>
            <text:list-item>
              <text:p text:style-name="P240"><text:span text:style-name="T48">Rules include </text:span><text:span text:style-name="T27">only</text:span><text:span text:style-name="T48"> IP addresses</text:span></text:p>
            </text:list-item>
          </text:list>
        </text:list-item>
        <text:list-item>
          <text:p text:style-name="P146">Security Groups</text:p>
          <text:list>
            <text:list-item>
              <text:p text:style-name="P146">Firewall that controls traffic to and from an ENI or EC2 instance</text:p>
            </text:list-item>
            <text:list-item>
              <text:p text:style-name="P240"><text:span text:style-name="T48">Can only have </text:span><text:span text:style-name="Source_20_Text"><text:span text:style-name="T48">ALLOW</text:span></text:span><text:span text:style-name="T48"> rules</text:span></text:p>
            </text:list-item>
            <text:list-item>
              <text:p text:style-name="P240"><text:span text:style-name="T48">Rules can reference IP address ranges </text:span><text:span text:style-name="T27">and</text:span><text:span text:style-name="T48"> other security groups</text:span></text:p>
            </text:list-item>
          </text:list>
        </text:list-item>
      </text:list>
      <text:p text:style-name="P63">Security Group / Network ACL Comparison</text:p>
      <table:table table:name="Table3" table:style-name="Table3">
        <table:table-column table:style-name="Table3.A"/>
        <table:table-column table:style-name="Table3.B"/>
        <table:table-row table:style-name="TableLine93892469893584">
          <table:table-cell table:style-name="Table3.A1" office:value-type="string">
            <text:h text:style-name="Heading_20_9" text:outline-level="9">Security Group</text:h>
          </table:table-cell>
          <table:table-cell table:style-name="Table3.B1" office:value-type="string">
            <text:h text:style-name="Heading_20_9" text:outline-level="9">Network ACL</text:h>
          </table:table-cell>
        </table:table-row>
        <table:table-row table:style-name="TableLine93892468333584">
          <table:table-cell table:style-name="Table3.A2" office:value-type="string">
            <text:p text:style-name="P12">Operates at instance level</text:p>
          </table:table-cell>
          <table:table-cell table:style-name="Table3.B2" office:value-type="string">
            <text:p text:style-name="P12">Operates at subnet level</text:p>
          </table:table-cell>
        </table:table-row>
        <table:table-row table:style-name="TableLine93892468323728">
          <table:table-cell table:style-name="Table3.A3" office:value-type="string">
            <text:p text:style-name="P12">Supports only <text:span text:style-name="Source_20_Text"><text:span text:style-name="T48">ALLOW</text:span></text:span> rules</text:p>
          </table:table-cell>
          <table:table-cell table:style-name="Table3.B3" office:value-type="string">
            <text:p text:style-name="P12">Supports <text:span text:style-name="Source_20_Text"><text:span text:style-name="T48">ALLOW</text:span></text:span> and <text:span text:style-name="Source_20_Text"><text:span text:style-name="T48">DENY</text:span></text:span> rules</text:p>
          </table:table-cell>
        </table:table-row>
        <table:table-row table:style-name="TableLine93892468413824">
          <table:table-cell table:style-name="Table3.A4" office:value-type="string">
            <text:p text:style-name="P12">Stateful: return traffic is automatically allowed regardless of any rules</text:p>
          </table:table-cell>
          <table:table-cell table:style-name="Table3.B4" office:value-type="string">
            <text:p text:style-name="P12">Stateless: return traffic must be explicitly allowed by rules</text:p>
          </table:table-cell>
        </table:table-row>
        <table:table-row table:style-name="TableLine93892468387504">
          <table:table-cell table:style-name="Table3.A5" office:value-type="string">
            <text:p text:style-name="P12">Evaluates all rules before deciding whether to allow traffic</text:p>
          </table:table-cell>
          <table:table-cell table:style-name="Table3.B5" office:value-type="string">
            <text:p text:style-name="P12">Processes rules in numeric order when deciding whether to allow traffic</text:p>
          </table:table-cell>
        </table:table-row>
        <table:table-row table:style-name="TableLine93892468661440">
          <table:table-cell table:style-name="Table3.A6" office:value-type="string">
            <text:p text:style-name="P12">Applies to an instance only if <text:span text:style-name="T145">attached to instance at or after launch</text:span></text:p>
          </table:table-cell>
          <table:table-cell table:style-name="Table3.B6" office:value-type="string">
            <text:p text:style-name="P13">Automatically applies to all instances in the associated subnet</text:p>
          </table:table-cell>
        </table:table-row>
      </table:table>
      <text:p text:style-name="P80"/>
      <text:p text:style-name="P64">VPC Flow Logs</text:p>
      <text:list xml:id="list2332041034" text:style-name="L83">
        <text:list-item>
          <text:p text:style-name="P147">Capture information about IP traffic to interfaces</text:p>
          <text:list>
            <text:list-item>
              <text:p text:style-name="P147">VPC Flow Logs</text:p>
            </text:list-item>
            <text:list-item>
              <text:p text:style-name="P147">Subnet Flow Logs</text:p>
            </text:list-item>
            <text:list-item>
              <text:p text:style-name="P147">Elastic Network Interface (ENI) Flow Logs</text:p>
            </text:list-item>
          </text:list>
        </text:list-item>
        <text:list-item>
          <text:p text:style-name="P147">Used to monitor and troubleshoot connectivity issues:</text:p>
          <text:list>
            <text:list-item>
              <text:p text:style-name="P147">Subnets to internet</text:p>
            </text:list-item>
            <text:list-item>
              <text:p text:style-name="P147">Subnets to subnets</text:p>
            </text:list-item>
            <text:list-item>
              <text:p text:style-name="P147">Internet to subnets</text:p>
            </text:list-item>
            <text:list-item>
              <text:p text:style-name="P147">etc.</text:p>
            </text:list-item>
          </text:list>
        </text:list-item>
        <text:list-item>
          <text:p text:style-name="P147">Captures network information from AWS managed interfaces (Elastic Load Balancer, ElastiCache, RDS, Aurora, etc.</text:p>
        </text:list-item>
        <text:list-item>
          <text:p text:style-name="P147">VPC Flow Log data can be written to S3 or CloudWatch logs or both</text:p>
        </text:list-item>
      </text:list>
      <text:p text:style-name="P64">VPC Peering</text:p>
      <text:list xml:id="list2497025825" text:style-name="L84">
        <text:list-item>
          <text:p text:style-name="P148"><text:soft-page-break/>Connect two VPCs privately using AWS’s network</text:p>
        </text:list-item>
        <text:list-item>
          <text:p text:style-name="P148">Make them behave as if they were in the same network</text:p>
        </text:list-item>
        <text:list-item>
          <text:p text:style-name="P148">VPCs must not have overlapping CIDR (IP address ranges)</text:p>
        </text:list-item>
        <text:list-item>
          <text:p text:style-name="P340"><text:span text:style-name="T1">Not transitive</text:span><text:span text:style-name="T48"> – must be established for each VPC that needs to communicate with another VPC</text:span></text:p>
        </text:list-item>
      </text:list>
      <text:p text:style-name="P65">VPC Endpoints</text:p>
      <text:list xml:id="list11183765" text:style-name="L85">
        <text:list-item>
          <text:p text:style-name="P366"><text:span text:style-name="T62">Endpoints allow connection between AWS </text:span><text:span text:style-name="T105">services</text:span><text:span text:style-name="T62"> using a </text:span><text:span text:style-name="T29">private</text:span><text:span text:style-name="T62"> network instead of a public www network</text:span></text:p>
        </text:list-item>
        <text:list-item>
          <text:p text:style-name="P149">Enhanced security and lower latency access to AWS services</text:p>
        </text:list-item>
        <text:list-item>
          <text:p text:style-name="P149">VPC Endpoint Gateway for S3 and DynamoDB</text:p>
        </text:list-item>
        <text:list-item>
          <text:p text:style-name="P149">VPC Endpoint Interface for all the rest</text:p>
        </text:list-item>
        <text:list-item>
          <text:p text:style-name="P149">Only used within your VPC</text:p>
        </text:list-item>
        <text:list-item>
          <text:p text:style-name="P341"><text:span text:style-name="T48">Use when you need resources within your VPC to have </text:span><text:span text:style-name="T1">private </text:span><text:span text:style-name="T48">access to other AWS services (like S3, RDS, Lambda, etc.)</text:span></text:p>
        </text:list-item>
      </text:list>
      <text:p text:style-name="P66">Site to Site VPN and Direct Connect</text:p>
      <text:list xml:id="list14220416" text:style-name="L86">
        <text:list-item>
          <text:p text:style-name="P150">Site to Site VPN</text:p>
          <text:list>
            <text:list-item>
              <text:p text:style-name="P150">Connect on-premises VPN to AWS</text:p>
            </text:list-item>
            <text:list-item>
              <text:p text:style-name="P150">Automatically encrypted</text:p>
            </text:list-item>
            <text:list-item>
              <text:p text:style-name="P150">Travels over public internet</text:p>
            </text:list-item>
          </text:list>
        </text:list-item>
        <text:list-item>
          <text:p text:style-name="P150">Direct Connect (DX)</text:p>
          <text:list>
            <text:list-item>
              <text:p text:style-name="P150">Establishes a physical connection between on-premises and AWS resources</text:p>
            </text:list-item>
            <text:list-item>
              <text:p text:style-name="P150">Private, fast, secure</text:p>
            </text:list-item>
            <text:list-item>
              <text:p text:style-name="P150">Travels over private network</text:p>
            </text:list-item>
            <text:list-item>
              <text:p text:style-name="P150">Minimum of one month to establish</text:p>
            </text:list-item>
          </text:list>
        </text:list-item>
        <text:list-item>
          <text:p text:style-name="P342"><text:span text:style-name="T48">Site to Site VPN and Direct Connect </text:span><text:span text:style-name="T1">cannot</text:span><text:span text:style-name="T48"> access VPC endpoints</text:span></text:p>
        </text:list-item>
      </text:list>
      <text:p text:style-name="P67">Typical 3 Tier Solution Architecture</text:p>
      <text:list xml:id="list2372003765" text:style-name="L87">
        <text:list-item>
          <text:p text:style-name="P151">Public Subnet</text:p>
          <text:list>
            <text:list-item>
              <text:p text:style-name="P151">Multi AZ, contains ELB</text:p>
            </text:list-item>
          </text:list>
        </text:list-item>
        <text:list-item>
          <text:p text:style-name="P151">Private Subnet (1)</text:p>
          <text:list>
            <text:list-item>
              <text:p text:style-name="P151">Autoscaling group with</text:p>
            </text:list-item>
            <text:list-item>
              <text:p text:style-name="P151">Compute instances in</text:p>
            </text:list-item>
            <text:list-item>
              <text:p text:style-name="P151">multiple availability zones</text:p>
            </text:list-item>
          </text:list>
        </text:list-item>
        <text:list-item>
          <text:p text:style-name="P329"><text:span text:style-name="T37">Private Subnet (2 – </text:span>Data Subnet<text:span text:style-name="T37">)</text:span></text:p>
          <text:list>
            <text:list-item>
              <text:p text:style-name="P151">RDS or DynamoDB to persist data</text:p>
            </text:list-item>
            <text:list-item>
              <text:p text:style-name="P151"><text:soft-page-break/>Elasticache or DynamoDB equivalent to cache session data and high usage data in memory</text:p>
            </text:list-item>
          </text:list>
        </text:list-item>
      </text:list>
      <text:p text:style-name="P36"><text:span text:style-name="T37">LAMP Stack on EC2</text:span><text:span text:style-name="T48"> (</text:span><text:span text:style-name="T1">HOT – Exam Tip</text:span><text:span text:style-name="T48">)</text:span></text:p>
      <text:list xml:id="list1180047380" text:style-name="L88">
        <text:list-item>
          <text:p text:style-name="P343"><text:span text:style-name="T37">L</text:span><text:span text:style-name="T48">inux (OS on EC2)</text:span></text:p>
        </text:list-item>
        <text:list-item>
          <text:p text:style-name="P343"><text:span text:style-name="T37">A</text:span><text:span text:style-name="T48">pache (Web server on Linux)</text:span></text:p>
        </text:list-item>
        <text:list-item>
          <text:p text:style-name="P343"><text:span text:style-name="T37">M</text:span><text:span text:style-name="T48">ySql (on EC2 or RDS)</text:span></text:p>
        </text:list-item>
        <text:list-item>
          <text:p text:style-name="P343"><text:span text:style-name="T37">P</text:span><text:span text:style-name="T48">HP (Application logic on EC2)</text:span></text:p>
        </text:list-item>
        <text:list-item>
          <text:p text:style-name="P152">Throw in Redis or Memcached (ElastiCache) to include caching</text:p>
        </text:list-item>
        <text:list-item>
          <text:p text:style-name="P152">Store local application data &amp; software on an EBS drive (attache to EC2 on root)</text:p>
        </text:list-item>
      </text:list>
      <text:h text:style-name="Heading_20_3" text:outline-level="3">Amazon S3</text:h>
      <text:p text:style-name="P32">content goes here</text:p>
      <text:h text:style-name="Heading_20_3" text:outline-level="3">Amazon CLI, SDK, IAM Roles, and Policies</text:h>
      <text:p text:style-name="P28">Amazon CLI STS Decode Errors</text:p>
      <text:list xml:id="list3916239092" text:style-name="L89">
        <text:list-item>
          <text:p text:style-name="P241"><text:span text:style-name="T1">When getting an encoded error message on a failed API call on AWS CLI, use </text:span><text:span text:style-name="Source_20_Text"><text:span text:style-name="T1">decode-authorization-message --encoded-message &lt;encoded_message_value&gt;</text:span></text:span></text:p>
        </text:list-item>
        <text:list-item>
          <text:p text:style-name="P367"><text:span text:style-name="T16">You may need to ensure that your IAM role has a policy attached that </text:span><text:span text:style-name="Source_20_Text"><text:span text:style-name="T17">Allow</text:span></text:span><text:span text:style-name="T122">s</text:span><text:span text:style-name="T16"> </text:span><text:span text:style-name="Source_20_Text"><text:span text:style-name="T17">sts:DecodeAuthorizationMessage</text:span></text:span></text:p>
        </text:list-item>
      </text:list>
      <text:p text:style-name="P29">AWS EC2 Instance Metadata</text:p>
      <text:list xml:id="list2996176275" text:style-name="L90">
        <text:list-item>
          <text:p text:style-name="P368"><text:span text:style-name="T18">Allows EC2 instances to </text:span><text:span text:style-name="T123">retrieve information</text:span><text:span text:style-name="T18"> about themselves without using an IAM Role</text:span></text:p>
        </text:list-item>
        <text:list-item>
          <text:p text:style-name="P368"><text:span text:style-name="T123">Use</text:span><text:span text:style-name="T18"> to </text:span><text:span text:style-name="Source_20_Text"><text:span text:style-name="T18">curl http://168.254.169.254/latest/meta-data/</text:span></text:span><text:span text:style-name="T18"> from the CLI running from the EC2 instance</text:span></text:p>
        </text:list-item>
        <text:list-item>
          <text:p text:style-name="P291">Only works from AWS CLI running in an EC2 instance</text:p>
        </text:list-item>
      </text:list>
      <text:p text:style-name="P30">MFA with CLI</text:p>
      <text:list xml:id="list4228672891" text:style-name="L91">
        <text:list-item>
          <text:p text:style-name="P292">To use MFA with the CLI you must create a temporary session</text:p>
        </text:list-item>
        <text:list-item>
          <text:p text:style-name="P242"><text:span text:style-name="T1">Run </text:span><text:span text:style-name="T10">STS GetSessionToken</text:span><text:span text:style-name="T1"> API call</text:span></text:p>
          <text:list>
            <text:list-item>
              <text:p text:style-name="P242"><text:span text:style-name="Source_20_Text"><text:span text:style-name="T1">aws sts get-session-token --serial-number &lt;arn-of-mfa-device&gt; --token-code &lt;code-from-token&gt; --duration-seconds 3600</text:span></text:span></text:p>
            </text:list-item>
          </text:list>
        </text:list-item>
      </text:list>
      <text:p text:style-name="P30">AWS SDK</text:p>
      <text:p text:style-name="P330">content goes here</text:p>
      <text:p text:style-name="P198">AWS Limits (Quotas)</text:p>
      <text:list xml:id="list2596793037" text:style-name="L92">
        <text:list-item>
          <text:p text:style-name="P153">API Rate Limits</text:p>
          <text:list>
            <text:list-item>
              <text:p text:style-name="P153">DescribeInstances API for EC2 has a limit of 100 calls per second</text:p>
            </text:list-item>
            <text:list-item>
              <text:p text:style-name="P344"><text:span text:style-name="T48">GetObjects API on S3 has a limit of 5500 </text:span><text:span text:style-name="Source_20_Text"><text:span text:style-name="T48">GET</text:span></text:span><text:span text:style-name="T48"> calls per second per prefix</text:span></text:p>
            </text:list-item>
            <text:list-item>
              <text:p text:style-name="P344"><text:span text:style-name="T48">In the event of intermittent errors: implement </text:span><text:span text:style-name="T1">Exponential Backoff</text:span></text:p>
            </text:list-item>
            <text:list-item>
              <text:p text:style-name="P153"><text:soft-page-break/>In the event of consistent errors: request an API throttling limit increase</text:p>
            </text:list-item>
          </text:list>
        </text:list-item>
        <text:list-item>
          <text:p text:style-name="P153">Service Quotas (Service Limits)</text:p>
          <text:list>
            <text:list-item>
              <text:p text:style-name="P153">Running on-demand standard instances: 1152 vCPU</text:p>
            </text:list-item>
            <text:list-item>
              <text:p text:style-name="P153">Request a service limit increase by opening a ticket with Amazon using the Service Quotas API</text:p>
            </text:list-item>
          </text:list>
        </text:list-item>
      </text:list>
      <text:p text:style-name="P198">Exponential Backoff (any AWS Service)</text:p>
      <text:list xml:id="list1791655708" text:style-name="L93">
        <text:list-item>
          <text:p text:style-name="P154">Implement…</text:p>
          <text:list>
            <text:list-item>
              <text:p text:style-name="P154">If you intermittently get a ThrottlingException</text:p>
            </text:list-item>
          </text:list>
        </text:list-item>
        <text:list-item>
          <text:p text:style-name="P369"><text:span text:style-name="T63">AWS SDK </text:span><text:span text:style-name="T106">includes</text:span><text:span text:style-name="T63"> a ‘Retry’ mechanism for API calls</text:span></text:p>
        </text:list-item>
        <text:list-item>
          <text:p text:style-name="P155">Implement Exponential Backoff in console in some specific cases or if you’re using the AWS API as-is</text:p>
          <text:list>
            <text:list-item>
              <text:p text:style-name="P370"><text:span text:style-name="T48">Can implement on </text:span><text:span text:style-name="Source_20_Text"><text:span text:style-name="T48">5xx</text:span></text:span><text:span text:style-name="T48"> errors</text:span></text:p>
            </text:list-item>
            <text:list-item>
              <text:p text:style-name="P370"><text:span text:style-name="T48">Cannot implement on </text:span><text:span text:style-name="Source_20_Text"><text:span text:style-name="T48">4xx</text:span></text:span><text:span text:style-name="T48"> errors</text:span></text:p>
            </text:list-item>
          </text:list>
        </text:list-item>
        <text:list-item>
          <text:p text:style-name="P156">In practice: call fails → retry in 1 sec → call fails again → retry in 2 sec → call fails again → retry in 4 sec → call fails again → retry in 8 sec → call fails again → retry in 16 sec → and so on…</text:p>
        </text:list-item>
      </text:list>
      <text:p text:style-name="P199">AWS CLI Credentials Provider Chain</text:p>
      <text:list xml:id="list31394951" text:style-name="L94">
        <text:list-item>
          <text:p text:style-name="P157">CLI looks for credentials in this order</text:p>
        </text:list-item>
      </text:list>
      <text:list xml:id="list838129297" text:style-name="L95">
        <text:list-item>
          <text:list>
            <text:list-item>
              <text:p text:style-name="P243"><text:span text:style-name="T48">Command line options (</text:span><text:span text:style-name="Source_20_Text"><text:span text:style-name="T63">--region</text:span></text:span><text:span text:style-name="T48">, </text:span><text:span text:style-name="Source_20_Text"><text:span text:style-name="T63">--output</text:span></text:span><text:span text:style-name="T48">, </text:span><text:span text:style-name="Source_20_Text"><text:span text:style-name="T63">--profile</text:span></text:span><text:span text:style-name="T48">)</text:span></text:p>
            </text:list-item>
            <text:list-item>
              <text:p text:style-name="P243"><text:span text:style-name="T48">Environment variables (</text:span><text:span text:style-name="Source_20_Text"><text:span text:style-name="T63">AWS_ACCESS_KEY</text:span></text:span><text:span text:style-name="T48">, </text:span><text:span text:style-name="Source_20_Text"><text:span text:style-name="T63">AWS_SECRET_ACCESS_KEY</text:span></text:span><text:span text:style-name="T48">, </text:span><text:span text:style-name="Source_20_Text"><text:span text:style-name="T63">AWS_SESSION_TOKEN</text:span></text:span><text:span text:style-name="T48">)</text:span></text:p>
            </text:list-item>
            <text:list-item>
              <text:p text:style-name="P371"><text:span text:style-name="T64">CLI </text:span><text:span text:style-name="T107">c</text:span><text:span text:style-name="T64">redentials file (</text:span><text:span text:style-name="Source_20_Text"><text:span text:style-name="T63">aws configure</text:span></text:span><text:span text:style-name="T64"> </text:span><text:span text:style-name="Source_20_Text"><text:span text:style-name="T63">~/.aws/credentials</text:span></text:span><text:span text:style-name="T64">)</text:span></text:p>
            </text:list-item>
            <text:list-item>
              <text:p text:style-name="P158">CLI configuration file</text:p>
            </text:list-item>
            <text:list-item>
              <text:p text:style-name="P158">Container credentials (for ECS tasks)</text:p>
            </text:list-item>
            <text:list-item>
              <text:p text:style-name="P158">Instance profile credentials (EC2 Instance Profiles)</text:p>
            </text:list-item>
          </text:list>
        </text:list-item>
      </text:list>
      <text:list xml:id="list950213684" text:style-name="L96">
        <text:list-item>
          <text:p text:style-name="P159">Credentials Best Practices</text:p>
          <text:list>
            <text:list-item>
              <text:p text:style-name="P159">Never (ever) store AWS credentials in code</text:p>
            </text:list-item>
            <text:list-item>
              <text:p text:style-name="P159">Always inherit credentials from credential chain</text:p>
            </text:list-item>
            <text:list-item>
              <text:p text:style-name="P159">Use IAM roles as much as possible</text:p>
            </text:list-item>
            <text:list-item>
              <text:p text:style-name="P159">Use environment variables or named profiles if working from outside of AWS</text:p>
            </text:list-item>
          </text:list>
        </text:list-item>
      </text:list>
      <text:p text:style-name="P200">Signing AWS API Requests</text:p>
      <text:list xml:id="list3014027804" text:style-name="L97">
        <text:list-item>
          <text:p text:style-name="P160">All requests with AWS API must be signed with your AWS credentials (access key, secret key) so AWS can identify you</text:p>
        </text:list-item>
        <text:list-item>
          <text:p text:style-name="P160">Requests coming from SDK or CLI are signed automatically</text:p>
        </text:list-item>
        <text:list-item>
          <text:p text:style-name="P228"><text:span text:style-name="T76">Sign requests using </text:span><text:span text:style-name="T48">SigV4</text:span><text:span text:style-name="T76">...</text:span></text:p>
          <text:list>
            <text:list-item>
              <text:p text:style-name="P228"><text:span text:style-name="T76">In the </text:span><text:span text:style-name="Source_20_Text"><text:span text:style-name="T72">HTTP</text:span></text:span><text:span text:style-name="T76"> request header – the console does this for you</text:span></text:p>
            </text:list-item>
            <text:list-item>
              <text:p text:style-name="P191"><text:soft-page-break/>With query parameters – S3 pre-signed urls make use of this</text:p>
            </text:list-item>
          </text:list>
        </text:list-item>
      </text:list>
      <text:h text:style-name="Heading_20_3" text:outline-level="3">Advanced S3 and Athena</text:h>
      <text:p text:style-name="P244">S3 MFA-Delete</text:p>
      <text:list xml:id="list4094402461" text:style-name="L98">
        <text:list-item>
          <text:p text:style-name="P245"><text:span text:style-name="T1">MFA forces users to generate a code on a device (mobile phone with MFA app, specialized hardware like Yubi key, etc.) before doing important operations on S3</text:span></text:p>
        </text:list-item>
        <text:list-item>
          <text:p text:style-name="P245"><text:span text:style-name="T1">Enable versioning on S3 bucket</text:span></text:p>
        </text:list-item>
        <text:list-item>
          <text:p text:style-name="P245"><text:span text:style-name="T1">IAM users will need MFA for</text:span></text:p>
          <text:list>
            <text:list-item>
              <text:p text:style-name="P245"><text:span text:style-name="T1">permanently deleting an object version</text:span></text:p>
            </text:list-item>
            <text:list-item>
              <text:p text:style-name="P245"><text:span text:style-name="T1">suspend versioning on a bucket</text:span></text:p>
            </text:list-item>
          </text:list>
        </text:list-item>
        <text:list-item>
          <text:p text:style-name="P245"><text:span text:style-name="T1">IAM users will </text:span><text:span text:style-name="T27">not</text:span><text:span text:style-name="T48"> need MFA for</text:span></text:p>
          <text:list>
            <text:list-item>
              <text:p text:style-name="P245"><text:span text:style-name="T48">enabling versioning</text:span></text:p>
            </text:list-item>
            <text:list-item>
              <text:p text:style-name="P245"><text:span text:style-name="T48">listing deleted versions</text:span></text:p>
            </text:list-item>
          </text:list>
        </text:list-item>
        <text:list-item>
          <text:p text:style-name="P245"><text:span text:style-name="T48">Only the root account can enable / disable MFA-Delete</text:span></text:p>
        </text:list-item>
        <text:list-item>
          <text:p text:style-name="P245"><text:span text:style-name="T48">Can only be enabled / disabled via CLI</text:span></text:p>
        </text:list-item>
      </text:list>
      <text:p text:style-name="P246"><text:span text:style-name="T37">S3 Default Encryption vs Bucket Policies</text:span></text:p>
      <text:list xml:id="list2443197561" text:style-name="L99">
        <text:list-item>
          <text:p text:style-name="P247"><text:span text:style-name="T48">One way to force encryption is to use a bucket policy and refuse any API call to </text:span><text:span text:style-name="Source_20_Text"><text:span text:style-name="T48">PUT</text:span></text:span><text:span text:style-name="T48"> an S3 object without encryption headers</text:span></text:p>
        </text:list-item>
        <text:list-item>
          <text:p text:style-name="P247"><text:span text:style-name="T48">Or you could just use </text:span><text:span text:style-name="T27">default encryption</text:span><text:span text:style-name="T48"> option in S3</text:span></text:p>
          <text:list>
            <text:list-item>
              <text:p text:style-name="P247"><text:span text:style-name="T48">Note: Bucket policies are evaluated before </text:span><text:span text:style-name="T27">default encryption</text:span></text:p>
            </text:list-item>
          </text:list>
        </text:list-item>
        <text:list-item>
          <text:p text:style-name="P248"><text:span text:style-name="T48">With default encryption, every file uploaded will be encrypted with the default encryption key and strategy </text:span><text:span text:style-name="T30">unless you override the defaults at the time of upload</text:span></text:p>
        </text:list-item>
        <text:list-item>
          <text:p text:style-name="P248"><text:span text:style-name="T76">You will not be able to upload unencrypted files</text:span></text:p>
        </text:list-item>
      </text:list>
      <text:p text:style-name="P249"><text:span text:style-name="T87">S3 Access Logs</text:span></text:p>
      <text:list xml:id="list1731405114" text:style-name="L100">
        <text:list-item>
          <text:p text:style-name="P250"><text:span text:style-name="T76">For auditing, you want to log all access to S3 buckets</text:span></text:p>
        </text:list-item>
        <text:list-item>
          <text:p text:style-name="P250"><text:span text:style-name="T76">Any request made to an S3 bucket, whether authorized or denied, will be logged in another S3 bucket</text:span></text:p>
        </text:list-item>
        <text:list-item>
          <text:p text:style-name="P250"><text:span text:style-name="T76">Log data can be analyzed using data analysis tools…</text:span></text:p>
        </text:list-item>
        <text:list-item>
          <text:p text:style-name="P250"><text:span text:style-name="T76">Or with Amazon Athena</text:span></text:p>
        </text:list-item>
        <text:list-item>
          <text:p text:style-name="P251"><text:span text:style-name="T87">Warning</text:span><text:span text:style-name="T76">:</text:span></text:p>
          <text:list>
            <text:list-item>
              <text:p text:style-name="P372"><text:span text:style-name="T85">Never, ever, (ever) set </text:span><text:span text:style-name="T113">a bucket to self log (collect and log usage data on itself)</text:span></text:p>
              <text:list>
                <text:list-item>
                  <text:p text:style-name="P251"><text:span text:style-name="T76">This creates a logging loop and grow your bucket exponentially ($$$)</text:span></text:p>
                </text:list-item>
              </text:list>
            </text:list-item>
          </text:list>
        </text:list-item>
      </text:list>
      <text:p text:style-name="P252"><text:span text:style-name="T87">S3 Replication (CRR &amp; SRR)</text:span></text:p>
      <text:list xml:id="list1859785453" text:style-name="L102">
        <text:list-item>
          <text:p text:style-name="P253"><text:span text:style-name="T76">Enable versioning in source and destination buckets</text:span></text:p>
        </text:list-item>
        <text:list-item>
          <text:p text:style-name="P253"><text:soft-page-break/><text:span text:style-name="T76">Cross Region Replication (CRR)</text:span></text:p>
        </text:list-item>
        <text:list-item>
          <text:p text:style-name="P253"><text:span text:style-name="T76">Same Region Replication (SRR)</text:span></text:p>
        </text:list-item>
        <text:list-item>
          <text:p text:style-name="P253"><text:span text:style-name="T76">Buckets can be in different accounts</text:span></text:p>
        </text:list-item>
        <text:list-item>
          <text:p text:style-name="P253"><text:span text:style-name="T76">Copying in asynchronous</text:span></text:p>
        </text:list-item>
        <text:list-item>
          <text:p text:style-name="P253"><text:span text:style-name="T76">Must give proper IAM permissions to S3</text:span></text:p>
        </text:list-item>
        <text:list-item>
          <text:p text:style-name="P253"><text:span text:style-name="T76">Use cases:</text:span></text:p>
          <text:list>
            <text:list-item>
              <text:p text:style-name="P253"><text:span text:style-name="T76">CRR – compliance, lower latency access, replication across accounts</text:span></text:p>
            </text:list-item>
            <text:list-item>
              <text:p text:style-name="P253"><text:span text:style-name="T76">SRR – log aggregation, live replication between prod and dev environments</text:span></text:p>
            </text:list-item>
          </text:list>
        </text:list-item>
        <text:list-item>
          <text:p text:style-name="P345"><text:span text:style-name="T1">NOT</text:span><text:span text:style-name="T76"> retroactive – only new objects will be replicated after replication enabled</text:span></text:p>
        </text:list-item>
        <text:list-item>
          <text:p text:style-name="P373"><text:span text:style-name="Source_20_Text"><text:span text:style-name="T74">DELETE</text:span></text:span><text:span text:style-name="T114"> operations</text:span><text:span text:style-name="T86">:</text:span></text:p>
          <text:list>
            <text:list-item>
              <text:p text:style-name="P373"><text:span text:style-name="T114">R</text:span><text:span text:style-name="T86">eplicate delete markers for </text:span><text:span text:style-name="Source_20_Text"><text:span text:style-name="T74">DELETE</text:span></text:span><text:span text:style-name="T86"> operations (optional)</text:span></text:p>
            </text:list-item>
            <text:list-item>
              <text:p text:style-name="P374"><text:span text:style-name="T76">Deletions with a version ID are not replicated (to avoid malicious deletes)</text:span></text:p>
            </text:list-item>
          </text:list>
        </text:list-item>
        <text:list-item>
          <text:p text:style-name="P374"><text:span text:style-name="T76">No replication “chaining”</text:span></text:p>
          <text:list>
            <text:list-item>
              <text:p text:style-name="P374"><text:span text:style-name="Source_20_Text"><text:span text:style-name="T72">Bucket1</text:span></text:span><text:span text:style-name="T76"> → </text:span><text:span text:style-name="Source_20_Text"><text:span text:style-name="T72">Bucket2</text:span></text:span><text:span text:style-name="T76">: uploads to </text:span><text:span text:style-name="Source_20_Text"><text:span text:style-name="T72">Bucket1</text:span></text:span><text:span text:style-name="T76"> will replicate in </text:span><text:span text:style-name="Source_20_Text"><text:span text:style-name="T72">Bucket3</text:span></text:span></text:p>
            </text:list-item>
            <text:list-item>
              <text:p text:style-name="P374"><text:span text:style-name="Source_20_Text"><text:span text:style-name="T72">Bucket2</text:span></text:span> → <text:span text:style-name="Source_20_Text"><text:span text:style-name="T72">Bucket3</text:span></text:span>: uploads to <text:span text:style-name="Source_20_Text"><text:span text:style-name="T72">Bucket2</text:span></text:span> will replicate in <text:span text:style-name="Source_20_Text"><text:span text:style-name="T72">Bucket3</text:span></text:span></text:p>
            </text:list-item>
            <text:list-item>
              <text:p text:style-name="P374">Uploads to <text:span text:style-name="Source_20_Text"><text:span text:style-name="T72">Bucket1</text:span></text:span> will <text:span text:style-name="T26">not</text:span><text:span text:style-name="T37"> </text:span><text:span text:style-name="T46">replicate in </text:span><text:span text:style-name="Source_20_Text"><text:span text:style-name="T46">Bucket3</text:span></text:span></text:p>
            </text:list-item>
          </text:list>
        </text:list-item>
      </text:list>
      <text:p text:style-name="P254"><text:span text:style-name="T46">S</text:span><text:span text:style-name="T37">3 Pre-Signed URLs</text:span></text:p>
      <text:list xml:id="list3028112249" text:style-name="L103">
        <text:list-item>
          <text:p text:style-name="P255"><text:span text:style-name="T48">Can generate pre-signed URLs using SDK or CLI</text:span></text:p>
          <text:list>
            <text:list-item>
              <text:p text:style-name="P255"><text:span text:style-name="T48">For downloads, use CLI (easy), </text:span><text:span text:style-name="T66">or Console (very easy)</text:span></text:p>
            </text:list-item>
            <text:list-item>
              <text:p text:style-name="P255"><text:span text:style-name="T48">For uploads, used SDK (difficult)</text:span></text:p>
            </text:list-item>
          </text:list>
        </text:list-item>
        <text:list-item>
          <text:p text:style-name="P255"><text:span text:style-name="T48">Valid life of </text:span><text:span text:style-name="Source_20_Text"><text:span text:style-name="T48">3600</text:span></text:span><text:span text:style-name="T48"> seconds (1 hour) by default. Change by setting </text:span><text:span text:style-name="Source_20_Text"><text:span text:style-name="T48">--expires-in &lt;time-in-seconds&gt;</text:span></text:span></text:p>
        </text:list-item>
        <text:list-item>
          <text:p text:style-name="P255"><text:span text:style-name="T48">Users given pre-signed URL will inherit permissions of the person who generated URL (</text:span><text:span text:style-name="Source_20_Text"><text:span text:style-name="T48">GET</text:span></text:span><text:span text:style-name="T48"> and </text:span><text:span text:style-name="Source_20_Text"><text:span text:style-name="T48">PUT</text:span></text:span><text:span text:style-name="T48">)</text:span></text:p>
        </text:list-item>
        <text:list-item>
          <text:p text:style-name="P255"><text:span text:style-name="T48">Use case:</text:span></text:p>
          <text:list>
            <text:list-item>
              <text:p text:style-name="P255"><text:span text:style-name="T48">Allow only logged-in users to download a premium video stored in S3</text:span></text:p>
            </text:list-item>
            <text:list-item>
              <text:p text:style-name="P376"><text:span text:style-name="T65">Generate </text:span><text:span text:style-name="T108">URL</text:span><text:span text:style-name="T65">s for protected content dynamically</text:span></text:p>
            </text:list-item>
            <text:list-item>
              <text:p text:style-name="P375"><text:span text:style-name="T48">Temporarily allow a user to upload a file to S3 using a pre-signed URL (</text:span><text:span text:style-name="Source_20_Text"><text:span text:style-name="T48">PUT</text:span></text:span><text:span text:style-name="T48">)</text:span></text:p>
            </text:list-item>
          </text:list>
        </text:list-item>
      </text:list>
      <text:p text:style-name="P256"><text:span text:style-name="T37">S3 Storage Classes</text:span></text:p>
      <text:list xml:id="list907239998" text:style-name="L104">
        <text:list-item>
          <text:p text:style-name="P257"><text:span text:style-name="T48">Durability</text:span></text:p>
          <text:list>
            <text:list-item>
              <text:p text:style-name="P257"><text:span text:style-name="T48">High durability (99.99999999999% [11 9’s]) of objects across multiple AZs</text:span></text:p>
            </text:list-item>
            <text:list-item>
              <text:p text:style-name="P257"><text:span text:style-name="T48">If you store 10,000,000 objects, you can expect to lose one object once on average every 10,000 years</text:span></text:p>
            </text:list-item>
            <text:list-item>
              <text:p text:style-name="P257"><text:soft-page-break/><text:span text:style-name="T48">Same for all S3 storage classes</text:span></text:p>
            </text:list-item>
          </text:list>
        </text:list-item>
        <text:list-item>
          <text:p text:style-name="P257"><text:span text:style-name="T48">Availability</text:span></text:p>
          <text:list>
            <text:list-item>
              <text:p text:style-name="P257"><text:span text:style-name="T48">Variable depending on the storage class</text:span></text:p>
            </text:list-item>
            <text:list-item>
              <text:p text:style-name="P257"><text:span text:style-name="T48">Example: S3 Standard has 99.99% availability – you can expect 53 minutes of downtime per year on average</text:span></text:p>
            </text:list-item>
          </text:list>
        </text:list-item>
      </text:list>
      <text:p text:style-name="P258"><text:span text:style-name="T37">The Options</text:span></text:p>
      <text:list xml:id="list221256658365380" text:continue-numbering="true" text:style-name="L104">
        <text:list-item>
          <text:p text:style-name="P257"><text:span text:style-name="T48">S3 Standard</text:span></text:p>
          <text:list>
            <text:list-item>
              <text:p text:style-name="P259"><text:span text:style-name="T48">99.99% availability</text:span></text:p>
            </text:list-item>
            <text:list-item>
              <text:p text:style-name="P259"><text:span text:style-name="T48">Use for frequent access</text:span></text:p>
            </text:list-item>
            <text:list-item>
              <text:p text:style-name="P259"><text:span text:style-name="T48">Low latency, high throughput</text:span></text:p>
            </text:list-item>
            <text:list-item>
              <text:p text:style-name="P259"><text:span text:style-name="T48">Can sustain two concurrent facility failures</text:span></text:p>
            </text:list-item>
            <text:list-item>
              <text:p text:style-name="P259"><text:span text:style-name="T48">Use cases:</text:span></text:p>
              <text:list>
                <text:list-item>
                  <text:p text:style-name="P259"><text:span text:style-name="T48">Big Data analytics</text:span></text:p>
                </text:list-item>
                <text:list-item>
                  <text:p text:style-name="P259"><text:span text:style-name="T48">Mobile &amp; gaming apps</text:span></text:p>
                </text:list-item>
                <text:list-item>
                  <text:p text:style-name="P259"><text:span text:style-name="T48">Content distribution</text:span></text:p>
                </text:list-item>
              </text:list>
            </text:list-item>
          </text:list>
        </text:list-item>
        <text:list-item>
          <text:p text:style-name="P257"><text:span text:style-name="T48">S3 Standard – Infrequent Access</text:span></text:p>
          <text:list>
            <text:list-item>
              <text:p text:style-name="P259"><text:span text:style-name="T48">99.9% availability</text:span></text:p>
            </text:list-item>
            <text:list-item>
              <text:p text:style-name="P259"><text:span text:style-name="T48">Use for quick but infrequent access</text:span></text:p>
            </text:list-item>
            <text:list-item>
              <text:p text:style-name="P259"><text:span text:style-name="T48">Lower cost than Standard</text:span></text:p>
            </text:list-item>
            <text:list-item>
              <text:p text:style-name="P259"><text:span text:style-name="T48">Use cases:</text:span></text:p>
              <text:list>
                <text:list-item>
                  <text:p text:style-name="P259"><text:span text:style-name="T48">Disaster recovery</text:span></text:p>
                </text:list-item>
                <text:list-item>
                  <text:p text:style-name="P259"><text:span text:style-name="T48">Backups</text:span></text:p>
                </text:list-item>
              </text:list>
            </text:list-item>
          </text:list>
        </text:list-item>
        <text:list-item>
          <text:p text:style-name="P257"><text:span text:style-name="T48">S3 One Zone – Infrequent Access</text:span></text:p>
          <text:list>
            <text:list-item>
              <text:p text:style-name="P259"><text:span text:style-name="T48">High durability within a single AZ</text:span></text:p>
            </text:list-item>
            <text:list-item>
              <text:p text:style-name="P259"><text:span text:style-name="T48">99.5% availability</text:span></text:p>
            </text:list-item>
            <text:list-item>
              <text:p text:style-name="P259"><text:span text:style-name="T48">Use cases:</text:span></text:p>
              <text:list>
                <text:list-item>
                  <text:p text:style-name="P259"><text:span text:style-name="T48">Secondary backups of on premises data</text:span></text:p>
                </text:list-item>
                <text:list-item>
                  <text:p text:style-name="P259"><text:span text:style-name="T48">Backups of data that could be easily recreated</text:span></text:p>
                </text:list-item>
              </text:list>
            </text:list-item>
          </text:list>
          <text:p text:style-name="P259"><text:span text:style-name="T37">Glacier</text:span><text:span text:style-name="T48"> – low cost for archival / backup, pay for storage plus retrieval cost</text:span></text:p>
        </text:list-item>
        <text:list-item>
          <text:p text:style-name="P257"><text:span text:style-name="T48">S3 Glacier Instant Retrieval</text:span></text:p>
          <text:list>
            <text:list-item>
              <text:p text:style-name="P259"><text:span text:style-name="T48">Retrieval available in milliseconds</text:span></text:p>
            </text:list-item>
            <text:list-item>
              <text:p text:style-name="P259"><text:span text:style-name="T48">Minimum storage duration: 90 days</text:span></text:p>
            </text:list-item>
          </text:list>
        </text:list-item>
        <text:list-item>
          <text:p text:style-name="P257"><text:soft-page-break/><text:span text:style-name="T48">S3 Glacier Flexible Retrieval</text:span></text:p>
          <text:list>
            <text:list-item>
              <text:p text:style-name="P259"><text:span text:style-name="T48">Expedited retrieval – 1-5 minutes</text:span></text:p>
            </text:list-item>
            <text:list-item>
              <text:p text:style-name="P259"><text:span text:style-name="T48">Standard retrieval – 3-5 hours</text:span></text:p>
            </text:list-item>
            <text:list-item>
              <text:p text:style-name="P259"><text:span text:style-name="T48">Bulk retrieval – 5-12 hours (free retrieval)</text:span></text:p>
            </text:list-item>
            <text:list-item>
              <text:p text:style-name="P259"><text:span text:style-name="T48">Minimum storage duration: 90 days</text:span></text:p>
            </text:list-item>
          </text:list>
        </text:list-item>
        <text:list-item>
          <text:p text:style-name="P257"><text:span text:style-name="T48">S3 Glacier Deep Archive</text:span></text:p>
          <text:list>
            <text:list-item>
              <text:p text:style-name="P259"><text:span text:style-name="T48">Standard retrieval – 12 hours</text:span></text:p>
            </text:list-item>
            <text:list-item>
              <text:p text:style-name="P259"><text:span text:style-name="T48">Bulk retrieval – 48 hours</text:span></text:p>
            </text:list-item>
            <text:list-item>
              <text:p text:style-name="P259"><text:span text:style-name="T48">Minimum storage duration: 180 days</text:span></text:p>
            </text:list-item>
          </text:list>
        </text:list-item>
        <text:list-item>
          <text:p text:style-name="P257"><text:span text:style-name="T48">S3 Intelligent Tiering</text:span></text:p>
          <text:list>
            <text:list-item>
              <text:p text:style-name="P259"><text:span text:style-name="T48">Move objects between tiers based on usage patterns</text:span></text:p>
            </text:list-item>
            <text:list-item>
              <text:p text:style-name="P259"><text:span text:style-name="T48">Monthly monitoring and tiering fees</text:span></text:p>
            </text:list-item>
            <text:list-item>
              <text:p text:style-name="P259"><text:span text:style-name="T48">No retrieval charges</text:span></text:p>
            </text:list-item>
            <text:list-item>
              <text:p text:style-name="P382"><text:span text:style-name="T37">Tiers</text:span></text:p>
              <text:list>
                <text:list-item>
                  <text:p text:style-name="P382"><text:span text:style-name="T48">Frequent Access – default tier, automatic</text:span></text:p>
                </text:list-item>
                <text:list-item>
                  <text:p text:style-name="P382"><text:span text:style-name="T48">Infrequent Access – for objects not accessed within 30 days, automatic</text:span></text:p>
                </text:list-item>
                <text:list-item>
                  <text:p text:style-name="P382"><text:span text:style-name="T48">Archive Instant Access – for objects not accessed within 90 days, automatic</text:span></text:p>
                </text:list-item>
                <text:list-item>
                  <text:p text:style-name="P382"><text:span text:style-name="T48">Archive Access – configurable for between 90-700+ days, optional</text:span></text:p>
                </text:list-item>
                <text:list-item>
                  <text:p text:style-name="P382"><text:span text:style-name="T48">Deep Archive Access – configurable for between 180-700+ days, optional</text:span></text:p>
                </text:list-item>
              </text:list>
            </text:list-item>
          </text:list>
        </text:list-item>
        <text:list-item>
          <text:p text:style-name="P377"><text:span text:style-name="T68">Ability to move between classes manually or via </text:span><text:span text:style-name="T109">S</text:span><text:span text:style-name="T68">3 Lifecycle Configurations</text:span></text:p>
        </text:list-item>
      </text:list>
      <text:p text:style-name="P260"><text:span text:style-name="T47">S</text:span><text:span text:style-name="T37">3 Lifecycle Rules</text:span></text:p>
      <text:list xml:id="list1604261290" text:style-name="L105">
        <text:list-item>
          <text:p text:style-name="P378"><text:span text:style-name="T67">Transition actions: </text:span><text:span text:style-name="T109">configure</text:span><text:span text:style-name="T67"> objects </text:span><text:span text:style-name="T109">to be</text:span><text:span text:style-name="T67"> transitioned from one storage class to another</text:span></text:p>
          <text:list>
            <text:list-item>
              <text:p text:style-name="P261"><text:span text:style-name="T48">Move objects to Standard IA 60 days after creation</text:span></text:p>
            </text:list-item>
            <text:list-item>
              <text:p text:style-name="P261"><text:span text:style-name="T48">Move to Glacier for archiving after 6 months</text:span></text:p>
            </text:list-item>
          </text:list>
        </text:list-item>
        <text:list-item>
          <text:p text:style-name="P261"><text:span text:style-name="T48">Expiration actions: configure objects to expire (delete) after a specified time</text:span></text:p>
          <text:list>
            <text:list-item>
              <text:p text:style-name="P261"><text:span text:style-name="T48">Access log files can be set to delete after age reaches 365 days</text:span></text:p>
            </text:list-item>
            <text:list-item>
              <text:p text:style-name="P262"><text:span text:style-name="T48">Can be used to delete old versions of files (versioning enabled)</text:span></text:p>
            </text:list-item>
            <text:list-item>
              <text:p text:style-name="P262"><text:span text:style-name="T48">Can be used to delete incomplete multi-part uploads</text:span></text:p>
            </text:list-item>
          </text:list>
        </text:list-item>
        <text:list-item>
          <text:p text:style-name="P262"><text:span text:style-name="T48">Rules can be applied conditionally</text:span></text:p>
          <text:list>
            <text:list-item>
              <text:p text:style-name="P262"><text:span text:style-name="T48">by prefix (ex – </text:span><text:span text:style-name="Source_20_Text"><text:span text:style-name="T48">s3://bucket-name/mp3/*</text:span></text:span><text:span text:style-name="T48">)</text:span></text:p>
            </text:list-item>
            <text:list-item>
              <text:p text:style-name="P383"><text:span text:style-name="T68">b</text:span><text:span text:style-name="T48">y tag (ex – </text:span><text:span text:style-name="Source_20_Text"><text:span text:style-name="T48">"Department" : "Finance"</text:span></text:span><text:span text:style-name="T48">)</text:span></text:p>
            </text:list-item>
          </text:list>
        </text:list-item>
      </text:list>
      <text:p text:style-name="P384"><text:span text:style-name="T37">S3 Baseline Performance</text:span></text:p>
      <text:list xml:id="list3102202677" text:style-name="L106">
        <text:list-item>
          <text:p text:style-name="P385"><text:soft-page-break/><text:span text:style-name="T48">S3 automatically scales to high request rates, latency </text:span><text:span text:style-name="Source_20_Text"><text:span text:style-name="T69">100ms</text:span></text:span><text:span text:style-name="T48"> - </text:span><text:span text:style-name="Source_20_Text"><text:span text:style-name="T48">200ms</text:span></text:span></text:p>
        </text:list-item>
        <text:list-item>
          <text:p text:style-name="P385"><text:span text:style-name="T48">Your application can achieve at least </text:span><text:span text:style-name="Source_20_Text"><text:span text:style-name="T48">3500</text:span></text:span><text:span text:style-name="T48"> </text:span><text:span text:style-name="Source_20_Text"><text:span text:style-name="T48">PUT</text:span></text:span><text:span text:style-name="T48">/</text:span><text:span text:style-name="Source_20_Text"><text:span text:style-name="T48">COPY</text:span></text:span><text:span text:style-name="T48">/</text:span><text:span text:style-name="Source_20_Text"><text:span text:style-name="T48">POST</text:span></text:span><text:span text:style-name="T48">/</text:span><text:span text:style-name="Source_20_Text"><text:span text:style-name="T48">DELETE</text:span></text:span><text:span text:style-name="T48"> and </text:span><text:span text:style-name="Source_20_Text"><text:span text:style-name="T48">5500</text:span></text:span><text:span text:style-name="T48"> </text:span><text:span text:style-name="Source_20_Text"><text:span text:style-name="T48">GET</text:span></text:span><text:span text:style-name="T48">/</text:span><text:span text:style-name="Source_20_Text"><text:span text:style-name="T48">HEAD</text:span></text:span><text:span text:style-name="T48"> requests per second per prefix in a bucket</text:span></text:p>
        </text:list-item>
      </text:list>
      <text:p text:style-name="P386"><text:span text:style-name="T37">S3 KMS Limitation</text:span></text:p>
      <text:list xml:id="list4228231134" text:style-name="L107">
        <text:list-item>
          <text:p text:style-name="P405"><text:span text:style-name="T37">If you use SSE-KMS, you may be impacted by the KMS limits</text:span></text:p>
        </text:list-item>
        <text:list-item>
          <text:p text:style-name="P405"><text:span text:style-name="T37">When you upload, it calls the </text:span><text:span text:style-name="Source_20_Text"><text:span text:style-name="T37">GenerateDataKey</text:span></text:span><text:span text:style-name="T37"> KMS API</text:span></text:p>
        </text:list-item>
        <text:list-item>
          <text:p text:style-name="P405"><text:span text:style-name="T37">When you download, it calls the </text:span><text:span text:style-name="Source_20_Text"><text:span text:style-name="T37">Decrypt</text:span></text:span><text:span text:style-name="T37"> KMS API</text:span></text:p>
        </text:list-item>
        <text:list-item>
          <text:p text:style-name="P405"><text:span text:style-name="Source_20_Text"><text:span text:style-name="T37">GenerateDataKey</text:span></text:span><text:span text:style-name="T37"> and </text:span><text:span text:style-name="Source_20_Text"><text:span text:style-name="T37">Decrypt</text:span></text:span><text:span text:style-name="T37"> both count toward the KMS per-second quota limitation</text:span></text:p>
        </text:list-item>
        <text:list-item>
          <text:p text:style-name="P405"><text:span text:style-name="T37">Limitation is </text:span><text:span text:style-name="Source_20_Text"><text:span text:style-name="T37">5500</text:span></text:span><text:span text:style-name="T37">, </text:span><text:span text:style-name="Source_20_Text"><text:span text:style-name="T37">10000</text:span></text:span><text:span text:style-name="T37">, or </text:span><text:span text:style-name="Source_20_Text"><text:span text:style-name="T37">30000</text:span></text:span><text:span text:style-name="T37"> requests per second depending on region</text:span></text:p>
        </text:list-item>
        <text:list-item>
          <text:p text:style-name="P405"><text:span text:style-name="T37">You can request a quota increase using the Service Quotas Console</text:span></text:p>
        </text:list-item>
      </text:list>
      <text:p text:style-name="P386"><text:span text:style-name="T37">Optimizing S3 Performance</text:span></text:p>
      <text:list xml:id="list3257662977" text:style-name="L108">
        <text:list-item>
          <text:p text:style-name="P387"><text:span text:style-name="T48">Multi-Part Upload</text:span></text:p>
          <text:list>
            <text:list-item>
              <text:p text:style-name="P387"><text:span text:style-name="T48">Recommended for files </text:span><text:span text:style-name="Source_20_Text"><text:span text:style-name="T48">&gt; 100MB</text:span></text:span><text:span text:style-name="T48">, mandatory for files </text:span><text:span text:style-name="Source_20_Text"><text:span text:style-name="T48">&gt; 5GB</text:span></text:span></text:p>
            </text:list-item>
            <text:list-item>
              <text:p text:style-name="P406"><text:span text:style-name="T37">Parallelizes uploads to expedite transfers</text:span></text:p>
            </text:list-item>
          </text:list>
        </text:list-item>
        <text:list-item>
          <text:p text:style-name="P406"><text:span text:style-name="T37">S3 Transfer Acceleration</text:span></text:p>
          <text:list>
            <text:list-item>
              <text:p text:style-name="P406"><text:span text:style-name="T37">Increase transfer speed by transferring file to an AWS edge location, which will forward data to the S3 bucket in the target region</text:span></text:p>
            </text:list-item>
            <text:list-item>
              <text:p text:style-name="P406"><text:span text:style-name="T37">Compatible with Multi-Part Upload</text:span></text:p>
            </text:list-item>
          </text:list>
        </text:list-item>
        <text:list-item>
          <text:p text:style-name="P406"><text:span text:style-name="T37">Byte-Range Fetches</text:span></text:p>
          <text:list>
            <text:list-item>
              <text:p text:style-name="P406"><text:span text:style-name="T37">Parallelize </text:span><text:span text:style-name="Source_20_Text"><text:span text:style-name="T37">GET</text:span></text:span><text:span text:style-name="T37">s by requesting specific byte ranges</text:span></text:p>
            </text:list-item>
            <text:list-item>
              <text:p text:style-name="P406"><text:span text:style-name="T37">Better resilience in case of failures</text:span></text:p>
            </text:list-item>
            <text:list-item>
              <text:p text:style-name="P406"><text:span text:style-name="T37">Also used to retrieve only partial files (example – the </text:span><text:span text:style-name="Source_20_Text"><text:span text:style-name="T37">HEAD</text:span></text:span><text:span text:style-name="T37"> of a file if you know the size)</text:span></text:p>
            </text:list-item>
          </text:list>
        </text:list-item>
      </text:list>
      <text:p text:style-name="P407"><text:span text:style-name="T90">S3 </text:span><text:span text:style-name="Source_20_Text"><text:span text:style-name="T89">SELECT</text:span></text:span><text:span text:style-name="T90"> and Glacier </text:span><text:span text:style-name="Source_20_Text"><text:span text:style-name="T89">SELECT</text:span></text:span></text:p>
      <text:list xml:id="list2496024717" text:style-name="L109">
        <text:list-item>
          <text:p text:style-name="P408"><text:span text:style-name="T37">Retrieve less data using SQL by performing server-side filtering</text:span></text:p>
        </text:list-item>
        <text:list-item>
          <text:p text:style-name="P408"><text:span text:style-name="T37">Can filter by rows &amp; columns (using simple SQL statements)</text:span></text:p>
        </text:list-item>
        <text:list-item>
          <text:p text:style-name="P408"><text:span text:style-name="T37">Less network transfer, less CPU, lower client-side cost</text:span></text:p>
        </text:list-item>
        <text:list-item>
          <text:p text:style-name="P408"><text:span text:style-name="T37">Up to 400% faster and 80% cheaper</text:span></text:p>
        </text:list-item>
      </text:list>
      <text:p text:style-name="P388"><text:span text:style-name="T37">S3 Event Notifications</text:span></text:p>
      <text:list xml:id="list2107156347" text:style-name="L110">
        <text:list-item>
          <text:p text:style-name="P389"><text:span text:style-name="Source_20_Text"><text:span text:style-name="T70">S3:ObjectCreated</text:span></text:span><text:span text:style-name="T48">, </text:span><text:span text:style-name="Source_20_Text"><text:span text:style-name="T70">S3:ObjectRemoved</text:span></text:span><text:span text:style-name="T48">, </text:span><text:span text:style-name="Source_20_Text"><text:span text:style-name="T70">S3:ObjectRestore</text:span></text:span><text:span text:style-name="T48">, </text:span><text:span text:style-name="Source_20_Text"><text:span text:style-name="T70">S3:Replicatio</text:span></text:span><text:span text:style-name="Source_20_Text"><text:span text:style-name="T48">n</text:span></text:span></text:p>
        </text:list-item>
        <text:list-item>
          <text:p text:style-name="P390"><text:span text:style-name="T48">Possible to filter by object name (</text:span><text:span text:style-name="Source_20_Text"><text:span text:style-name="T70">*.jpg</text:span></text:span><text:span text:style-name="T48">, for example)</text:span></text:p>
        </text:list-item>
        <text:list-item>
          <text:p text:style-name="P390"><text:span text:style-name="T48">Use cases</text:span></text:p>
          <text:list>
            <text:list-item>
              <text:p text:style-name="P390"><text:span text:style-name="T48">Generate thumbnails of uploaded images</text:span></text:p>
            </text:list-item>
          </text:list>
        </text:list-item>
        <text:list-item>
          <text:p text:style-name="P390"><text:soft-page-break/><text:span text:style-name="T48">Send notifications (SNS, SQS) or dispatch a custom action (Lambda function) in response to S3 events</text:span></text:p>
        </text:list-item>
        <text:list-item>
          <text:p text:style-name="P390"><text:span text:style-name="T48">No limit to the number of S3 events</text:span></text:p>
        </text:list-item>
        <text:list-item>
          <text:p text:style-name="P390"><text:span text:style-name="T48">Event notifications typically deliver in seconds, but can take a minute or longer</text:span></text:p>
        </text:list-item>
        <text:list-item>
          <text:p text:style-name="P390"><text:span text:style-name="T48">Enable versioning to ensure that two writes made to a single (non-versioned) object at the same time don’t result in a single event (if no missed events is a constraint)</text:span></text:p>
        </text:list-item>
      </text:list>
      <text:p text:style-name="P391"><text:span text:style-name="T37">Amazon Athena</text:span></text:p>
      <text:list xml:id="list2266805942" text:style-name="L111">
        <text:list-item>
          <text:p text:style-name="P392"><text:span text:style-name="T48">Serverless query service to perform analytics against S3 objects</text:span></text:p>
        </text:list-item>
        <text:list-item>
          <text:p text:style-name="P392"><text:span text:style-name="T48">Uses standard SQL to query files</text:span></text:p>
        </text:list-item>
        <text:list-item>
          <text:p text:style-name="P392"><text:span text:style-name="T48">Supports CSV, JSON, ORC, Avro, and Parquet</text:span></text:p>
        </text:list-item>
        <text:list-item>
          <text:p text:style-name="P392"><text:span text:style-name="T48">$5.00 per TB of data scanned</text:span></text:p>
        </text:list-item>
        <text:list-item>
          <text:p text:style-name="P392"><text:span text:style-name="T48">Use compressed or columner data for cost savings (less scan)</text:span></text:p>
        </text:list-item>
        <text:list-item>
          <text:p text:style-name="P392"><text:span text:style-name="T48">Use cases</text:span></text:p>
          <text:list>
            <text:list-item>
              <text:p text:style-name="P392"><text:span text:style-name="T48">Business intelligence / analytics / reporting</text:span></text:p>
            </text:list-item>
            <text:list-item>
              <text:p text:style-name="P392"><text:span text:style-name="T48">Analyze and query VPC flow logs, ELB logs, Cloudtrail logs</text:span></text:p>
            </text:list-item>
          </text:list>
        </text:list-item>
        <text:list-item>
          <text:p text:style-name="P392"><text:span text:style-name="T37">Exam tip</text:span><text:span text:style-name="T48">: analyze data in S3 using serverless SQL → Athena</text:span></text:p>
        </text:list-item>
      </text:list>
      <text:h text:style-name="Heading_20_3" text:outline-level="3">AWS CloudFront</text:h>
      <text:list xml:id="list1102719702" text:style-name="L112">
        <text:list-item>
          <text:p text:style-name="P380">CloudFront is a Content Delivery Network (CDN)</text:p>
        </text:list-item>
        <text:list-item>
          <text:p text:style-name="P380">Improves read performance because content is cached at the edge (closer to the requester of the content)</text:p>
        </text:list-item>
        <text:list-item>
          <text:p text:style-name="P380">Provides</text:p>
          <text:list>
            <text:list-item>
              <text:p text:style-name="P379"><text:span text:style-name="T146">D</text:span><text:span text:style-name="T125">D</text:span><text:span text:style-name="T146">oS protection</text:span></text:p>
            </text:list-item>
            <text:list-item>
              <text:p text:style-name="P380">Integration with Shield</text:p>
            </text:list-item>
            <text:list-item>
              <text:p text:style-name="P380">AWS Web Application Firewall (WAF)</text:p>
            </text:list-item>
          </text:list>
        </text:list-item>
        <text:list-item>
          <text:p text:style-name="P380">Can expose external <text:span text:style-name="Source_20_Text">HTTPS</text:span> and can talk to internal <text:span text:style-name="Source_20_Text">HTTPS</text:span> backends</text:p>
        </text:list-item>
      </text:list>
      <text:p text:style-name="P263">CloudFront Origins</text:p>
      <text:list xml:id="list3450157394" text:style-name="L113">
        <text:list-item>
          <text:p text:style-name="P264"><text:span text:style-name="T1">S3 Buckets</text:span></text:p>
          <text:list>
            <text:list-item>
              <text:p text:style-name="P264"><text:span text:style-name="T1">For distributing files and caching them at the edge</text:span></text:p>
            </text:list-item>
            <text:list-item>
              <text:p text:style-name="P264"><text:span text:style-name="T1">Enhanced security with CloudFront Origin Access Identity (OAI)</text:span></text:p>
            </text:list-item>
            <text:list-item>
              <text:p text:style-name="P264"><text:span text:style-name="T1">Use CloudFront as an ingress (to upload files to S3)</text:span></text:p>
            </text:list-item>
          </text:list>
        </text:list-item>
        <text:list-item>
          <text:p text:style-name="P264"><text:span text:style-name="T1">Custom Origin (</text:span><text:span text:style-name="Source_20_Text"><text:span text:style-name="T1">HTTP</text:span></text:span><text:span text:style-name="T1">)</text:span></text:p>
          <text:list>
            <text:list-item>
              <text:p text:style-name="P264"><text:span text:style-name="T1">Application Load Balancer</text:span></text:p>
            </text:list-item>
            <text:list-item>
              <text:p text:style-name="P264"><text:span text:style-name="T1">EC2 instance</text:span></text:p>
            </text:list-item>
            <text:list-item>
              <text:p text:style-name="P264"><text:soft-page-break/><text:span text:style-name="T1">S3 website (S3 enabled to serve a static website)</text:span></text:p>
            </text:list-item>
            <text:list-item>
              <text:p text:style-name="P264"><text:span text:style-name="T1">Any </text:span><text:span text:style-name="Source_20_Text"><text:span text:style-name="T1">HTTP</text:span></text:span><text:span text:style-name="T1"> backend you provide</text:span></text:p>
            </text:list-item>
          </text:list>
        </text:list-item>
      </text:list>
      <text:p text:style-name="P263">CloudFront Geo Restriction</text:p>
      <text:list xml:id="list1433672283" text:style-name="L114">
        <text:list-item>
          <text:p text:style-name="P265"><text:span text:style-name="T1">Restrict who can access your distribution</text:span></text:p>
          <text:list>
            <text:list-item>
              <text:p text:style-name="P381"><text:span text:style-name="T19">Allowlist: Allow users to access your content only if they’re in one of the countries </text:span><text:span text:style-name="T124">in</text:span><text:span text:style-name="T19"> your list of approved countries</text:span></text:p>
            </text:list-item>
            <text:list-item>
              <text:p text:style-name="P265"><text:span text:style-name="T1">Blocklist: Prevent users from accessing your content only if they’re in one of the countries in your list of blocked countries</text:span></text:p>
            </text:list-item>
          </text:list>
        </text:list-item>
        <text:list-item>
          <text:p text:style-name="P265"><text:span text:style-name="T1">Country is determined using a third-party Geo-IP database</text:span></text:p>
        </text:list-item>
        <text:list-item>
          <text:p text:style-name="P265"><text:span text:style-name="T1">Use case: Copyright laws that prevent users in certain countries from legally receiving content</text:span></text:p>
        </text:list-item>
      </text:list>
      <text:p text:style-name="P266">CloudFront Caching</text:p>
      <text:list xml:id="list362043335" text:style-name="L115">
        <text:list-item>
          <text:p text:style-name="P267"><text:span text:style-name="T1">Cache based on</text:span></text:p>
          <text:list>
            <text:list-item>
              <text:p text:style-name="P267"><text:span text:style-name="T1">Headers</text:span></text:p>
            </text:list-item>
            <text:list-item>
              <text:p text:style-name="P267"><text:span text:style-name="T1">Session cookies</text:span></text:p>
            </text:list-item>
            <text:list-item>
              <text:p text:style-name="P267"><text:span text:style-name="T1">Query string parameters</text:span></text:p>
            </text:list-item>
          </text:list>
        </text:list-item>
        <text:list-item>
          <text:p text:style-name="P268"><text:span text:style-name="T1">Cache will live at each CloudFront Edge Location</text:span></text:p>
        </text:list-item>
        <text:list-item>
          <text:p text:style-name="P268"><text:span text:style-name="T1">Maximize cache hit rate to minimize requests on origin</text:span></text:p>
          <text:list>
            <text:list-item>
              <text:p text:style-name="P393"><text:span text:style-name="T1">Control TTL (0 seconds to 1 year), set by origin using </text:span><text:span text:style-name="Source_20_Text"><text:span text:style-name="T1">CacheControl</text:span></text:span><text:span text:style-name="T1"> header, </text:span><text:span text:style-name="Source_20_Text"><text:span text:style-name="T1">Expires</text:span></text:span><text:span text:style-name="T1"> header</text:span></text:p>
            </text:list-item>
            <text:list-item>
              <text:p text:style-name="P394"><text:span text:style-name="T1">Ability to invalidate </text:span><text:span text:style-name="T27">part</text:span><text:span text:style-name="T48"> of the cache using the </text:span><text:span text:style-name="Source_20_Text"><text:span text:style-name="T48">CreateInvalidation</text:span></text:span><text:span text:style-name="T48"> API</text:span></text:p>
            </text:list-item>
          </text:list>
        </text:list-item>
        <text:list-item>
          <text:p text:style-name="P394"><text:span text:style-name="T48">Smart strategy is to employ separate caches for dynamic and static content</text:span></text:p>
          <text:list>
            <text:list-item>
              <text:p text:style-name="P394"><text:span text:style-name="T48">TTL can be long for static content</text:span></text:p>
            </text:list-item>
            <text:list-item>
              <text:p text:style-name="P394"><text:span text:style-name="T48">Cache dynamic content based on headers and cookie values</text:span></text:p>
            </text:list-item>
          </text:list>
        </text:list-item>
      </text:list>
      <text:p text:style-name="P409"><text:span text:style-name="T91">CloudFront </text:span><text:span text:style-name="T116">and HTTPS</text:span></text:p>
      <text:list xml:id="list557626074" text:style-name="L117">
        <text:list-item>
          <text:p text:style-name="P410"><text:span text:style-name="T97">View Protocol Policy</text:span></text:p>
          <text:list>
            <text:list-item>
              <text:p text:style-name="P410"><text:span text:style-name="T97">Redirect </text:span><text:span text:style-name="Source_20_Text"><text:span text:style-name="T71">HTTP</text:span></text:span><text:span text:style-name="T97"> to </text:span><text:span text:style-name="Source_20_Text"><text:span text:style-name="T71">HTTPS</text:span></text:span></text:p>
            </text:list-item>
            <text:list-item>
              <text:p text:style-name="P410"><text:span text:style-name="T97">Use </text:span><text:span text:style-name="Source_20_Text"><text:span text:style-name="T71">HTTPS</text:span></text:span><text:span text:style-name="T97"> only</text:span></text:p>
            </text:list-item>
          </text:list>
        </text:list-item>
        <text:list-item>
          <text:p text:style-name="P410"><text:span text:style-name="T97">Origin Protocol Policy (</text:span><text:span text:style-name="Source_20_Text"><text:span text:style-name="T71">HTTP</text:span></text:span><text:span text:style-name="T97"> or S3)</text:span></text:p>
          <text:list>
            <text:list-item>
              <text:p text:style-name="P410"><text:span text:style-name="T97">Set to </text:span><text:span text:style-name="Source_20_Text"><text:span text:style-name="T71">HTTPS</text:span></text:span><text:span text:style-name="T97"> only</text:span></text:p>
            </text:list-item>
            <text:list-item>
              <text:p text:style-name="P410"><text:span text:style-name="T97">Match Viewer (matches the protocol in the client’s request)</text:span></text:p>
            </text:list-item>
          </text:list>
        </text:list-item>
        <text:list-item>
          <text:p text:style-name="P410"><text:span text:style-name="T97">Note: S3 deployed websites don’t support </text:span><text:span text:style-name="Source_20_Text"><text:span text:style-name="T71">HTTPS</text:span></text:span></text:p>
        </text:list-item>
      </text:list>
      <text:p text:style-name="P395"><text:span text:style-name="T95">CloudFront Signed URL / Signed Cookies</text:span></text:p>
      <text:list xml:id="list2238641460" text:style-name="L118">
        <text:list-item>
          <text:p text:style-name="P396"><text:span text:style-name="T97">To distribute paid shared content to premium users around the world, use a CloudFront signed URL or signed cookie. Attach a policy with</text:span></text:p>
          <text:list>
            <text:list-item>
              <text:p text:style-name="P396"><text:soft-page-break/><text:span text:style-name="T97">URL expiration</text:span></text:p>
            </text:list-item>
            <text:list-item>
              <text:p text:style-name="P396"><text:span text:style-name="T97">IP ranges to access data from</text:span></text:p>
            </text:list-item>
            <text:list-item>
              <text:p text:style-name="P396"><text:span text:style-name="T97">Trusted signers (which AWS accounts can create signed URLs)</text:span></text:p>
            </text:list-item>
          </text:list>
        </text:list-item>
        <text:list-item>
          <text:p text:style-name="P396"><text:span text:style-name="T97">URL expiration</text:span></text:p>
          <text:list>
            <text:list-item>
              <text:p text:style-name="P396"><text:span text:style-name="T97">Shared content (movie, music, etc.) – set for a few minutes</text:span></text:p>
            </text:list-item>
            <text:list-item>
              <text:p text:style-name="P396"><text:span text:style-name="T97">Private content (private to the user) – set for years</text:span></text:p>
            </text:list-item>
          </text:list>
        </text:list-item>
        <text:list-item>
          <text:p text:style-name="P396"><text:span text:style-name="T97">Signed URL = access to individual files (one signed URL per file)</text:span></text:p>
        </text:list-item>
        <text:list-item>
          <text:p text:style-name="P396"><text:span text:style-name="T97">Signed Cookie = access to multiple files (one signed cookie for many files)</text:span></text:p>
        </text:list-item>
      </text:list>
      <text:p text:style-name="P397"><text:span text:style-name="T95">CloudFront Pricing</text:span></text:p>
      <text:list xml:id="list895691942" text:style-name="L119">
        <text:list-item>
          <text:p text:style-name="P398"><text:span text:style-name="T97">CloudFront Edge locations are all around the world</text:span></text:p>
        </text:list-item>
        <text:list-item>
          <text:p text:style-name="P398"><text:span text:style-name="T97">Cost of data transfer out of edge locations varies by location</text:span></text:p>
        </text:list-item>
      </text:list>
      <text:p text:style-name="P397"><text:span text:style-name="T95">CloudFront Price Classes</text:span></text:p>
      <text:list xml:id="list2571437683" text:style-name="L120">
        <text:list-item>
          <text:p text:style-name="P399"><text:span text:style-name="T97">You can reduce the number of edge locations to reduce costs</text:span></text:p>
        </text:list-item>
        <text:list-item>
          <text:p text:style-name="P400"><text:span text:style-name="T97">Three price classes:</text:span></text:p>
          <text:list>
            <text:list-item>
              <text:p text:style-name="P400"><text:span text:style-name="T97">Price Class All: all regions – best performance ($$$)</text:span></text:p>
            </text:list-item>
            <text:list-item>
              <text:p text:style-name="P400"><text:span text:style-name="T97">Price Class 200: most regions, but excludes the most expensive regions ($$)</text:span></text:p>
            </text:list-item>
            <text:list-item>
              <text:p text:style-name="P400"><text:span text:style-name="T97">Price Class 100: only the least expensive regions ($)</text:span></text:p>
            </text:list-item>
          </text:list>
        </text:list-item>
      </text:list>
      <text:p text:style-name="P401"><text:span text:style-name="T95">CloudFront Multiple Origin</text:span></text:p>
      <text:list xml:id="list3980813665" text:style-name="L121">
        <text:list-item>
          <text:p text:style-name="P402"><text:span text:style-name="T97">For routing to different origins based on the content type</text:span></text:p>
        </text:list-item>
        <text:list-item>
          <text:p text:style-name="P402"><text:span text:style-name="T97">Base on path pattern</text:span></text:p>
          <text:list>
            <text:list-item>
              <text:p text:style-name="P402"><text:span text:style-name="Source_20_Text"><text:span text:style-name="T48">/images/*</text:span></text:span></text:p>
            </text:list-item>
            <text:list-item>
              <text:p text:style-name="P402"><text:span text:style-name="Source_20_Text"><text:span text:style-name="T48">/api/*</text:span></text:span></text:p>
            </text:list-item>
            <text:list-item>
              <text:p text:style-name="P402"><text:span text:style-name="Source_20_Text"><text:span text:style-name="T48">/*</text:span></text:span></text:p>
            </text:list-item>
          </text:list>
        </text:list-item>
      </text:list>
      <text:p text:style-name="P401"><text:span text:style-name="T95">CloudFront Origin Groups</text:span></text:p>
      <text:list xml:id="list3223334213" text:style-name="L122">
        <text:list-item>
          <text:p text:style-name="P403"><text:span text:style-name="T97">For increasing availability and implement failover</text:span></text:p>
        </text:list-item>
        <text:list-item>
          <text:p text:style-name="P403"><text:span text:style-name="T97">Origin Group: one primary and one secondary origin</text:span></text:p>
          <text:list>
            <text:list-item>
              <text:p text:style-name="P403"><text:span text:style-name="T97">When primary origin fails, secondary origin will be used</text:span></text:p>
            </text:list-item>
          </text:list>
        </text:list-item>
      </text:list>
      <text:p text:style-name="P401"><text:span text:style-name="T95">CloudFront Field Level Encryption</text:span></text:p>
      <text:list xml:id="list2746050855" text:style-name="L123">
        <text:list-item>
          <text:p text:style-name="P404"><text:span text:style-name="T97">Protect users’ sensitive information through application stack</text:span></text:p>
        </text:list-item>
        <text:list-item>
          <text:p text:style-name="P404"><text:span text:style-name="T97">Adds additional layer of security along with </text:span><text:span text:style-name="Source_20_Text"><text:span text:style-name="T48">HTTPS</text:span></text:span></text:p>
        </text:list-item>
        <text:list-item>
          <text:p text:style-name="P404"><text:span text:style-name="T97">Sensitive information is encrypted at the edge close to the user</text:span></text:p>
        </text:list-item>
        <text:list-item>
          <text:p text:style-name="P404"><text:span text:style-name="T97">Uses asymmetric encryption</text:span></text:p>
        </text:list-item>
        <text:list-item>
          <text:p text:style-name="P404"><text:soft-page-break/><text:span text:style-name="T97">Usage</text:span></text:p>
          <text:list>
            <text:list-item>
              <text:p text:style-name="P404"><text:span text:style-name="T97">Specify set of up to 10 fields in </text:span><text:span text:style-name="Source_20_Text"><text:span text:style-name="T48">POST</text:span></text:span><text:span text:style-name="T97"> request that you want to be encrypted</text:span></text:p>
            </text:list-item>
            <text:list-item>
              <text:p text:style-name="P404"><text:span text:style-name="T97">Specify public key to encrypt them with</text:span></text:p>
            </text:list-item>
          </text:list>
        </text:list-item>
      </text:list>
      <text:h text:style-name="Heading_20_3" text:outline-level="3">ECS, ECR, and Fargate Docker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Fira Code Medium" svg:font-family="'Fira Code Medium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LT Std Cond" svg:font-family="'Helvetica LT Std Cond'" style:font-adornments="Bold Condensed" style:font-pitch="variable"/>
    <style:font-face style:name="Philosopher" svg:font-family="Philosopher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" fo:font-family="Philosopher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LT Std Cond" fo:font-family="'Helvetica LT Std Cond'" style:font-style-name="Bold Condense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Philosopher" fo:font-family="Philosopher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Helvetica LT Std Cond" fo:font-family="'Helvetica LT Std Cond'" style:font-style-name="Bold Condensed" style:font-pitch="variable" fo:font-size="115%" style:text-underline-style="none" fo:font-weight="bold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 Medium" fo:font-family="'Fira Code Medium'" style:font-style-name="Regular" style:font-pitch="fixed" fo:font-size="9.5pt" fo:font-weight="normal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e64a19" style:font-name="Fira Code Medium" fo:font-family="'Fira Code Medium'" style:font-style-name="Regular" style:font-pitch="fixed" fo:font-size="9.5pt" fo:font-weight="normal" fo:background-color="#e0e0e0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4DT17H37M37S</meta:editing-duration>
    <meta:editing-cycles>52</meta:editing-cycles>
    <meta:generator>LibreOffice/6.4.7.2$Linux_X86_64 LibreOffice_project/40$Build-2</meta:generator>
    <dc:title>Certified Developer Notes</dc:title>
    <dc:date>2022-03-20T22:12:55.745423823</dc:date>
    <meta:document-statistic meta:table-count="3" meta:image-count="0" meta:object-count="0" meta:page-count="40" meta:paragraph-count="1193" meta:word-count="10174" meta:character-count="57999" meta:non-whitespace-character-count="49725"/>
  </office:meta>
</office:document-meta>
</file>